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margin-top="0cm" fo:margin-bottom="0cm" style:writing-mode="lr-tb"/>
    </style:style>
    <style:style style:name="T3_1" style:family="text">
      <style:text-properties fo:background-color="#00ff00" style:font-name="Verdana" fo:font-size="10pt" style:font-name-asian="Verdana" style:font-size-asian="10pt" style:font-name-complex="Verdana" style:font-size-complex="10pt"/>
    </style:style>
    <style:style style:name="T3_2" style:family="text">
      <style:text-properties fo:background-color="#00ff00" style:font-name="Verdana" fo:font-size="10pt" style:font-name-asian="Verdana" style:font-size-asian="10pt" style:font-name-complex="Verdana" style:font-size-complex="10pt"/>
    </style:style>
    <style:style style:name="T3_3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3_4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3_5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7.009cm" fo:margin-left="0.097cm"/>
    </style:style>
    <style:style style:name="Column1" style:family="table-column">
      <style:table-column-properties style:column-width="1.244cm"/>
    </style:style>
    <style:style style:name="Column2" style:family="table-column">
      <style:table-column-properties style:column-width="7.16cm"/>
    </style:style>
    <style:style style:name="Column3" style:family="table-column">
      <style:table-column-properties style:column-width="1.402cm"/>
    </style:style>
    <style:style style:name="Column4" style:family="table-column">
      <style:table-column-properties style:column-width="2.09cm"/>
    </style:style>
    <style:style style:name="Column5" style:family="table-column">
      <style:table-column-properties style:column-width="5.11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9" style:family="table-row"/>
    <style:style style:name="Cell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1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1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1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1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1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1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1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1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1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1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1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1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1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1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1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1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8" style:family="table-row"/>
    <style:style style:name="Cell1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1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1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20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2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3" style:family="table-row"/>
    <style:style style:name="Cell2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4" style:family="table-row"/>
    <style:style style:name="Cell2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5" style:family="table-row"/>
    <style:style style:name="Cell2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6" style:family="table-row"/>
    <style:style style:name="Cell2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7" style:family="table-row"/>
    <style:style style:name="Cell2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8" style:family="table-row"/>
    <style:style style:name="Cell2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9" style:family="table-row"/>
    <style:style style:name="Cell2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0" style:family="table-row"/>
    <style:style style:name="Cell2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1" style:family="table-row"/>
    <style:style style:name="Cell2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2" style:family="table-row"/>
    <style:style style:name="Cell2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3" style:family="table-row"/>
    <style:style style:name="Cell2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4" style:family="table-row"/>
    <style:style style:name="Cell2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5" style:family="table-row"/>
    <style:style style:name="Cell2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6" style:family="table-row"/>
    <style:style style:name="Cell2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7" style:family="table-row"/>
    <style:style style:name="Cell2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8" style:family="table-row"/>
    <style:style style:name="Cell2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9" style:family="table-row"/>
    <style:style style:name="Cell2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0" style:family="table-row"/>
    <style:style style:name="Cell2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1" style:family="table-row"/>
    <style:style style:name="Cell30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0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2" style:family="table-row"/>
    <style:style style:name="Cell3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3" style:family="table-row"/>
    <style:style style:name="Cell3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4" style:family="table-row"/>
    <style:style style:name="Cell3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5" style:family="table-row"/>
    <style:style style:name="Cell3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6" style:family="table-row"/>
    <style:style style:name="Cell3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7" style:family="table-row"/>
    <style:style style:name="Cell3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8" style:family="table-row"/>
    <style:style style:name="Cell3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9" style:family="table-row"/>
    <style:style style:name="Cell3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0" style:family="table-row"/>
    <style:style style:name="Cell3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1" style:family="table-row"/>
    <style:style style:name="Cell3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2" style:family="table-row"/>
    <style:style style:name="Cell3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3" style:family="table-row"/>
    <style:style style:name="Cell3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4" style:family="table-row"/>
    <style:style style:name="Cell3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5" style:family="table-row"/>
    <style:style style:name="Cell3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6" style:family="table-row"/>
    <style:style style:name="Cell3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7" style:family="table-row"/>
    <style:style style:name="Cell3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8" style:family="table-row"/>
    <style:style style:name="Cell38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8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9" style:family="table-row"/>
    <style:style style:name="Cell39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7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0" style:family="table-row"/>
    <style:style style:name="Cell39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1" style:family="table-row"/>
    <style:style style:name="Cell40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0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2" style:family="table-row"/>
    <style:style style:name="Cell40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3" style:family="table-row"/>
    <style:style style:name="Cell4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break-before="auto" style:writing-mode="lr-tb"/>
    </style:style>
    <style:style style:name="T421_1" style:family="text">
      <style:text-properties fo:font-size="10pt" style:font-size-asian="10pt" style:font-size-complex="10pt"/>
    </style:style>
    <style:style style:name="T421_2" style:family="text">
      <style:text-properties fo:font-size="10pt" style:font-size-asian="10pt" style:font-size-complex="10pt"/>
    </style:style>
    <style:style style:name="P422" style:family="paragraph" style:parent-style-name="Standard">
      <style:paragraph-properties fo:break-before="auto" style:writing-mode="lr-tb"/>
    </style:style>
    <style:style style:name="T422_1" style:family="text">
      <style:text-properties fo:font-size="10pt" style:font-size-asian="10pt" style:font-size-complex="10pt"/>
    </style:style>
    <style:style style:name="T422_2" style:family="text">
      <style:text-properties fo:font-size="10pt" style:font-size-asian="10pt" style:font-size-complex="10pt"/>
    </style:style>
    <style:style style:name="T422_3" style:family="text">
      <style:text-properties fo:font-size="10pt" style:font-size-asian="10pt" style:font-size-complex="10pt"/>
    </style:style>
    <style:style style:name="T422_4" style:family="text">
      <style:text-properties fo:font-size="10pt" style:font-size-asian="10pt" style:font-size-complex="10pt"/>
    </style:style>
    <style:style style:name="T422_5" style:family="text">
      <style:text-properties fo:font-size="10pt" style:font-size-asian="10pt" style:font-size-complex="10pt"/>
    </style:style>
    <style:style style:name="T422_6" style:family="text">
      <style:text-properties fo:font-size="10pt" style:font-size-asian="10pt" style:font-size-complex="10pt"/>
    </style:style>
    <style:style style:name="T422_7" style:family="text">
      <style:text-properties fo:font-size="10pt" style:font-size-asian="10pt" style:font-size-complex="10pt"/>
    </style:style>
    <style:style style:name="T422_8" style:family="text">
      <style:text-properties fo:font-size="10pt" style:font-size-asian="10pt" style:font-size-complex="10pt"/>
    </style:style>
    <style:style style:name="T422_9" style:family="text">
      <style:text-properties fo:font-size="10pt" style:font-size-asian="10pt" style:font-size-complex="10pt"/>
    </style:style>
    <style:style style:name="T422_10" style:family="text">
      <style:text-properties fo:font-size="10pt" style:font-size-asian="10pt" style:font-size-complex="10pt"/>
    </style:style>
    <style:style style:name="T422_11" style:family="text">
      <style:text-properties fo:font-size="10pt" style:font-size-asian="10pt" style:font-size-complex="10pt"/>
    </style:style>
    <style:style style:name="T422_12" style:family="text">
      <style:text-properties fo:font-size="10pt" style:font-size-asian="10pt" style:font-size-complex="10pt"/>
    </style:style>
    <style:style style:name="T422_13" style:family="text">
      <style:text-properties fo:font-size="10pt" style:font-size-asian="10pt" style:font-size-complex="10pt"/>
    </style:style>
    <style:style style:name="T422_14" style:family="text">
      <style:text-properties fo:font-size="10pt" style:font-size-asian="10pt" style:font-size-complex="10pt"/>
    </style:style>
    <style:style style:name="T422_15" style:family="text">
      <style:text-properties fo:font-size="10pt" style:font-size-asian="10pt" style:font-size-complex="10pt"/>
    </style:style>
    <style:style style:name="T422_16" style:family="text">
      <style:text-properties fo:font-size="10pt" style:font-size-asian="10pt" style:font-size-complex="10pt"/>
    </style:style>
    <style:style style:name="T422_17" style:family="text">
      <style:text-properties fo:font-size="10pt" style:font-size-asian="10pt" style:font-size-complex="10pt"/>
    </style:style>
    <style:style style:name="T422_18" style:family="text">
      <style:text-properties fo:font-size="10pt" style:font-size-asian="10pt" style:font-size-complex="10pt"/>
    </style:style>
    <style:style style:name="T422_19" style:family="text">
      <style:text-properties fo:font-size="10pt" style:font-size-asian="10pt" style:font-size-complex="10pt"/>
    </style:style>
    <style:style style:name="T422_20" style:family="text">
      <style:text-properties fo:font-size="10pt" style:font-size-asian="10pt" style:font-size-complex="10pt"/>
    </style:style>
    <style:style style:name="T422_21" style:family="text">
      <style:text-properties fo:font-size="10pt" style:font-size-asian="10pt" style:font-size-complex="10pt"/>
    </style:style>
    <style:style style:name="T422_22" style:family="text">
      <style:text-properties fo:font-size="10pt" style:font-size-asian="10pt" style:font-size-complex="10pt"/>
    </style:style>
    <style:style style:name="T422_23" style:family="text">
      <style:text-properties fo:font-size="10pt" style:font-size-asian="10pt" style:font-size-complex="10pt"/>
    </style:style>
    <style:style style:name="T422_24" style:family="text">
      <style:text-properties fo:font-size="10pt" style:font-size-asian="10pt" style:font-size-complex="10pt"/>
    </style:style>
    <style:style style:name="T422_25" style:family="text">
      <style:text-properties fo:font-size="10pt" style:font-size-asian="10pt" style:font-size-complex="10pt"/>
    </style:style>
    <style:style style:name="T422_26" style:family="text">
      <style:text-properties fo:font-size="10pt" style:font-size-asian="10pt" style:font-size-complex="10pt"/>
    </style:style>
    <style:style style:name="T422_27" style:family="text">
      <style:text-properties fo:font-size="10pt" style:font-size-asian="10pt" style:font-size-complex="10pt"/>
    </style:style>
    <style:style style:name="P423" style:family="paragraph" style:parent-style-name="Standard">
      <style:paragraph-properties fo:break-before="auto" style:writing-mode="lr-tb"/>
    </style:style>
    <style:style style:name="T423_1" style:family="text">
      <style:text-properties fo:font-size="10pt" style:font-size-asian="10pt" style:font-size-complex="10pt"/>
    </style:style>
    <style:style style:name="T423_2" style:family="text">
      <style:text-properties fo:font-size="10pt" style:font-size-asian="10pt" style:font-size-complex="10pt"/>
    </style:style>
    <style:style style:name="T423_3" style:family="text">
      <style:text-properties fo:font-size="10pt" style:font-size-asian="10pt" style:font-size-complex="10pt"/>
    </style:style>
    <style:style style:name="T423_4" style:family="text">
      <style:text-properties fo:font-size="10pt" style:font-size-asian="10pt" style:font-size-complex="10pt"/>
    </style:style>
    <style:style style:name="T423_5" style:family="text">
      <style:text-properties fo:font-size="10pt" style:font-size-asian="10pt" style:font-size-complex="10pt"/>
    </style:style>
    <style:style style:name="T423_6" style:family="text">
      <style:text-properties fo:font-size="10pt" style:font-size-asian="10pt" style:font-size-complex="10pt"/>
    </style:style>
    <style:style style:name="T423_7" style:family="text">
      <style:text-properties fo:font-size="10pt" style:font-size-asian="10pt" style:font-size-complex="10pt"/>
    </style:style>
    <style:style style:name="T423_8" style:family="text">
      <style:text-properties fo:font-size="10pt" style:font-size-asian="10pt" style:font-size-complex="10pt"/>
    </style:style>
    <style:style style:name="T423_9" style:family="text">
      <style:text-properties fo:font-size="10pt" style:font-size-asian="10pt" style:font-size-complex="10pt"/>
    </style:style>
    <style:style style:name="T423_10" style:family="text">
      <style:text-properties fo:font-size="10pt" style:font-size-asian="10pt" style:font-size-complex="10pt"/>
    </style:style>
    <style:style style:name="T423_11" style:family="text">
      <style:text-properties fo:font-size="10pt" style:font-size-asian="10pt" style:font-size-complex="10pt"/>
    </style:style>
    <style:style style:name="T423_12" style:family="text">
      <style:text-properties fo:font-size="10pt" style:font-size-asian="10pt" style:font-size-complex="10pt"/>
    </style:style>
    <style:style style:name="P424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425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426" style:family="paragraph" style:parent-style-name="Standard">
      <style:paragraph-properties fo:break-before="auto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P427" style:family="paragraph" style:parent-style-name="Standard">
      <style:paragraph-properties fo:break-before="auto" style:writing-mode="lr-tb"/>
    </style:style>
    <style:style style:name="T427_1" style:family="text"/>
    <style:style style:name="T427_2" style:family="text"/>
    <style:style style:name="P428" style:family="paragraph" style:parent-style-name="Standard">
      <style:paragraph-properties fo:break-before="auto" fo:margin-top="0cm" fo:margin-bottom="0cm" style:writing-mode="lr-tb"/>
    </style:style>
    <style:style style:name="T428_1" style:family="text">
      <style:text-properties fo:background-color="#00ff00" style:font-name="Verdana" fo:font-size="10pt" style:font-name-asian="Verdana" style:font-size-asian="10pt" style:font-name-complex="Verdana" style:font-size-complex="10pt"/>
    </style:style>
    <style:style style:name="T428_2" style:family="text">
      <style:text-properties fo:background-color="#00ff00" style:font-name="Verdana" fo:font-size="10pt" style:font-name-asian="Verdana" style:font-size-asian="10pt" style:font-name-complex="Verdana" style:font-size-complex="10pt"/>
    </style:style>
    <style:style style:name="T428_3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428_4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428_5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P429" style:family="paragraph" style:parent-style-name="Standard">
      <style:paragraph-properties fo:break-before="auto" style:writing-mode="lr-tb"/>
    </style:style>
    <style:style style:name="T429_1" style:family="text">
      <style:text-properties fo:font-size="10pt" style:font-size-asian="10pt" style:font-size-complex="10pt"/>
    </style:style>
    <style:style style:name="T429_2" style:family="text">
      <style:text-properties fo:font-size="10pt" style:font-size-asian="10pt" style:font-size-complex="10pt"/>
    </style:style>
    <style:style style:name="T429_3" style:family="text">
      <style:text-properties fo:font-size="10pt" style:font-size-asian="10pt" style:font-size-complex="10pt"/>
    </style:style>
    <style:style style:name="T429_4" style:family="text">
      <style:text-properties fo:font-size="10pt" style:font-size-asian="10pt" style:font-size-complex="10pt"/>
    </style:style>
    <style:style style:name="T429_5" style:family="text">
      <style:text-properties fo:font-size="10pt" style:font-size-asian="10pt" style:font-size-complex="10pt"/>
    </style:style>
    <style:style style:name="T429_6" style:family="text">
      <style:text-properties fo:font-size="10pt" style:font-size-asian="10pt" style:font-size-complex="10pt"/>
    </style:style>
    <style:style style:name="P430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Table2" style:family="table">
      <style:table-properties table:align="left" style:width="17.009cm" fo:margin-left="0.097cm"/>
    </style:style>
    <style:style style:name="Column6" style:family="table-column">
      <style:table-column-properties style:column-width="1.51cm"/>
    </style:style>
    <style:style style:name="Column7" style:family="table-column">
      <style:table-column-properties style:column-width="7.228cm"/>
    </style:style>
    <style:style style:name="Column8" style:family="table-column">
      <style:table-column-properties style:column-width="1.041cm"/>
    </style:style>
    <style:style style:name="Column9" style:family="table-column">
      <style:table-column-properties style:column-width="2.494cm"/>
    </style:style>
    <style:style style:name="Column10" style:family="table-column">
      <style:table-column-properties style:column-width="4.736cm"/>
    </style:style>
    <style:style style:name="Row84" style:family="table-row"/>
    <style:style style:name="Cell4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5" style:family="table-row"/>
    <style:style style:name="Cell4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6" style:family="table-row"/>
    <style:style style:name="Cell4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7" style:family="table-row"/>
    <style:style style:name="Cell4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8" style:family="table-row"/>
    <style:style style:name="Cell4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9" style:family="table-row"/>
    <style:style style:name="Cell4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0" style:family="table-row"/>
    <style:style style:name="Cell4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1" style:family="table-row"/>
    <style:style style:name="Cell4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2" style:family="table-row"/>
    <style:style style:name="Cell4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3" style:family="table-row"/>
    <style:style style:name="Cell4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4" style:family="table-row"/>
    <style:style style:name="Cell4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5" style:family="table-row"/>
    <style:style style:name="Cell4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6" style:family="table-row"/>
    <style:style style:name="Cell4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7" style:family="table-row"/>
    <style:style style:name="Cell4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8" style:family="table-row"/>
    <style:style style:name="Cell4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9" style:family="table-row"/>
    <style:style style:name="Cell4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0" style:family="table-row"/>
    <style:style style:name="Cell4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1" style:family="table-row"/>
    <style:style style:name="Cell50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0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2" style:family="table-row"/>
    <style:style style:name="Cell5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3" style:family="table-row"/>
    <style:style style:name="Cell5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4" style:family="table-row"/>
    <style:style style:name="Cell5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5" style:family="table-row"/>
    <style:style style:name="Cell5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6" style:family="table-row"/>
    <style:style style:name="Cell5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7" style:family="table-row"/>
    <style:style style:name="Cell5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8" style:family="table-row"/>
    <style:style style:name="Cell5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9" style:family="table-row"/>
    <style:style style:name="Cell5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0" style:family="table-row"/>
    <style:style style:name="Cell5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1" style:family="table-row"/>
    <style:style style:name="Cell5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2" style:family="table-row"/>
    <style:style style:name="Cell5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3" style:family="table-row"/>
    <style:style style:name="Cell5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4" style:family="table-row"/>
    <style:style style:name="Cell5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5" style:family="table-row"/>
    <style:style style:name="Cell5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6" style:family="table-row"/>
    <style:style style:name="Cell5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7" style:family="table-row"/>
    <style:style style:name="Cell5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8" style:family="table-row"/>
    <style:style style:name="Cell5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9" style:family="table-row"/>
    <style:style style:name="Cell5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0" style:family="table-row"/>
    <style:style style:name="Cell5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5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1" style:family="table-row"/>
    <style:style style:name="Cell60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0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2" style:family="table-row"/>
    <style:style style:name="Cell6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3" style:family="table-row"/>
    <style:style style:name="Cell6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4" style:family="table-row"/>
    <style:style style:name="Cell6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5" style:family="table-row"/>
    <style:style style:name="Cell6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6" style:family="table-row"/>
    <style:style style:name="Cell6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7" style:family="table-row"/>
    <style:style style:name="Cell6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8" style:family="table-row"/>
    <style:style style:name="Cell6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9" style:family="table-row"/>
    <style:style style:name="Cell6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0" style:family="table-row"/>
    <style:style style:name="Cell6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1" style:family="table-row"/>
    <style:style style:name="Cell6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2" style:family="table-row"/>
    <style:style style:name="Cell6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3" style:family="table-row"/>
    <style:style style:name="Cell6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7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4" style:family="table-row"/>
    <style:style style:name="Cell6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5" style:family="table-row"/>
    <style:style style:name="Cell6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6" style:family="table-row"/>
    <style:style style:name="Cell6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7" style:family="table-row"/>
    <style:style style:name="Cell6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8" style:family="table-row"/>
    <style:style style:name="Cell6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9" style:family="table-row"/>
    <style:style style:name="Cell6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0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0" style:family="table-row"/>
    <style:style style:name="Cell6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1" style:family="table-row"/>
    <style:style style:name="Cell70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0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2" style:family="table-row"/>
    <style:style style:name="Cell7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3" style:family="table-row"/>
    <style:style style:name="Cell7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4" style:family="table-row"/>
    <style:style style:name="Cell7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5" style:family="table-row"/>
    <style:style style:name="Cell7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6" style:family="table-row"/>
    <style:style style:name="Cell7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7" style:family="table-row"/>
    <style:style style:name="Cell7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8" style:family="table-row"/>
    <style:style style:name="Cell7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9" style:family="table-row"/>
    <style:style style:name="Cell7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0" style:family="table-row"/>
    <style:style style:name="Cell74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1" style:family="table-row"/>
    <style:style style:name="Cell7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2" style:family="table-row"/>
    <style:style style:name="Cell7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3" style:family="table-row"/>
    <style:style style:name="Cell7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4" style:family="table-row"/>
    <style:style style:name="Cell7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5" style:family="table-row"/>
    <style:style style:name="Cell7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6" style:family="table-row"/>
    <style:style style:name="Cell7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7" style:family="table-row"/>
    <style:style style:name="Cell7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8" style:family="table-row"/>
    <style:style style:name="Cell7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8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9" style:family="table-row"/>
    <style:style style:name="Cell79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9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9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0" style:family="table-row"/>
    <style:style style:name="Cell79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9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1" style:family="table-row"/>
    <style:style style:name="Cell80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0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0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2" style:family="table-row"/>
    <style:style style:name="Cell80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0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0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3" style:family="table-row"/>
    <style:style style:name="Cell81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1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1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4" style:family="table-row"/>
    <style:style style:name="Cell81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5" style:family="table-row"/>
    <style:style style:name="Cell8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6" style:family="table-row"/>
    <style:style style:name="Cell8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7" style:family="table-row"/>
    <style:style style:name="Cell8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8" style:family="table-row"/>
    <style:style style:name="Cell8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9" style:family="table-row"/>
    <style:style style:name="Cell8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63" style:family="paragraph" style:parent-style-name="Standard">
      <style:paragraph-properties fo:break-before="auto" style:writing-mode="lr-tb"/>
    </style:style>
    <style:style style:name="P864" style:family="paragraph" style:parent-style-name="Standard">
      <style:paragraph-properties fo:break-before="auto" style:writing-mode="lr-tb"/>
    </style:style>
    <style:style style:name="T864_1" style:family="text">
      <style:text-properties fo:font-size="10pt" style:font-size-asian="10pt" style:font-size-complex="10pt"/>
    </style:style>
    <style:style style:name="T864_2" style:family="text">
      <style:text-properties fo:font-size="10pt" style:font-size-asian="10pt" style:font-size-complex="10pt"/>
    </style:style>
    <style:style style:name="P865" style:family="paragraph" style:parent-style-name="Standard">
      <style:paragraph-properties fo:break-before="auto" style:writing-mode="lr-tb"/>
    </style:style>
    <style:style style:name="T865_1" style:family="text">
      <style:text-properties fo:font-size="10pt" style:font-size-asian="10pt" style:font-size-complex="10pt"/>
    </style:style>
    <style:style style:name="T865_2" style:family="text">
      <style:text-properties fo:font-size="10pt" style:font-size-asian="10pt" style:font-size-complex="10pt"/>
    </style:style>
    <style:style style:name="T865_3" style:family="text">
      <style:text-properties fo:font-size="10pt" style:font-size-asian="10pt" style:font-size-complex="10pt"/>
    </style:style>
    <style:style style:name="T865_4" style:family="text">
      <style:text-properties fo:font-size="10pt" style:font-size-asian="10pt" style:font-size-complex="10pt"/>
    </style:style>
    <style:style style:name="T865_5" style:family="text">
      <style:text-properties fo:font-size="10pt" style:font-size-asian="10pt" style:font-size-complex="10pt"/>
    </style:style>
    <style:style style:name="T865_6" style:family="text">
      <style:text-properties fo:font-size="10pt" style:font-size-asian="10pt" style:font-size-complex="10pt"/>
    </style:style>
    <style:style style:name="T865_7" style:family="text">
      <style:text-properties fo:font-size="10pt" style:font-size-asian="10pt" style:font-size-complex="10pt"/>
    </style:style>
    <style:style style:name="T865_8" style:family="text">
      <style:text-properties fo:font-size="10pt" style:font-size-asian="10pt" style:font-size-complex="10pt"/>
    </style:style>
    <style:style style:name="T865_9" style:family="text">
      <style:text-properties fo:font-size="10pt" style:font-size-asian="10pt" style:font-size-complex="10pt"/>
    </style:style>
    <style:style style:name="T865_10" style:family="text">
      <style:text-properties fo:font-size="10pt" style:font-size-asian="10pt" style:font-size-complex="10pt"/>
    </style:style>
    <style:style style:name="T865_11" style:family="text">
      <style:text-properties fo:font-size="10pt" style:font-size-asian="10pt" style:font-size-complex="10pt"/>
    </style:style>
    <style:style style:name="T865_12" style:family="text">
      <style:text-properties fo:font-size="10pt" style:font-size-asian="10pt" style:font-size-complex="10pt"/>
    </style:style>
    <style:style style:name="T865_13" style:family="text">
      <style:text-properties fo:font-size="10pt" style:font-size-asian="10pt" style:font-size-complex="10pt"/>
    </style:style>
    <style:style style:name="T865_14" style:family="text">
      <style:text-properties fo:font-size="10pt" style:font-size-asian="10pt" style:font-size-complex="10pt"/>
    </style:style>
    <style:style style:name="T865_15" style:family="text">
      <style:text-properties fo:font-size="10pt" style:font-size-asian="10pt" style:font-size-complex="10pt"/>
    </style:style>
    <style:style style:name="P866" style:family="paragraph" style:parent-style-name="Standard">
      <style:paragraph-properties fo:break-before="auto" style:writing-mode="lr-tb"/>
    </style:style>
    <style:style style:name="T866_1" style:family="text">
      <style:text-properties fo:font-size="10pt" style:font-size-asian="10pt" style:font-size-complex="10pt"/>
    </style:style>
    <style:style style:name="T866_2" style:family="text">
      <style:text-properties fo:font-size="10pt" style:font-size-asian="10pt" style:font-size-complex="10pt"/>
    </style:style>
    <style:style style:name="T866_3" style:family="text">
      <style:text-properties fo:font-size="10pt" style:font-size-asian="10pt" style:font-size-complex="10pt"/>
    </style:style>
    <style:style style:name="T866_4" style:family="text">
      <style:text-properties fo:font-size="10pt" style:font-size-asian="10pt" style:font-size-complex="10pt"/>
    </style:style>
    <style:style style:name="T866_5" style:family="text">
      <style:text-properties fo:font-size="10pt" style:font-size-asian="10pt" style:font-size-complex="10pt"/>
    </style:style>
    <style:style style:name="T866_6" style:family="text">
      <style:text-properties fo:font-size="10pt" style:font-size-asian="10pt" style:font-size-complex="10pt"/>
    </style:style>
    <style:style style:name="T866_7" style:family="text">
      <style:text-properties fo:font-size="10pt" style:font-size-asian="10pt" style:font-size-complex="10pt"/>
    </style:style>
    <style:style style:name="T866_8" style:family="text">
      <style:text-properties fo:font-size="10pt" style:font-size-asian="10pt" style:font-size-complex="10pt"/>
    </style:style>
    <style:style style:name="T866_9" style:family="text">
      <style:text-properties fo:font-size="10pt" style:font-size-asian="10pt" style:font-size-complex="10pt"/>
    </style:style>
    <style:style style:name="T866_10" style:family="text">
      <style:text-properties fo:font-size="10pt" style:font-size-asian="10pt" style:font-size-complex="10pt"/>
    </style:style>
    <style:style style:name="T866_11" style:family="text">
      <style:text-properties fo:font-size="10pt" style:font-size-asian="10pt" style:font-size-complex="10pt"/>
    </style:style>
    <style:style style:name="T866_12" style:family="text">
      <style:text-properties fo:font-size="10pt" style:font-size-asian="10pt" style:font-size-complex="10pt"/>
    </style:style>
    <style:style style:name="T866_13" style:family="text">
      <style:text-properties fo:font-size="10pt" style:font-size-asian="10pt" style:font-size-complex="10pt"/>
    </style:style>
    <style:style style:name="T866_14" style:family="text">
      <style:text-properties fo:font-size="10pt" style:font-size-asian="10pt" style:font-size-complex="10pt"/>
    </style:style>
    <style:style style:name="T866_15" style:family="text">
      <style:text-properties fo:font-size="10pt" style:font-size-asian="10pt" style:font-size-complex="10pt"/>
    </style:style>
    <style:style style:name="T866_16" style:family="text">
      <style:text-properties fo:font-size="10pt" style:font-size-asian="10pt" style:font-size-complex="10pt"/>
    </style:style>
    <style:style style:name="T866_17" style:family="text">
      <style:text-properties fo:font-size="10pt" style:font-size-asian="10pt" style:font-size-complex="10pt"/>
    </style:style>
    <style:style style:name="T866_18" style:family="text">
      <style:text-properties fo:font-size="10pt" style:font-size-asian="10pt" style:font-size-complex="10pt"/>
    </style:style>
    <style:style style:name="T866_19" style:family="text">
      <style:text-properties fo:font-size="10pt" style:font-size-asian="10pt" style:font-size-complex="10pt"/>
    </style:style>
    <style:style style:name="T866_20" style:family="text">
      <style:text-properties fo:font-size="10pt" style:font-size-asian="10pt" style:font-size-complex="10pt"/>
    </style:style>
    <style:style style:name="T866_21" style:family="text">
      <style:text-properties fo:font-size="10pt" style:font-size-asian="10pt" style:font-size-complex="10pt"/>
    </style:style>
    <style:style style:name="P867" style:family="paragraph" style:parent-style-name="Standard">
      <style:paragraph-properties fo:break-before="auto" style:writing-mode="lr-tb"/>
    </style:style>
    <style:style style:name="T867_1" style:family="text">
      <style:text-properties fo:font-size="10pt" style:font-size-asian="10pt" style:font-size-complex="10pt"/>
    </style:style>
    <style:style style:name="T867_2" style:family="text">
      <style:text-properties fo:font-size="10pt" style:font-size-asian="10pt" style:font-size-complex="10pt"/>
    </style:style>
    <style:style style:name="T867_3" style:family="text">
      <style:text-properties fo:font-size="10pt" style:font-size-asian="10pt" style:font-size-complex="10pt"/>
    </style:style>
    <style:style style:name="T867_4" style:family="text">
      <style:text-properties fo:font-size="10pt" style:font-size-asian="10pt" style:font-size-complex="10pt"/>
    </style:style>
    <style:style style:name="T867_5" style:family="text">
      <style:text-properties fo:font-size="10pt" style:font-size-asian="10pt" style:font-size-complex="10pt"/>
    </style:style>
    <style:style style:name="T867_6" style:family="text">
      <style:text-properties fo:font-size="10pt" style:font-size-asian="10pt" style:font-size-complex="10pt"/>
    </style:style>
    <style:style style:name="T867_7" style:family="text">
      <style:text-properties fo:font-size="10pt" style:font-size-asian="10pt" style:font-size-complex="10pt"/>
    </style:style>
    <style:style style:name="T867_8" style:family="text">
      <style:text-properties fo:font-size="10pt" style:font-size-asian="10pt" style:font-size-complex="10pt"/>
    </style:style>
    <style:style style:name="T867_9" style:family="text">
      <style:text-properties fo:font-size="10pt" style:font-size-asian="10pt" style:font-size-complex="10pt"/>
    </style:style>
    <style:style style:name="T867_10" style:family="text">
      <style:text-properties fo:font-size="10pt" style:font-size-asian="10pt" style:font-size-complex="10pt"/>
    </style:style>
    <style:style style:name="T867_11" style:family="text">
      <style:text-properties fo:font-size="10pt" style:font-size-asian="10pt" style:font-size-complex="10pt"/>
    </style:style>
    <style:style style:name="P868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869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870" style:family="paragraph" style:parent-style-name="Standard">
      <style:paragraph-properties fo:break-before="auto" style:writing-mode="lr-tb"/>
    </style:style>
    <style:style style:name="T870_1" style:family="text"/>
    <style:style style:name="T870_2" style:family="text"/>
    <style:style style:name="T870_3" style:family="text"/>
    <style:style style:name="T870_4" style:family="text"/>
    <style:style style:name="P871" style:family="paragraph" style:parent-style-name="Standard">
      <style:paragraph-properties fo:break-before="auto" style:writing-mode="lr-tb"/>
    </style:style>
    <style:style style:name="T871_1" style:family="text"/>
    <style:style style:name="T871_2" style:family="text"/>
    <style:style style:name="P872" style:family="paragraph" style:parent-style-name="Standard">
      <style:paragraph-properties fo:break-before="auto" fo:margin-top="0cm" fo:margin-bottom="0cm" style:writing-mode="lr-tb"/>
    </style:style>
    <style:style style:name="T872_1" style:family="text"/>
    <style:style style:name="T872_2" style:family="text"/>
    <style:style style:name="T872_3" style:family="text"/>
    <style:style style:name="T872_4" style:family="text"/>
    <style:style style:name="P873" style:family="paragraph" style:parent-style-name="Standard">
      <style:paragraph-properties fo:break-before="auto" style:writing-mode="lr-tb"/>
    </style:style>
    <style:style style:name="T873_1" style:family="text"/>
    <style:style style:name="T873_2" style:family="text"/>
    <style:style style:name="T873_3" style:family="text"/>
    <style:style style:name="T873_4" style:family="text"/>
    <style:style style:name="T873_5" style:family="text">
      <style:text-properties fo:font-size="9pt" style:font-size-asian="9pt" style:font-size-complex="9pt"/>
    </style:style>
    <style:style style:name="T873_6" style:family="text">
      <style:text-properties fo:color="#4a86e8" fo:font-size="9pt" style:font-size-asian="9pt" style:font-size-complex="9pt"/>
    </style:style>
    <style:style style:name="T873_7" style:family="text">
      <style:text-properties fo:color="#4a86e8" fo:font-size="9pt" style:font-size-asian="9pt" style:font-size-complex="9pt"/>
    </style:style>
    <style:style style:name="T873_8" style:family="text">
      <style:text-properties fo:color="#4a86e8" fo:font-size="9pt" style:font-size-asian="9pt" style:font-size-complex="9pt"/>
    </style:style>
    <style:style style:name="T873_9" style:family="text">
      <style:text-properties fo:color="#4a86e8" fo:font-size="9pt" style:font-size-asian="9pt" style:font-size-complex="9pt"/>
    </style:style>
    <style:style style:name="T873_10" style:family="text">
      <style:text-properties fo:color="#4a86e8" fo:font-size="9pt" style:font-size-asian="9pt" style:font-size-complex="9pt"/>
    </style:style>
    <style:style style:name="T873_11" style:family="text">
      <style:text-properties fo:color="#4a86e8" fo:font-size="9pt" style:font-size-asian="9pt" style:font-size-complex="9pt"/>
    </style:style>
    <style:style style:name="T873_12" style:family="text">
      <style:text-properties fo:color="#4a86e8" fo:font-size="9pt" style:font-size-asian="9pt" style:font-size-complex="9pt"/>
    </style:style>
    <style:style style:name="T873_13" style:family="text">
      <style:text-properties fo:font-size="9pt" style:font-size-asian="9pt" style:font-size-complex="9pt"/>
    </style:style>
    <style:style style:name="P874" style:family="paragraph" style:parent-style-name="Standard">
      <style:paragraph-properties fo:break-before="auto" style:writing-mode="lr-tb"/>
    </style:style>
    <style:style style:name="Table3" style:family="table">
      <style:table-properties table:align="left" style:width="17.016cm" fo:margin-left="0.097cm"/>
    </style:style>
    <style:style style:name="Column11" style:family="table-column">
      <style:table-column-properties style:column-width="1.296cm"/>
    </style:style>
    <style:style style:name="Column12" style:family="table-column">
      <style:table-column-properties style:column-width="2.09cm"/>
    </style:style>
    <style:style style:name="Column13" style:family="table-column">
      <style:table-column-properties style:column-width="3.336cm"/>
    </style:style>
    <style:style style:name="Column14" style:family="table-column">
      <style:table-column-properties style:column-width="1.109cm"/>
    </style:style>
    <style:style style:name="Column15" style:family="table-column">
      <style:table-column-properties style:column-width="5.493cm"/>
    </style:style>
    <style:style style:name="Column16" style:family="table-column">
      <style:table-column-properties style:column-width="3.692cm"/>
    </style:style>
    <style:style style:name="Row170" style:family="table-row"/>
    <style:style style:name="Cell8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1" style:family="table-row"/>
    <style:style style:name="Cell8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2" style:family="table-row"/>
    <style:style style:name="Cell8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3" style:family="table-row"/>
    <style:style style:name="Cell8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6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6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4" style:family="table-row"/>
    <style:style style:name="Cell87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5" style:family="table-row"/>
    <style:style style:name="Cell8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6" style:family="table-row"/>
    <style:style style:name="Cell88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8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7" style:family="table-row"/>
    <style:style style:name="Cell88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8" style:family="table-row"/>
    <style:style style:name="Cell89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9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79" style:family="table-row"/>
    <style:style style:name="Cell90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0" style:family="table-row"/>
    <style:style style:name="Cell90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0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1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42" style:family="paragraph" style:parent-style-name="Standard">
      <style:paragraph-properties fo:break-before="auto" style:writing-mode="lr-tb"/>
    </style:style>
    <style:style style:name="T942_1" style:family="text">
      <style:text-properties fo:font-size="10pt" style:font-size-asian="10pt" style:font-size-complex="10pt"/>
    </style:style>
    <style:style style:name="T942_2" style:family="text">
      <style:text-properties fo:font-size="10pt" style:font-size-asian="10pt" style:font-size-complex="10pt"/>
    </style:style>
    <style:style style:name="T942_3" style:family="text">
      <style:text-properties fo:font-size="10pt" style:font-size-asian="10pt" style:font-size-complex="10pt"/>
    </style:style>
    <style:style style:name="T942_4" style:family="text">
      <style:text-properties fo:font-size="10pt" style:font-size-asian="10pt" style:font-size-complex="10pt"/>
    </style:style>
    <style:style style:name="T942_5" style:family="text">
      <style:text-properties fo:font-size="10pt" style:font-size-asian="10pt" style:font-size-complex="10pt"/>
    </style:style>
    <style:style style:name="T942_6" style:family="text">
      <style:text-properties fo:font-size="10pt" style:font-size-asian="10pt" style:font-size-complex="10pt"/>
    </style:style>
    <style:style style:name="P943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44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45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46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47" style:family="paragraph" style:parent-style-name="Standard">
      <style:paragraph-properties fo:break-before="auto" style:writing-mode="lr-tb"/>
    </style:style>
    <style:style style:name="T947_1" style:family="text"/>
    <style:style style:name="T947_2" style:family="text"/>
    <style:style style:name="T947_3" style:family="text"/>
    <style:style style:name="T947_4" style:family="text"/>
    <style:style style:name="P948" style:family="paragraph" style:parent-style-name="Standard">
      <style:paragraph-properties fo:break-before="auto" style:writing-mode="lr-tb"/>
    </style:style>
    <style:style style:name="T948_1" style:family="text"/>
    <style:style style:name="T948_2" style:family="text"/>
    <style:style style:name="P949" style:family="paragraph" style:parent-style-name="Standard">
      <style:paragraph-properties fo:break-before="auto" fo:margin-top="0cm" fo:margin-bottom="0cm" style:writing-mode="lr-tb"/>
    </style:style>
    <style:style style:name="T949_1" style:family="text">
      <style:text-properties fo:background-color="#00ff00" style:font-name="Verdana" style:font-name-asian="Verdana" style:font-name-complex="Verdana"/>
    </style:style>
    <style:style style:name="T949_2" style:family="text">
      <style:text-properties fo:background-color="#00ff00" style:font-name="Verdana" style:font-name-asian="Verdana" style:font-name-complex="Verdana"/>
    </style:style>
    <style:style style:name="T949_3" style:family="text">
      <style:text-properties fo:background-color="#ffa84e" style:font-name="Verdana" style:font-name-asian="Verdana" style:font-name-complex="Verdana"/>
    </style:style>
    <style:style style:name="T949_4" style:family="text">
      <style:text-properties fo:background-color="#ffa84e" style:font-name="Verdana" style:font-name-asian="Verdana" style:font-name-complex="Verdana"/>
    </style:style>
    <style:style style:name="T949_5" style:family="text">
      <style:text-properties fo:background-color="#ffa84e" style:font-name="Verdana" style:font-name-asian="Verdana" style:font-name-complex="Verdana"/>
    </style:style>
    <style:style style:name="P950" style:family="paragraph" style:parent-style-name="Standard">
      <style:paragraph-properties fo:break-before="auto" style:writing-mode="lr-tb"/>
    </style:style>
    <style:style style:name="T950_1" style:family="text"/>
    <style:style style:name="T950_2" style:family="text"/>
    <style:style style:name="T950_3" style:family="text"/>
    <style:style style:name="T950_4" style:family="text"/>
    <style:style style:name="T950_5" style:family="text"/>
    <style:style style:name="T950_6" style:family="text"/>
    <style:style style:name="P951" style:family="paragraph" style:parent-style-name="Standard">
      <style:paragraph-properties fo:break-before="auto" style:writing-mode="lr-tb"/>
    </style:style>
    <style:style style:name="Table4" style:family="table">
      <style:table-properties table:align="left" style:width="17.009cm" fo:margin-left="0.097cm"/>
    </style:style>
    <style:style style:name="Column17" style:family="table-column">
      <style:table-column-properties style:column-width="2.09cm"/>
    </style:style>
    <style:style style:name="Column18" style:family="table-column">
      <style:table-column-properties style:column-width="4.489cm"/>
    </style:style>
    <style:style style:name="Column19" style:family="table-column">
      <style:table-column-properties style:column-width="1.169cm"/>
    </style:style>
    <style:style style:name="Column20" style:family="table-column">
      <style:table-column-properties style:column-width="5.572cm"/>
    </style:style>
    <style:style style:name="Column21" style:family="table-column">
      <style:table-column-properties style:column-width="3.688cm"/>
    </style:style>
    <style:style style:name="Row181" style:family="table-row"/>
    <style:style style:name="Cell9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2" style:family="table-row"/>
    <style:style style:name="Cell91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1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2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3" style:family="table-row"/>
    <style:style style:name="Cell92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2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2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4" style:family="table-row"/>
    <style:style style:name="Cell92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2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3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5" style:family="table-row"/>
    <style:style style:name="Cell93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6" style:family="table-row"/>
    <style:style style:name="Cell93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9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3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83" style:family="paragraph" style:parent-style-name="Standard">
      <style:paragraph-properties fo:break-before="auto" style:writing-mode="lr-tb"/>
    </style:style>
    <style:style style:name="T983_1" style:family="text">
      <style:text-properties fo:font-size="10pt" style:font-size-asian="10pt" style:font-size-complex="10pt"/>
    </style:style>
    <style:style style:name="T983_2" style:family="text">
      <style:text-properties fo:font-size="10pt" style:font-size-asian="10pt" style:font-size-complex="10pt"/>
    </style:style>
    <style:style style:name="T983_3" style:family="text">
      <style:text-properties fo:font-size="10pt" style:font-size-asian="10pt" style:font-size-complex="10pt"/>
    </style:style>
    <style:style style:name="T983_4" style:family="text">
      <style:text-properties fo:font-size="10pt" style:font-size-asian="10pt" style:font-size-complex="10pt"/>
    </style:style>
    <style:style style:name="P984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85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86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87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988" style:family="paragraph" style:parent-style-name="Standard">
      <style:paragraph-properties fo:break-before="auto" style:writing-mode="lr-tb"/>
    </style:style>
    <style:style style:name="T988_1" style:family="text"/>
    <style:style style:name="T988_2" style:family="text"/>
    <style:style style:name="T988_3" style:family="text"/>
    <style:style style:name="T988_4" style:family="text"/>
    <style:style style:name="P989" style:family="paragraph" style:parent-style-name="Standard">
      <style:paragraph-properties fo:break-before="auto" style:writing-mode="lr-tb"/>
    </style:style>
    <style:style style:name="T989_1" style:family="text"/>
    <style:style style:name="T989_2" style:family="text"/>
    <style:style style:name="P990" style:family="paragraph" style:parent-style-name="Standard">
      <style:paragraph-properties fo:break-before="auto" style:writing-mode="lr-tb"/>
    </style:style>
    <style:style style:name="T990_1" style:family="text"/>
    <style:style style:name="T990_2" style:family="text">
      <style:text-properties fo:background-color="#00ff00"/>
    </style:style>
    <style:style style:name="T990_3" style:family="text">
      <style:text-properties fo:background-color="#00ff00" style:font-name="Verdana" style:font-name-asian="Verdana" style:font-name-complex="Verdana"/>
    </style:style>
    <style:style style:name="T990_4" style:family="text">
      <style:text-properties fo:background-color="#00ff00" style:font-name="Verdana" style:font-name-asian="Verdana" style:font-name-complex="Verdana"/>
    </style:style>
    <style:style style:name="T990_5" style:family="text">
      <style:text-properties fo:background-color="#ffa84e" style:font-name="Verdana" style:font-name-asian="Verdana" style:font-name-complex="Verdana"/>
    </style:style>
    <style:style style:name="T990_6" style:family="text">
      <style:text-properties fo:background-color="#ffa84e" style:font-name="Verdana" style:font-name-asian="Verdana" style:font-name-complex="Verdana"/>
    </style:style>
    <style:style style:name="T990_7" style:family="text">
      <style:text-properties fo:background-color="#ffa84e" style:font-name="Verdana" style:font-name-asian="Verdana" style:font-name-complex="Verdana"/>
    </style:style>
    <style:style style:name="P991" style:family="paragraph" style:parent-style-name="Standard">
      <style:paragraph-properties fo:break-before="auto" style:writing-mode="lr-tb"/>
    </style:style>
    <style:style style:name="T991_1" style:family="text"/>
    <style:style style:name="T991_2" style:family="text"/>
    <style:style style:name="T991_3" style:family="text"/>
    <style:style style:name="T991_4" style:family="text"/>
    <style:style style:name="T991_5" style:family="text"/>
    <style:style style:name="T991_6" style:family="text"/>
    <style:style style:name="P992" style:family="paragraph" style:parent-style-name="Standard">
      <style:paragraph-properties fo:break-before="auto" style:writing-mode="lr-tb"/>
    </style:style>
    <style:style style:name="Table5" style:family="table">
      <style:table-properties table:align="left" style:width="17.013cm" fo:margin-left="0.097cm"/>
    </style:style>
    <style:style style:name="Column22" style:family="table-column">
      <style:table-column-properties style:column-width="1.401cm"/>
    </style:style>
    <style:style style:name="Column23" style:family="table-column">
      <style:table-column-properties style:column-width="2.409cm"/>
    </style:style>
    <style:style style:name="Column24" style:family="table-column">
      <style:table-column-properties style:column-width="3.941cm"/>
    </style:style>
    <style:style style:name="Column25" style:family="table-column">
      <style:table-column-properties style:column-width="5.572cm"/>
    </style:style>
    <style:style style:name="Column26" style:family="table-column">
      <style:table-column-properties style:column-width="3.69cm"/>
    </style:style>
    <style:style style:name="Row187" style:family="table-row"/>
    <style:style style:name="Cell9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8" style:family="table-row"/>
    <style:style style:name="Cell94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4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9" style:family="table-row"/>
    <style:style style:name="Cell95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0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0" style:family="table-row"/>
    <style:style style:name="Cell95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1" style:family="table-row"/>
    <style:style style:name="Cell96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20" style:family="paragraph" style:parent-style-name="Standard">
      <style:paragraph-properties fo:break-before="auto" style:writing-mode="lr-tb"/>
    </style:style>
    <style:style style:name="T1020_1" style:family="text">
      <style:text-properties fo:font-size="10pt" style:font-size-asian="10pt" style:font-size-complex="10pt"/>
    </style:style>
    <style:style style:name="T1020_2" style:family="text">
      <style:text-properties fo:font-size="10pt" style:font-size-asian="10pt" style:font-size-complex="10pt"/>
    </style:style>
    <style:style style:name="T1020_3" style:family="text">
      <style:text-properties fo:font-size="10pt" style:font-size-asian="10pt" style:font-size-complex="10pt"/>
    </style:style>
    <style:style style:name="T1020_4" style:family="text">
      <style:text-properties fo:font-size="10pt" style:font-size-asian="10pt" style:font-size-complex="10pt"/>
    </style:style>
    <style:style style:name="T1020_5" style:family="text">
      <style:text-properties fo:font-size="10pt" style:font-size-asian="10pt" style:font-size-complex="10pt"/>
    </style:style>
    <style:style style:name="T1020_6" style:family="text">
      <style:text-properties fo:font-size="10pt" style:font-size-asian="10pt" style:font-size-complex="10pt"/>
    </style:style>
    <style:style style:name="T1020_7" style:family="text">
      <style:text-properties fo:font-size="10pt" style:font-size-asian="10pt" style:font-size-complex="10pt"/>
    </style:style>
    <style:style style:name="T1020_8" style:family="text">
      <style:text-properties fo:font-size="10pt" style:font-size-asian="10pt" style:font-size-complex="10pt"/>
    </style:style>
    <style:style style:name="T1020_9" style:family="text">
      <style:text-properties fo:font-size="10pt" style:font-size-asian="10pt" style:font-size-complex="10pt"/>
    </style:style>
    <style:style style:name="T1020_10" style:family="text">
      <style:text-properties fo:font-size="10pt" style:font-size-asian="10pt" style:font-size-complex="10pt"/>
    </style:style>
    <style:style style:name="P1021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1022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1023" style:family="paragraph" style:parent-style-name="Standard">
      <style:paragraph-properties fo:break-before="auto" style:writing-mode="lr-tb"/>
    </style:style>
    <style:style style:name="T1023_1" style:family="text"/>
    <style:style style:name="T1023_2" style:family="text"/>
    <style:style style:name="T1023_3" style:family="text"/>
    <style:style style:name="T1023_4" style:family="text"/>
    <style:style style:name="P1024" style:family="paragraph" style:parent-style-name="Standard">
      <style:paragraph-properties fo:break-before="auto" style:writing-mode="lr-tb"/>
    </style:style>
    <style:style style:name="T1024_1" style:family="text"/>
    <style:style style:name="T1024_2" style:family="text"/>
    <style:style style:name="P1025" style:family="paragraph" style:parent-style-name="Standard">
      <style:paragraph-properties fo:break-before="auto" fo:margin-top="0cm" fo:margin-bottom="0cm" style:writing-mode="lr-tb"/>
    </style:style>
    <style:style style:name="T1025_1" style:family="text">
      <style:text-properties fo:background-color="#00ff00"/>
    </style:style>
    <style:style style:name="T1025_2" style:family="text">
      <style:text-properties fo:background-color="#00ff00"/>
    </style:style>
    <style:style style:name="T1025_3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1025_4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1025_5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P1026" style:family="paragraph" style:parent-style-name="Standard">
      <style:paragraph-properties fo:break-before="auto" fo:text-indent="-0.635cm" fo:margin-left="1.905cm" style:writing-mode="lr-tb"/>
    </style:style>
    <style:style style:name="T1026_1" style:family="text"/>
    <style:style style:name="T1026_2" style:family="text"/>
    <style:style style:name="T1026_3" style:family="text"/>
    <style:style style:name="T1026_4" style:family="text"/>
    <style:style style:name="T1026_5" style:family="text"/>
    <style:style style:name="T1026_6" style:family="text"/>
    <style:style style:name="Table6" style:family="table">
      <style:table-properties table:align="left" style:width="17.013cm" fo:margin-left="0.097cm"/>
    </style:style>
    <style:style style:name="Column27" style:family="table-column">
      <style:table-column-properties style:column-width="1.667cm"/>
    </style:style>
    <style:style style:name="Column28" style:family="table-column">
      <style:table-column-properties style:column-width="2.143cm"/>
    </style:style>
    <style:style style:name="Column29" style:family="table-column">
      <style:table-column-properties style:column-width="3.941cm"/>
    </style:style>
    <style:style style:name="Column30" style:family="table-column">
      <style:table-column-properties style:column-width="5.572cm"/>
    </style:style>
    <style:style style:name="Column31" style:family="table-column">
      <style:table-column-properties style:column-width="3.69cm"/>
    </style:style>
    <style:style style:name="Row192" style:family="table-row"/>
    <style:style style:name="Cell9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3" style:family="table-row"/>
    <style:style style:name="Cell97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7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4" style:family="table-row"/>
    <style:style style:name="Cell977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78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79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0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1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5" style:family="table-row"/>
    <style:style style:name="Cell98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6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48" style:family="paragraph" style:parent-style-name="Standard">
      <style:paragraph-properties fo:break-before="auto" style:writing-mode="lr-tb"/>
    </style:style>
    <style:style style:name="T1048_1" style:family="text">
      <style:text-properties fo:font-size="10pt" style:font-size-asian="10pt" style:font-size-complex="10pt"/>
    </style:style>
    <style:style style:name="T1048_2" style:family="text">
      <style:text-properties fo:font-size="10pt" style:font-size-asian="10pt" style:font-size-complex="10pt"/>
    </style:style>
    <style:style style:name="T1048_3" style:family="text">
      <style:text-properties fo:font-size="10pt" style:font-size-asian="10pt" style:font-size-complex="10pt"/>
    </style:style>
    <style:style style:name="T1048_4" style:family="text">
      <style:text-properties fo:font-size="10pt" style:font-size-asian="10pt" style:font-size-complex="10pt"/>
    </style:style>
    <style:style style:name="T1048_5" style:family="text">
      <style:text-properties fo:font-size="10pt" style:font-size-asian="10pt" style:font-size-complex="10pt"/>
    </style:style>
    <style:style style:name="T1048_6" style:family="text">
      <style:text-properties fo:font-size="10pt" style:font-size-asian="10pt" style:font-size-complex="10pt"/>
    </style:style>
    <style:style style:name="T1048_7" style:family="text">
      <style:text-properties fo:font-size="10pt" style:font-size-asian="10pt" style:font-size-complex="10pt"/>
    </style:style>
    <style:style style:name="T1048_8" style:family="text">
      <style:text-properties fo:font-size="10pt" style:font-size-asian="10pt" style:font-size-complex="10pt"/>
    </style:style>
    <style:style style:name="P1049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1050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1051" style:family="paragraph" style:parent-style-name="Standard">
      <style:paragraph-properties fo:break-before="auto" style:writing-mode="lr-tb"/>
    </style:style>
    <style:style style:name="T1051_1" style:family="text"/>
    <style:style style:name="T1051_2" style:family="text"/>
    <style:style style:name="T1051_3" style:family="text"/>
    <style:style style:name="T1051_4" style:family="text"/>
    <style:style style:name="P1052" style:family="paragraph" style:parent-style-name="Standard">
      <style:paragraph-properties fo:break-before="auto" style:writing-mode="lr-tb"/>
    </style:style>
    <style:style style:name="T1052_1" style:family="text"/>
    <style:style style:name="T1052_2" style:family="text"/>
    <style:style style:name="P1053" style:family="paragraph" style:parent-style-name="Standard">
      <style:paragraph-properties fo:break-before="auto" fo:margin-top="0cm" fo:margin-bottom="0cm" style:writing-mode="lr-tb"/>
    </style:style>
    <style:style style:name="T1053_1" style:family="text">
      <style:text-properties fo:background-color="#00ff00"/>
    </style:style>
    <style:style style:name="T1053_2" style:family="text">
      <style:text-properties fo:background-color="#00ff00"/>
    </style:style>
    <style:style style:name="T1053_3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1053_4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1053_5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P1054" style:family="paragraph" style:parent-style-name="Standard">
      <style:paragraph-properties fo:break-before="auto" fo:text-indent="-0.635cm" fo:margin-left="1.905cm" style:writing-mode="lr-tb"/>
    </style:style>
    <style:style style:name="T1054_1" style:family="text"/>
    <style:style style:name="T1054_2" style:family="text"/>
    <style:style style:name="T1054_3" style:family="text"/>
    <style:style style:name="T1054_4" style:family="text"/>
    <style:style style:name="T1054_5" style:family="text"/>
    <style:style style:name="T1054_6" style:family="text"/>
    <style:style style:name="P1055" style:family="paragraph" style:parent-style-name="Standard">
      <style:paragraph-properties fo:break-before="auto" fo:text-indent="-0.635cm" fo:margin-left="1.905cm" style:writing-mode="lr-tb"/>
      <style:text-properties fo:font-size="10pt" style:font-size-asian="10pt" style:font-size-complex="10pt"/>
    </style:style>
    <style:style style:name="Table7" style:family="table">
      <style:table-properties table:align="left" style:width="16.986cm" fo:margin-left="0.176cm"/>
    </style:style>
    <style:style style:name="Column32" style:family="table-column">
      <style:table-column-properties style:column-width="1.746cm"/>
    </style:style>
    <style:style style:name="Column33" style:family="table-column">
      <style:table-column-properties style:column-width="4.022cm"/>
    </style:style>
    <style:style style:name="Column34" style:family="table-column">
      <style:table-column-properties style:column-width="2.011cm"/>
    </style:style>
    <style:style style:name="Column35" style:family="table-column">
      <style:table-column-properties style:column-width="5.503cm"/>
    </style:style>
    <style:style style:name="Column36" style:family="table-column">
      <style:table-column-properties style:column-width="3.704cm"/>
    </style:style>
    <style:style style:name="Row196" style:family="table-row"/>
    <style:style style:name="Cell9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7" style:family="table-row"/>
    <style:style style:name="Cell99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1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3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8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9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0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6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5_17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8" style:family="table-row"/>
    <style:style style:name="Cell99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6" style:family="paragraph" style:parent-style-name="Standard">
      <style:paragraph-properties fo:text-align="left" fo:break-before="auto" fo:text-indent="-0.635cm" fo:line-height="100%" fo:margin-top="0cm" fo:margin-bottom="0cm" fo:margin-left="1.905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9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7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8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9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0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0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0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0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9" style:family="table-row"/>
    <style:style style:name="Cell100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1" style:family="paragraph" style:parent-style-name="Standard">
      <style:paragraph-properties fo:text-align="left" fo:break-before="auto" fo:text-indent="-0.635cm" fo:line-height="100%" fo:margin-top="0cm" fo:margin-bottom="0cm" fo:margin-left="1.905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2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2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2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3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0" style:family="table-row"/>
    <style:style style:name="Cell100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6" style:family="paragraph" style:parent-style-name="Standard">
      <style:paragraph-properties fo:text-align="left" fo:break-before="auto" fo:text-indent="-0.635cm" fo:line-height="100%" fo:margin-top="0cm" fo:margin-bottom="0cm" fo:margin-left="1.905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77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9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1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0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0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0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0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1" style:family="table-row"/>
    <style:style style:name="Cell101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1" style:family="paragraph" style:parent-style-name="Standard">
      <style:paragraph-properties fo:text-align="left" fo:break-before="auto" fo:text-indent="-0.635cm" fo:line-height="100%" fo:margin-top="0cm" fo:margin-bottom="0cm" fo:margin-left="1.905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1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4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4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4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4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1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2" style:family="table-row"/>
    <style:style style:name="Cell1017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6" style:family="paragraph" style:parent-style-name="Standard">
      <style:paragraph-properties fo:text-align="left" fo:break-before="auto" fo:text-indent="-0.635cm" fo:line-height="100%" fo:margin-top="0cm" fo:margin-bottom="0cm" fo:margin-left="1.905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8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19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8" style:family="paragraph" style:parent-style-name="Standard">
      <style:paragraph-properties fo:text-align="left" fo:break-before="auto" fo:text-indent="-0.635cm" fo:line-height="100%" fo:margin-top="0cm" fo:margin-bottom="0cm" fo:margin-left="1.905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0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9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9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9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9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9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1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0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0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0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0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3" style:family="table-row"/>
    <style:style style:name="Cell102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4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4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4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4_5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96" style:family="paragraph" style:parent-style-name="Standard">
      <style:paragraph-properties fo:break-before="auto" fo:text-indent="0cm" fo:margin-left="0cm" style:writing-mode="lr-tb"/>
    </style:style>
    <style:style style:name="P1097" style:family="paragraph" style:parent-style-name="Standard">
      <style:paragraph-properties fo:break-before="auto" fo:text-indent="0cm" fo:margin-left="0cm" style:writing-mode="lr-tb"/>
    </style:style>
    <style:style style:name="T1097_1" style:family="text">
      <style:text-properties fo:font-size="10pt" style:font-size-asian="10pt" style:font-size-complex="10pt"/>
    </style:style>
    <style:style style:name="T1097_2" style:family="text">
      <style:text-properties fo:font-size="10pt" style:font-size-asian="10pt" style:font-size-complex="10pt"/>
    </style:style>
    <style:style style:name="P1098" style:family="paragraph" style:parent-style-name="Standard">
      <style:paragraph-properties fo:break-before="auto" fo:text-indent="0cm" fo:margin-left="0cm" style:writing-mode="lr-tb"/>
    </style:style>
    <style:style style:name="T1098_1" style:family="text">
      <style:text-properties fo:font-size="10pt" style:font-size-asian="10pt" style:font-size-complex="10pt"/>
    </style:style>
    <style:style style:name="T1098_2" style:family="text">
      <style:text-properties fo:font-size="10pt" style:font-size-asian="10pt" style:font-size-complex="10pt"/>
    </style:style>
    <style:style style:name="T1098_3" style:family="text">
      <style:text-properties fo:font-size="10pt" style:font-size-asian="10pt" style:font-size-complex="10pt"/>
    </style:style>
    <style:style style:name="T1098_4" style:family="text">
      <style:text-properties fo:font-size="10pt" style:font-size-asian="10pt" style:font-size-complex="10pt"/>
    </style:style>
    <style:style style:name="T1098_5" style:family="text">
      <style:text-properties fo:font-size="10pt" style:font-size-asian="10pt" style:font-size-complex="10pt"/>
    </style:style>
    <style:style style:name="P1099" style:family="paragraph" style:parent-style-name="Standard">
      <style:paragraph-properties fo:break-before="auto" style:writing-mode="lr-tb"/>
    </style:style>
    <style:style style:name="T1099_1" style:family="text">
      <style:text-properties fo:font-size="10pt" style:font-size-asian="10pt" style:font-size-complex="10pt"/>
    </style:style>
    <style:style style:name="T1099_2" style:family="text">
      <style:text-properties fo:font-size="10pt" style:font-size-asian="10pt" style:font-size-complex="10pt"/>
    </style:style>
    <style:style style:name="T1099_3" style:family="text">
      <style:text-properties fo:font-size="10pt" style:font-size-asian="10pt" style:font-size-complex="10pt"/>
    </style:style>
    <style:style style:name="T1099_4" style:family="text">
      <style:text-properties fo:font-size="10pt" style:font-size-asian="10pt" style:font-size-complex="10pt"/>
    </style:style>
    <style:style style:name="T1099_5" style:family="text">
      <style:text-properties fo:font-size="10pt" style:font-size-asian="10pt" style:font-size-complex="10pt"/>
    </style:style>
    <style:style style:name="T1099_6" style:family="text">
      <style:text-properties fo:font-size="10pt" style:font-size-asian="10pt" style:font-size-complex="10pt"/>
    </style:style>
    <style:style style:name="T1099_7" style:family="text">
      <style:text-properties fo:font-size="10pt" style:font-size-asian="10pt" style:font-size-complex="10pt"/>
    </style:style>
    <style:style style:name="T1099_8" style:family="text">
      <style:text-properties fo:font-size="10pt" style:font-size-asian="10pt" style:font-size-complex="10pt"/>
    </style:style>
    <style:style style:name="T1099_9" style:family="text">
      <style:text-properties fo:font-size="10pt" style:font-size-asian="10pt" style:font-size-complex="10pt"/>
    </style:style>
    <style:style style:name="T1099_10" style:family="text">
      <style:text-properties fo:font-size="10pt" style:font-size-asian="10pt" style:font-size-complex="10pt"/>
    </style:style>
    <style:style style:name="P1100" style:family="paragraph" style:parent-style-name="Standard">
      <style:paragraph-properties fo:break-before="auto" fo:text-indent="0cm" fo:margin-left="0cm" style:writing-mode="lr-tb"/>
      <style:text-properties fo:font-size="10pt" style:font-size-asian="10pt" style:font-size-complex="10pt"/>
    </style:style>
    <style:style style:name="P1101" style:family="paragraph" style:parent-style-name="Standard">
      <style:paragraph-properties fo:break-before="auto" style:writing-mode="lr-tb"/>
    </style:style>
    <style:style style:name="T1101_1" style:family="text"/>
    <style:style style:name="T1101_2" style:family="text"/>
    <style:style style:name="T1101_3" style:family="text"/>
    <style:style style:name="T1101_4" style:family="text"/>
    <style:style style:name="T1101_5" style:family="text"/>
    <style:style style:name="T1101_6" style:family="text"/>
    <style:style style:name="P1102" style:family="paragraph" style:parent-style-name="Standard">
      <style:paragraph-properties fo:break-before="auto" style:writing-mode="lr-tb"/>
    </style:style>
    <style:style style:name="T1102_1" style:family="text"/>
    <style:style style:name="T1102_2" style:family="text"/>
    <style:style style:name="P1103" style:family="paragraph" style:parent-style-name="Standard">
      <style:paragraph-properties fo:break-before="auto" fo:margin-top="0cm" fo:margin-bottom="0cm" style:writing-mode="lr-tb"/>
    </style:style>
    <style:style style:name="T1103_1" style:family="text">
      <style:text-properties fo:background-color="#00ff00"/>
    </style:style>
    <style:style style:name="T1103_2" style:family="text">
      <style:text-properties fo:background-color="#00ff00"/>
    </style:style>
    <style:style style:name="T1103_3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1103_4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T1103_5" style:family="text">
      <style:text-properties fo:background-color="#ffa84e" style:font-name="Verdana" fo:font-size="10pt" style:font-name-asian="Verdana" style:font-size-asian="10pt" style:font-name-complex="Verdana" style:font-size-complex="10pt"/>
    </style:style>
    <style:style style:name="P1104" style:family="paragraph" style:parent-style-name="Standard">
      <style:paragraph-properties fo:break-before="auto" fo:text-indent="-0.635cm" fo:margin-left="1.905cm" style:writing-mode="lr-tb"/>
    </style:style>
    <style:style style:name="T1104_1" style:family="text"/>
    <style:style style:name="T1104_2" style:family="text"/>
    <style:style style:name="T1104_3" style:family="text"/>
    <style:style style:name="T1104_4" style:family="text"/>
    <style:style style:name="T1104_5" style:family="text"/>
    <style:style style:name="T1104_6" style:family="text"/>
    <style:style style:name="P1105" style:family="paragraph" style:parent-style-name="Standard">
      <style:paragraph-properties fo:break-before="auto" fo:text-indent="-0.635cm" fo:margin-left="1.905cm" style:writing-mode="lr-tb"/>
      <style:text-properties fo:font-size="10pt" style:font-size-asian="10pt" style:font-size-complex="10pt"/>
    </style:style>
    <style:style style:name="Table8" style:family="table">
      <style:table-properties table:align="left" style:width="16.986cm" fo:margin-left="0.176cm"/>
    </style:style>
    <style:style style:name="Column37" style:family="table-column">
      <style:table-column-properties style:column-width="1.746cm"/>
    </style:style>
    <style:style style:name="Column38" style:family="table-column">
      <style:table-column-properties style:column-width="4.022cm"/>
    </style:style>
    <style:style style:name="Column39" style:family="table-column">
      <style:table-column-properties style:column-width="2.011cm"/>
    </style:style>
    <style:style style:name="Column40" style:family="table-column">
      <style:table-column-properties style:column-width="5.503cm"/>
    </style:style>
    <style:style style:name="Column41" style:family="table-column">
      <style:table-column-properties style:column-width="3.704cm"/>
    </style:style>
    <style:style style:name="Row204" style:family="table-row"/>
    <style:style style:name="Cell10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5" style:family="table-row"/>
    <style:style style:name="Cell1032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1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3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4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3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5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4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4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6" style:family="table-cell">
      <style:table-cell-properties fo:background-color="#e6e6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5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5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5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5_4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6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6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6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7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7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7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8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8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8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9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0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0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0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1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1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1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2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2_2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2_3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3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4_1" style:family="text">
      <style:text-properties style:text-line-through-style="none" fo:font-style="normal" style:font-style-asian="normal" style:font-style-complex="normal" fo:color="#ff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5" style:family="paragraph" style:parent-style-name="Standard">
      <style:paragraph-properties fo:break-before="auto" style:writing-mode="lr-tb"/>
    </style:style>
    <style:style style:name="P1126" style:family="paragraph" style:parent-style-name="Standard">
      <style:paragraph-properties fo:break-before="auto" style:writing-mode="lr-tb"/>
    </style:style>
    <style:style style:name="T1126_1" style:family="text">
      <style:text-properties fo:font-size="10pt" style:font-size-asian="10pt" style:font-size-complex="10pt"/>
    </style:style>
    <style:style style:name="T1126_2" style:family="text">
      <style:text-properties fo:font-size="10pt" style:font-size-asian="10pt" style:font-size-complex="10pt"/>
    </style:style>
    <style:style style:name="P1127" style:family="paragraph" style:parent-style-name="Standard">
      <style:paragraph-properties fo:break-before="auto" style:writing-mode="lr-tb"/>
    </style:style>
    <style:style style:name="T1127_1" style:family="text">
      <style:text-properties fo:font-size="10pt" style:font-size-asian="10pt" style:font-size-complex="10pt"/>
    </style:style>
    <style:style style:name="T1127_2" style:family="text">
      <style:text-properties fo:font-size="10pt" style:font-size-asian="10pt" style:font-size-complex="10pt"/>
    </style:style>
    <style:style style:name="T1127_3" style:family="text">
      <style:text-properties fo:font-size="10pt" style:font-size-asian="10pt" style:font-size-complex="10pt"/>
    </style:style>
    <style:style style:name="T1127_4" style:family="text">
      <style:text-properties fo:font-size="10pt" style:font-size-asian="10pt" style:font-size-complex="10pt"/>
    </style:style>
    <style:style style:name="T1127_5" style:family="text">
      <style:text-properties fo:font-size="10pt" style:font-size-asian="10pt" style:font-size-complex="10pt"/>
    </style:style>
    <style:style style:name="P1128" style:family="paragraph" style:parent-style-name="Standard">
      <style:paragraph-properties fo:break-before="auto" style:writing-mode="lr-tb"/>
    </style:style>
    <style:style style:name="T1128_1" style:family="text">
      <style:text-properties fo:font-size="10pt" style:font-size-asian="10pt" style:font-size-complex="10pt"/>
    </style:style>
    <style:style style:name="T1128_2" style:family="text">
      <style:text-properties fo:font-size="10pt" style:font-size-asian="10pt" style:font-size-complex="10pt"/>
    </style:style>
    <style:style style:name="T1128_3" style:family="text">
      <style:text-properties fo:font-size="10pt" style:font-size-asian="10pt" style:font-size-complex="10pt"/>
    </style:style>
    <style:style style:name="T1128_4" style:family="text">
      <style:text-properties fo:font-size="10pt" style:font-size-asian="10pt" style:font-size-complex="10pt"/>
    </style:style>
    <style:style style:name="T1128_5" style:family="text">
      <style:text-properties fo:font-size="10pt" style:font-size-asian="10pt" style:font-size-complex="10pt"/>
    </style:style>
    <style:style style:name="T1128_6" style:family="text">
      <style:text-properties fo:font-size="10pt" style:font-size-asian="10pt" style:font-size-complex="10pt"/>
    </style:style>
    <style:style style:name="T1128_7" style:family="text">
      <style:text-properties fo:font-size="10pt" style:font-size-asian="10pt" style:font-size-complex="10pt"/>
    </style:style>
    <style:style style:name="T1128_8" style:family="text">
      <style:text-properties fo:font-size="10pt" style:font-size-asian="10pt" style:font-size-complex="10pt"/>
    </style:style>
    <style:style style:name="T1128_9" style:family="text">
      <style:text-properties fo:font-size="10pt" style:font-size-asian="10pt" style:font-size-complex="10pt"/>
    </style:style>
    <style:style style:name="T1128_10" style:family="text">
      <style:text-properties fo:font-size="10pt" style:font-size-asian="10pt" style:font-size-complex="10pt"/>
    </style:style>
    <style:style style:name="P1129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1130" style:family="paragraph" style:parent-style-name="Standard">
      <style:paragraph-properties fo:break-before="auto" style:writing-mode="lr-tb"/>
      <style:text-properties fo:font-size="10pt" style:font-size-asian="10pt" style:font-size-complex="10pt"/>
    </style:style>
    <style:style style:name="P1131" style:family="paragraph" style:parent-style-name="Standard">
      <style:paragraph-properties fo:break-before="auto" fo:text-indent="0cm" fo:margin-left="0cm" style:writing-mode="lr-tb"/>
      <style:text-properties fo:font-size="10pt" style:font-size-asian="10pt" style:font-size-complex="10pt"/>
    </style:style>
  </office:automatic-styles>
  <office:body>
    <office:text>
      <text:p text:style-name="P1"><text:span text:style-name="T1_1">1.</text:span><text:span text:style-name="T1_2">monitor</text:span><text:span text:style-name="T1_3">_</text:span><text:span text:style-name="T1_4">server</text:span><text:span text:style-name="T1_5">_</text:span><text:span text:style-name="T1_6">history</text:span></text:p>
      <text:p text:style-name="P2"><text:span text:style-name="T2_1"><text:s text:c="6"/>1.1<text:s/></text:span><text:span text:style-name="T2_2">schema</text:span></text:p>
      <text:list text:style-name="LS1" xml:id="list0">
        <text:list-item>
          <text:list>
            <text:list-item>
              <text:p text:style-name="P3"><text:span text:style-name="T3_1">rowkey</text:span><text:span text:style-name="T3_2">:</text:span><text:span text:style-name="T3_3">&lt;</text:span><text:span text:style-name="T3_4">服务器的id</text:span><text:span text:style-name="T3_5">&gt;</text:span></text:p>
            </text:list-item>
          </text:list>
        </text:list-item>
      </text:list>
      <text:p text:style-name="P4"><text:span text:style-name="T4_1">column</text:span><text:span text:style-name="T4_2"><text:s/></text:span><text:span text:style-name="T4_3">family</text:span><text:span text:style-name="T4_4"><text:s/></text:span><text:span text:style-name="T4_5">如下表</text:span><text:span text:style-name="T4_6">：</text:span></text:p>
      <text:p text:style-name="P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6"><text:span text:style-name="T6_1">family</text:span></text:p>
          </table:table-cell>
          <table:table-cell table:style-name="Cell2">
            <text:p text:style-name="P7"><text:span text:style-name="T7_1">qualiﬁer</text:span></text:p>
          </table:table-cell>
          <table:table-cell table:style-name="Cell3">
            <text:p text:style-name="P8"><text:span text:style-name="T8_1">value</text:span></text:p>
          </table:table-cell>
          <table:table-cell table:style-name="Cell4">
            <text:p text:style-name="P9"><text:span text:style-name="T9_1">说明</text:span></text:p>
          </table:table-cell>
          <table:table-cell table:style-name="Cell5">
            <text:p text:style-name="P10"><text:span text:style-name="T10_1">范例</text:span></text:p>
          </table:table-cell>
        </table:table-row>
        <table:table-row table:style-name="Row2">
          <table:table-cell table:style-name="Cell6">
            <text:p text:style-name="P11"><text:span text:style-name="T11_1">info</text:span></text:p>
          </table:table-cell>
          <table:table-cell table:style-name="Cell7">
            <text:p text:style-name="P12"><text:span text:style-name="T12_1">generic</text:span><text:span text:style-name="T12_2">_</text:span><text:span text:style-name="T12_3">summary</text:span><text:span text:style-name="T12_4">_</text:span><text:span text:style-name="T12_5">load</text:span><text:span text:style-name="T12_6">{</text:span><text:span text:style-name="T12_7">dateTs</text:span><text:span text:style-name="T12_8">}</text:span></text:p>
          </table:table-cell>
          <table:table-cell table:style-name="Cell8">
            <text:p text:style-name="P13"/>
          </table:table-cell>
          <table:table-cell table:style-name="Cell9">
            <text:p text:style-name="P14"/>
          </table:table-cell>
          <table:table-cell table:style-name="Cell10">
            <text:p text:style-name="P15"><text:span text:style-name="T15_1">info</text:span><text:span text:style-name="T15_2">:</text:span><text:span text:style-name="T15_3">generic</text:span><text:span text:style-name="T15_4">_</text:span><text:span text:style-name="T15_5">summary</text:span><text:span text:style-name="T15_6">_</text:span><text:span text:style-name="T15_7">load</text:span><text:span text:style-name="T15_8">110815=&gt;0.4</text:span><text:span text:style-name="T15_9">对应</text:span><text:span text:style-name="T15_10">288</text:span><text:span text:style-name="T15_11">个版本的值</text:span></text:p>
          </table:table-cell>
        </table:table-row>
        <table:table-row table:style-name="Row3">
          <table:table-cell table:style-name="Cell11">
            <text:p text:style-name="P16"/>
          </table:table-cell>
          <table:table-cell table:style-name="Cell12">
            <text:p text:style-name="P17"><text:span text:style-name="T17_1">generic</text:span><text:span text:style-name="T17_2">_</text:span><text:span text:style-name="T17_3">summary</text:span><text:span text:style-name="T17_4">_</text:span><text:span text:style-name="T17_5">uptime</text:span><text:span text:style-name="T17_6">_</text:span><text:span text:style-name="T17_7">day</text:span><text:span text:style-name="T17_8">{</text:span><text:span text:style-name="T17_9">dateTs</text:span><text:span text:style-name="T17_10">}</text:span></text:p>
          </table:table-cell>
          <table:table-cell table:style-name="Cell13">
            <text:p text:style-name="P18"/>
          </table:table-cell>
          <table:table-cell table:style-name="Cell14">
            <text:p text:style-name="P19"/>
          </table:table-cell>
          <table:table-cell table:style-name="Cell15">
            <text:p text:style-name="P20"/>
          </table:table-cell>
        </table:table-row>
        <table:table-row table:style-name="Row4">
          <table:table-cell table:style-name="Cell16">
            <text:p text:style-name="P21"/>
          </table:table-cell>
          <table:table-cell table:style-name="Cell17">
            <text:p text:style-name="P22"><text:span text:style-name="T22_1">generic</text:span><text:span text:style-name="T22_2">_</text:span><text:span text:style-name="T22_3">summary</text:span><text:span text:style-name="T22_4">_</text:span><text:span text:style-name="T22_5">uptime</text:span><text:span text:style-name="T22_6">_</text:span><text:span text:style-name="T22_7">his</text:span><text:span text:style-name="T22_8">{</text:span><text:span text:style-name="T22_9">dateTs</text:span><text:span text:style-name="T22_10">}</text:span></text:p>
          </table:table-cell>
          <table:table-cell table:style-name="Cell18">
            <text:p text:style-name="P23"/>
          </table:table-cell>
          <table:table-cell table:style-name="Cell19">
            <text:p text:style-name="P24"/>
          </table:table-cell>
          <table:table-cell table:style-name="Cell20">
            <text:p text:style-name="P25"/>
          </table:table-cell>
        </table:table-row>
        <table:table-row table:style-name="Row5">
          <table:table-cell table:style-name="Cell21">
            <text:p text:style-name="P26"/>
          </table:table-cell>
          <table:table-cell table:style-name="Cell22">
            <text:p text:style-name="P27"><text:span text:style-name="T27_1">generic</text:span><text:span text:style-name="T27_2">_</text:span><text:span text:style-name="T27_3">summary</text:span><text:span text:style-name="T27_4">_</text:span><text:span text:style-name="T27_5">tcp</text:span><text:span text:style-name="T27_6">_</text:span><text:span text:style-name="T27_7">connections</text:span><text:span text:style-name="T27_8">{</text:span><text:span text:style-name="T27_9">dateTs</text:span><text:span text:style-name="T27_10">}</text:span></text:p>
          </table:table-cell>
          <table:table-cell table:style-name="Cell23">
            <text:p text:style-name="P28"/>
          </table:table-cell>
          <table:table-cell table:style-name="Cell24">
            <text:p text:style-name="P29"/>
          </table:table-cell>
          <table:table-cell table:style-name="Cell25">
            <text:p text:style-name="P30"/>
          </table:table-cell>
        </table:table-row>
        <table:table-row table:style-name="Row6">
          <table:table-cell table:style-name="Cell26">
            <text:p text:style-name="P31"/>
          </table:table-cell>
          <table:table-cell table:style-name="Cell27">
            <text:p text:style-name="P32"><text:span text:style-name="T32_1">generic</text:span><text:span text:style-name="T32_2">_</text:span><text:span text:style-name="T32_3">cpu</text:span><text:span text:style-name="T32_4">_</text:span><text:span text:style-name="T32_5">use</text:span><text:span text:style-name="T32_6">{</text:span><text:span text:style-name="T32_7">dateTs</text:span><text:span text:style-name="T32_8">}</text:span></text:p>
          </table:table-cell>
          <table:table-cell table:style-name="Cell28">
            <text:p text:style-name="P33"/>
          </table:table-cell>
          <table:table-cell table:style-name="Cell29">
            <text:p text:style-name="P34"/>
          </table:table-cell>
          <table:table-cell table:style-name="Cell30">
            <text:p text:style-name="P35"/>
          </table:table-cell>
        </table:table-row>
        <table:table-row table:style-name="Row7">
          <table:table-cell table:style-name="Cell31">
            <text:p text:style-name="P36"/>
          </table:table-cell>
          <table:table-cell table:style-name="Cell32">
            <text:p text:style-name="P37"><text:span text:style-name="T37_1">generic</text:span><text:span text:style-name="T37_2">_</text:span><text:span text:style-name="T37_3">cpu</text:span><text:span text:style-name="T37_4">_</text:span><text:span text:style-name="T37_5">nice</text:span><text:span text:style-name="T37_6">{</text:span><text:span text:style-name="T37_7">dateTs</text:span><text:span text:style-name="T37_8">}</text:span></text:p>
          </table:table-cell>
          <table:table-cell table:style-name="Cell33">
            <text:p text:style-name="P38"/>
          </table:table-cell>
          <table:table-cell table:style-name="Cell34">
            <text:p text:style-name="P39"/>
          </table:table-cell>
          <table:table-cell table:style-name="Cell35">
            <text:p text:style-name="P40"/>
          </table:table-cell>
        </table:table-row>
        <table:table-row table:style-name="Row8">
          <table:table-cell table:style-name="Cell36">
            <text:p text:style-name="P41"/>
          </table:table-cell>
          <table:table-cell table:style-name="Cell37">
            <text:p text:style-name="P42"><text:span text:style-name="T42_1">generic</text:span><text:span text:style-name="T42_2">_</text:span><text:span text:style-name="T42_3">cpu</text:span><text:span text:style-name="T42_4">_</text:span><text:span text:style-name="T42_5">system</text:span><text:span text:style-name="T42_6">{</text:span><text:span text:style-name="T42_7">dateTs</text:span><text:span text:style-name="T42_8">}</text:span></text:p>
          </table:table-cell>
          <table:table-cell table:style-name="Cell38">
            <text:p text:style-name="P43"/>
          </table:table-cell>
          <table:table-cell table:style-name="Cell39">
            <text:p text:style-name="P44"/>
          </table:table-cell>
          <table:table-cell table:style-name="Cell40">
            <text:p text:style-name="P45"/>
          </table:table-cell>
        </table:table-row>
        <table:table-row table:style-name="Row9">
          <table:table-cell table:style-name="Cell41">
            <text:p text:style-name="P46"/>
          </table:table-cell>
          <table:table-cell table:style-name="Cell42">
            <text:p text:style-name="P47"><text:span text:style-name="T47_1">generic</text:span><text:span text:style-name="T47_2">_</text:span><text:span text:style-name="T47_3">cpu</text:span><text:span text:style-name="T47_4">_</text:span><text:span text:style-name="T47_5">interrupt</text:span><text:span text:style-name="T47_6">{</text:span><text:span text:style-name="T47_7">dateTs</text:span><text:span text:style-name="T47_8">}</text:span></text:p>
          </table:table-cell>
          <table:table-cell table:style-name="Cell43">
            <text:p text:style-name="P48"/>
          </table:table-cell>
          <table:table-cell table:style-name="Cell44">
            <text:p text:style-name="P49"/>
          </table:table-cell>
          <table:table-cell table:style-name="Cell45">
            <text:p text:style-name="P50"/>
          </table:table-cell>
        </table:table-row>
        <table:table-row table:style-name="Row10">
          <table:table-cell table:style-name="Cell46">
            <text:p text:style-name="P51"/>
          </table:table-cell>
          <table:table-cell table:style-name="Cell47">
            <text:p text:style-name="P52"><text:span text:style-name="T52_1">generic</text:span><text:span text:style-name="T52_2">_</text:span><text:span text:style-name="T52_3">cpu</text:span><text:span text:style-name="T52_4">_</text:span><text:span text:style-name="T52_5">idle</text:span><text:span text:style-name="T52_6">{</text:span><text:span text:style-name="T52_7">dateTs</text:span><text:span text:style-name="T52_8">}</text:span></text:p>
          </table:table-cell>
          <table:table-cell table:style-name="Cell48">
            <text:p text:style-name="P53"/>
          </table:table-cell>
          <table:table-cell table:style-name="Cell49">
            <text:p text:style-name="P54"/>
          </table:table-cell>
          <table:table-cell table:style-name="Cell50">
            <text:p text:style-name="P55"/>
          </table:table-cell>
        </table:table-row>
        <table:table-row table:style-name="Row11">
          <table:table-cell table:style-name="Cell51">
            <text:p text:style-name="P56"/>
          </table:table-cell>
          <table:table-cell table:style-name="Cell52">
            <text:p text:style-name="P57"><text:span text:style-name="T57_1">generic</text:span><text:span text:style-name="T57_2">_</text:span><text:span text:style-name="T57_3">mem</text:span><text:span text:style-name="T57_4">_</text:span><text:span text:style-name="T57_5">active</text:span><text:span text:style-name="T57_6">{</text:span><text:span text:style-name="T57_7">dateTs</text:span><text:span text:style-name="T57_8">}</text:span></text:p>
          </table:table-cell>
          <table:table-cell table:style-name="Cell53">
            <text:p text:style-name="P58"/>
          </table:table-cell>
          <table:table-cell table:style-name="Cell54">
            <text:p text:style-name="P59"/>
          </table:table-cell>
          <table:table-cell table:style-name="Cell55">
            <text:p text:style-name="P60"/>
          </table:table-cell>
        </table:table-row>
        <table:table-row table:style-name="Row12">
          <table:table-cell table:style-name="Cell56">
            <text:p text:style-name="P61"/>
          </table:table-cell>
          <table:table-cell table:style-name="Cell57">
            <text:p text:style-name="P62"><text:span text:style-name="T62_1">generic</text:span><text:span text:style-name="T62_2">_</text:span><text:span text:style-name="T62_3">mem</text:span><text:span text:style-name="T62_4">_</text:span><text:span text:style-name="T62_5">inact</text:span><text:span text:style-name="T62_6">{</text:span><text:span text:style-name="T62_7">dateTs</text:span><text:span text:style-name="T62_8">}</text:span></text:p>
          </table:table-cell>
          <table:table-cell table:style-name="Cell58">
            <text:p text:style-name="P63"/>
          </table:table-cell>
          <table:table-cell table:style-name="Cell59">
            <text:p text:style-name="P64"/>
          </table:table-cell>
          <table:table-cell table:style-name="Cell60">
            <text:p text:style-name="P65"/>
          </table:table-cell>
        </table:table-row>
        <table:table-row table:style-name="Row13">
          <table:table-cell table:style-name="Cell61">
            <text:p text:style-name="P66"/>
          </table:table-cell>
          <table:table-cell table:style-name="Cell62">
            <text:p text:style-name="P67"><text:span text:style-name="T67_1">generic</text:span><text:span text:style-name="T67_2">_</text:span><text:span text:style-name="T67_3">mem</text:span><text:span text:style-name="T67_4">_</text:span><text:span text:style-name="T67_5">wired</text:span><text:span text:style-name="T67_6">{</text:span><text:span text:style-name="T67_7">dateTs</text:span><text:span text:style-name="T67_8">}</text:span></text:p>
          </table:table-cell>
          <table:table-cell table:style-name="Cell63">
            <text:p text:style-name="P68"/>
          </table:table-cell>
          <table:table-cell table:style-name="Cell64">
            <text:p text:style-name="P69"/>
          </table:table-cell>
          <table:table-cell table:style-name="Cell65">
            <text:p text:style-name="P70"/>
          </table:table-cell>
        </table:table-row>
        <table:table-row table:style-name="Row14">
          <table:table-cell table:style-name="Cell66">
            <text:p text:style-name="P71"/>
          </table:table-cell>
          <table:table-cell table:style-name="Cell67">
            <text:p text:style-name="P72"><text:span text:style-name="T72_1">generic</text:span><text:span text:style-name="T72_2">_</text:span><text:span text:style-name="T72_3">mem</text:span><text:span text:style-name="T72_4">_</text:span><text:span text:style-name="T72_5">cache</text:span><text:span text:style-name="T72_6">{</text:span><text:span text:style-name="T72_7">dateTs</text:span><text:span text:style-name="T72_8">}</text:span></text:p>
          </table:table-cell>
          <table:table-cell table:style-name="Cell68">
            <text:p text:style-name="P73"/>
          </table:table-cell>
          <table:table-cell table:style-name="Cell69">
            <text:p text:style-name="P74"/>
          </table:table-cell>
          <table:table-cell table:style-name="Cell70">
            <text:p text:style-name="P75"/>
          </table:table-cell>
        </table:table-row>
        <table:table-row table:style-name="Row15">
          <table:table-cell table:style-name="Cell71">
            <text:p text:style-name="P76"/>
          </table:table-cell>
          <table:table-cell table:style-name="Cell72">
            <text:p text:style-name="P77"><text:span text:style-name="T77_1">generic</text:span><text:span text:style-name="T77_2">_</text:span><text:span text:style-name="T77_3">mem</text:span><text:span text:style-name="T77_4">_</text:span><text:span text:style-name="T77_5">buf</text:span><text:span text:style-name="T77_6">{</text:span><text:span text:style-name="T77_7">dateTs</text:span><text:span text:style-name="T77_8">}</text:span></text:p>
          </table:table-cell>
          <table:table-cell table:style-name="Cell73">
            <text:p text:style-name="P78"/>
          </table:table-cell>
          <table:table-cell table:style-name="Cell74">
            <text:p text:style-name="P79"/>
          </table:table-cell>
          <table:table-cell table:style-name="Cell75">
            <text:p text:style-name="P80"/>
          </table:table-cell>
        </table:table-row>
        <table:table-row table:style-name="Row16">
          <table:table-cell table:style-name="Cell76">
            <text:p text:style-name="P81"/>
          </table:table-cell>
          <table:table-cell table:style-name="Cell77">
            <text:p text:style-name="P82"><text:span text:style-name="T82_1">generic</text:span><text:span text:style-name="T82_2">_</text:span><text:span text:style-name="T82_3">mem</text:span><text:span text:style-name="T82_4">_</text:span><text:span text:style-name="T82_5">free</text:span><text:span text:style-name="T82_6">{</text:span><text:span text:style-name="T82_7">dateTs</text:span><text:span text:style-name="T82_8">}</text:span></text:p>
          </table:table-cell>
          <table:table-cell table:style-name="Cell78">
            <text:p text:style-name="P83"/>
          </table:table-cell>
          <table:table-cell table:style-name="Cell79">
            <text:p text:style-name="P84"/>
          </table:table-cell>
          <table:table-cell table:style-name="Cell80">
            <text:p text:style-name="P85"/>
          </table:table-cell>
        </table:table-row>
        <table:table-row table:style-name="Row17">
          <table:table-cell table:style-name="Cell81">
            <text:p text:style-name="P86"/>
          </table:table-cell>
          <table:table-cell table:style-name="Cell82">
            <text:p text:style-name="P87"><text:span text:style-name="T87_1">generic</text:span><text:span text:style-name="T87_2">_</text:span><text:span text:style-name="T87_3">swap</text:span><text:span text:style-name="T87_4">_</text:span><text:span text:style-name="T87_5">total</text:span><text:span text:style-name="T87_6">{</text:span><text:span text:style-name="T87_7">dateTs</text:span><text:span text:style-name="T87_8">}</text:span></text:p>
          </table:table-cell>
          <table:table-cell table:style-name="Cell83">
            <text:p text:style-name="P88"/>
          </table:table-cell>
          <table:table-cell table:style-name="Cell84">
            <text:p text:style-name="P89"/>
          </table:table-cell>
          <table:table-cell table:style-name="Cell85">
            <text:p text:style-name="P90"/>
          </table:table-cell>
        </table:table-row>
        <table:table-row table:style-name="Row18">
          <table:table-cell table:style-name="Cell86">
            <text:p text:style-name="P91"/>
          </table:table-cell>
          <table:table-cell table:style-name="Cell87">
            <text:p text:style-name="P92"><text:span text:style-name="T92_1">generic</text:span><text:span text:style-name="T92_2">_</text:span><text:span text:style-name="T92_3">swap</text:span><text:span text:style-name="T92_4">_</text:span><text:span text:style-name="T92_5">used</text:span><text:span text:style-name="T92_6">{</text:span><text:span text:style-name="T92_7">dateTs</text:span><text:span text:style-name="T92_8">}</text:span></text:p>
          </table:table-cell>
          <table:table-cell table:style-name="Cell88">
            <text:p text:style-name="P93"/>
          </table:table-cell>
          <table:table-cell table:style-name="Cell89">
            <text:p text:style-name="P94"/>
          </table:table-cell>
          <table:table-cell table:style-name="Cell90">
            <text:p text:style-name="P95"/>
          </table:table-cell>
        </table:table-row>
        <table:table-row table:style-name="Row19">
          <table:table-cell table:style-name="Cell91">
            <text:p text:style-name="P96"/>
          </table:table-cell>
          <table:table-cell table:style-name="Cell92">
            <text:p text:style-name="P97"><text:span text:style-name="T97_1">generic</text:span><text:span text:style-name="T97_2">_</text:span><text:span text:style-name="T97_3">swap</text:span><text:span text:style-name="T97_4">_</text:span><text:span text:style-name="T97_5">free</text:span><text:span text:style-name="T97_6">{</text:span><text:span text:style-name="T97_7">dateTs</text:span><text:span text:style-name="T97_8">}</text:span></text:p>
          </table:table-cell>
          <table:table-cell table:style-name="Cell93">
            <text:p text:style-name="P98"/>
          </table:table-cell>
          <table:table-cell table:style-name="Cell94">
            <text:p text:style-name="P99"/>
          </table:table-cell>
          <table:table-cell table:style-name="Cell95">
            <text:p text:style-name="P100"/>
          </table:table-cell>
        </table:table-row>
        <table:table-row table:style-name="Row20">
          <table:table-cell table:style-name="Cell96">
            <text:p text:style-name="P101"/>
          </table:table-cell>
          <table:table-cell table:style-name="Cell97">
            <text:p text:style-name="P102"><text:span text:style-name="T102_1">generic</text:span><text:span text:style-name="T102_2">_</text:span><text:span text:style-name="T102_3">swap</text:span><text:span text:style-name="T102_4">_</text:span><text:span text:style-name="T102_5">inuse</text:span><text:span text:style-name="T102_6">{</text:span><text:span text:style-name="T102_7">dateTs</text:span><text:span text:style-name="T102_8">}</text:span></text:p>
          </table:table-cell>
          <table:table-cell table:style-name="Cell98">
            <text:p text:style-name="P103"/>
          </table:table-cell>
          <table:table-cell table:style-name="Cell99">
            <text:p text:style-name="P104"/>
          </table:table-cell>
          <table:table-cell table:style-name="Cell100">
            <text:p text:style-name="P105"/>
          </table:table-cell>
        </table:table-row>
        <table:table-row table:style-name="Row21">
          <table:table-cell table:style-name="Cell101">
            <text:p text:style-name="P106"/>
          </table:table-cell>
          <table:table-cell table:style-name="Cell102">
            <text:p text:style-name="P107"><text:span text:style-name="T107_1">generic</text:span><text:span text:style-name="T107_2">_</text:span><text:span text:style-name="T107_3">process</text:span><text:span text:style-name="T107_4">_</text:span><text:span text:style-name="T107_5">sum</text:span><text:span text:style-name="T107_6">{</text:span><text:span text:style-name="T107_7">dateTs</text:span><text:span text:style-name="T107_8">}</text:span></text:p>
          </table:table-cell>
          <table:table-cell table:style-name="Cell103">
            <text:p text:style-name="P108"/>
          </table:table-cell>
          <table:table-cell table:style-name="Cell104">
            <text:p text:style-name="P109"/>
          </table:table-cell>
          <table:table-cell table:style-name="Cell105">
            <text:p text:style-name="P110"/>
          </table:table-cell>
        </table:table-row>
        <table:table-row table:style-name="Row22">
          <table:table-cell table:style-name="Cell106">
            <text:p text:style-name="P111"/>
          </table:table-cell>
          <table:table-cell table:style-name="Cell107">
            <text:p text:style-name="P112"><text:span text:style-name="T112_1">generic</text:span><text:span text:style-name="T112_2">_</text:span><text:span text:style-name="T112_3">process</text:span><text:span text:style-name="T112_4">_</text:span><text:span text:style-name="T112_5">starting</text:span><text:span text:style-name="T112_6">{</text:span><text:span text:style-name="T112_7">dateTs</text:span><text:span text:style-name="T112_8">}</text:span></text:p>
          </table:table-cell>
          <table:table-cell table:style-name="Cell108">
            <text:p text:style-name="P113"/>
          </table:table-cell>
          <table:table-cell table:style-name="Cell109">
            <text:p text:style-name="P114"/>
          </table:table-cell>
          <table:table-cell table:style-name="Cell110">
            <text:p text:style-name="P115"/>
          </table:table-cell>
        </table:table-row>
        <table:table-row table:style-name="Row23">
          <table:table-cell table:style-name="Cell111">
            <text:p text:style-name="P116"/>
          </table:table-cell>
          <table:table-cell table:style-name="Cell112">
            <text:p text:style-name="P117"><text:span text:style-name="T117_1">generic</text:span><text:span text:style-name="T117_2">_</text:span><text:span text:style-name="T117_3">process</text:span><text:span text:style-name="T117_4">_</text:span><text:span text:style-name="T117_5">running</text:span><text:span text:style-name="T117_6">{</text:span><text:span text:style-name="T117_7">dateTs</text:span><text:span text:style-name="T117_8">}</text:span></text:p>
          </table:table-cell>
          <table:table-cell table:style-name="Cell113">
            <text:p text:style-name="P118"/>
          </table:table-cell>
          <table:table-cell table:style-name="Cell114">
            <text:p text:style-name="P119"/>
          </table:table-cell>
          <table:table-cell table:style-name="Cell115">
            <text:p text:style-name="P120"/>
          </table:table-cell>
        </table:table-row>
        <table:table-row table:style-name="Row24">
          <table:table-cell table:style-name="Cell116">
            <text:p text:style-name="P121"/>
          </table:table-cell>
          <table:table-cell table:style-name="Cell117">
            <text:p text:style-name="P122"><text:span text:style-name="T122_1">generic</text:span><text:span text:style-name="T122_2">_</text:span><text:span text:style-name="T122_3">process</text:span><text:span text:style-name="T122_4">_</text:span><text:span text:style-name="T122_5">sleeping</text:span><text:span text:style-name="T122_6">{</text:span><text:span text:style-name="T122_7">dateTs</text:span><text:span text:style-name="T122_8">}</text:span></text:p>
          </table:table-cell>
          <table:table-cell table:style-name="Cell118">
            <text:p text:style-name="P123"/>
          </table:table-cell>
          <table:table-cell table:style-name="Cell119">
            <text:p text:style-name="P124"/>
          </table:table-cell>
          <table:table-cell table:style-name="Cell120">
            <text:p text:style-name="P125"/>
          </table:table-cell>
        </table:table-row>
        <table:table-row table:style-name="Row25">
          <table:table-cell table:style-name="Cell121">
            <text:p text:style-name="P126"/>
          </table:table-cell>
          <table:table-cell table:style-name="Cell122">
            <text:p text:style-name="P127"><text:span text:style-name="T127_1">generic</text:span><text:span text:style-name="T127_2">_</text:span><text:span text:style-name="T127_3">proccess</text:span><text:span text:style-name="T127_4">_</text:span><text:span text:style-name="T127_5">stopped</text:span><text:span text:style-name="T127_6">{</text:span><text:span text:style-name="T127_7">dateTs</text:span><text:span text:style-name="T127_8">}</text:span></text:p>
          </table:table-cell>
          <table:table-cell table:style-name="Cell123">
            <text:p text:style-name="P128"/>
          </table:table-cell>
          <table:table-cell table:style-name="Cell124">
            <text:p text:style-name="P129"/>
          </table:table-cell>
          <table:table-cell table:style-name="Cell125">
            <text:p text:style-name="P130"/>
          </table:table-cell>
        </table:table-row>
        <table:table-row table:style-name="Row26">
          <table:table-cell table:style-name="Cell126">
            <text:p text:style-name="P131"/>
          </table:table-cell>
          <table:table-cell table:style-name="Cell127">
            <text:p text:style-name="P132"><text:span text:style-name="T132_1">generic</text:span><text:span text:style-name="T132_2">_</text:span><text:span text:style-name="T132_3">process</text:span><text:span text:style-name="T132_4">_</text:span><text:span text:style-name="T132_5">zombie</text:span><text:span text:style-name="T132_6">{</text:span><text:span text:style-name="T132_7">dateTs</text:span><text:span text:style-name="T132_8">}</text:span></text:p>
          </table:table-cell>
          <table:table-cell table:style-name="Cell128">
            <text:p text:style-name="P133"/>
          </table:table-cell>
          <table:table-cell table:style-name="Cell129">
            <text:p text:style-name="P134"/>
          </table:table-cell>
          <table:table-cell table:style-name="Cell130">
            <text:p text:style-name="P135"/>
          </table:table-cell>
        </table:table-row>
        <table:table-row table:style-name="Row27">
          <table:table-cell table:style-name="Cell131">
            <text:p text:style-name="P136"/>
          </table:table-cell>
          <table:table-cell table:style-name="Cell132">
            <text:p text:style-name="P137"><text:span text:style-name="T137_1">generic</text:span><text:span text:style-name="T137_2">_</text:span><text:span text:style-name="T137_3">process</text:span><text:span text:style-name="T137_4">_</text:span><text:span text:style-name="T137_5">waiting</text:span><text:span text:style-name="T137_6">{</text:span><text:span text:style-name="T137_7">dateTs</text:span><text:span text:style-name="T137_8">}</text:span></text:p>
          </table:table-cell>
          <table:table-cell table:style-name="Cell133">
            <text:p text:style-name="P138"/>
          </table:table-cell>
          <table:table-cell table:style-name="Cell134">
            <text:p text:style-name="P139"/>
          </table:table-cell>
          <table:table-cell table:style-name="Cell135">
            <text:p text:style-name="P140"/>
          </table:table-cell>
        </table:table-row>
        <table:table-row table:style-name="Row28">
          <table:table-cell table:style-name="Cell136">
            <text:p text:style-name="P141"/>
          </table:table-cell>
          <table:table-cell table:style-name="Cell137">
            <text:p text:style-name="P142"><text:span text:style-name="T142_1">generic</text:span><text:span text:style-name="T142_2">_</text:span><text:span text:style-name="T142_3">process</text:span><text:span text:style-name="T142_4">_</text:span><text:span text:style-name="T142_5">lock</text:span><text:span text:style-name="T142_6">{</text:span><text:span text:style-name="T142_7">dateTs</text:span><text:span text:style-name="T142_8">}</text:span></text:p>
          </table:table-cell>
          <table:table-cell table:style-name="Cell138">
            <text:p text:style-name="P143"/>
          </table:table-cell>
          <table:table-cell table:style-name="Cell139">
            <text:p text:style-name="P144"/>
          </table:table-cell>
          <table:table-cell table:style-name="Cell140">
            <text:p text:style-name="P145"/>
          </table:table-cell>
        </table:table-row>
        <table:table-row table:style-name="Row29">
          <table:table-cell table:style-name="Cell141">
            <text:p text:style-name="P146"/>
          </table:table-cell>
          <table:table-cell table:style-name="Cell142">
            <text:p text:style-name="P147"><text:span text:style-name="T147_1">generic</text:span><text:span text:style-name="T147_2">_</text:span><text:span text:style-name="T147_3">disk</text:span><text:span text:style-name="T147_4">-{$</text:span><text:span text:style-name="T147_5">mounted</text:span><text:span text:style-name="T147_6">}-</text:span><text:span text:style-name="T147_7">capacity</text:span><text:span text:style-name="T147_8">{</text:span><text:span text:style-name="T147_9">dateTs</text:span><text:span text:style-name="T147_10">}</text:span></text:p>
          </table:table-cell>
          <table:table-cell table:style-name="Cell143">
            <text:p text:style-name="P148"/>
          </table:table-cell>
          <table:table-cell table:style-name="Cell144">
            <text:p text:style-name="P149"/>
          </table:table-cell>
          <table:table-cell table:style-name="Cell145">
            <text:p text:style-name="P150"/>
          </table:table-cell>
        </table:table-row>
        <table:table-row table:style-name="Row30">
          <table:table-cell table:style-name="Cell146">
            <text:p text:style-name="P151"/>
          </table:table-cell>
          <table:table-cell table:style-name="Cell147">
            <text:p text:style-name="P152"><text:span text:style-name="T152_1">generic</text:span><text:span text:style-name="T152_2">_</text:span><text:span text:style-name="T152_3">disk</text:span><text:span text:style-name="T152_4">-{$</text:span><text:span text:style-name="T152_5">mounted</text:span><text:span text:style-name="T152_6">}-</text:span><text:span text:style-name="T152_7">iused</text:span><text:span text:style-name="T152_8">{</text:span><text:span text:style-name="T152_9">dateTs</text:span><text:span text:style-name="T152_10">}</text:span></text:p>
          </table:table-cell>
          <table:table-cell table:style-name="Cell148">
            <text:p text:style-name="P153"/>
          </table:table-cell>
          <table:table-cell table:style-name="Cell149">
            <text:p text:style-name="P154"/>
          </table:table-cell>
          <table:table-cell table:style-name="Cell150">
            <text:p text:style-name="P155"/>
          </table:table-cell>
        </table:table-row>
        <table:table-row table:style-name="Row31">
          <table:table-cell table:style-name="Cell151">
            <text:p text:style-name="P156"/>
          </table:table-cell>
          <table:table-cell table:style-name="Cell152">
            <text:p text:style-name="P157"><text:span text:style-name="T157_1">generic</text:span><text:span text:style-name="T157_2">_</text:span><text:span text:style-name="T157_3">network</text:span><text:span text:style-name="T157_4">-{$</text:span><text:span text:style-name="T157_5">ifname</text:span><text:span text:style-name="T157_6">}-</text:span><text:span text:style-name="T157_7">in</text:span><text:span text:style-name="T157_8">{</text:span><text:span text:style-name="T157_9">dateTs</text:span><text:span text:style-name="T157_10">}</text:span></text:p>
          </table:table-cell>
          <table:table-cell table:style-name="Cell153">
            <text:p text:style-name="P158"/>
          </table:table-cell>
          <table:table-cell table:style-name="Cell154">
            <text:p text:style-name="P159"/>
          </table:table-cell>
          <table:table-cell table:style-name="Cell155">
            <text:p text:style-name="P160"/>
          </table:table-cell>
        </table:table-row>
        <table:table-row table:style-name="Row32">
          <table:table-cell table:style-name="Cell156">
            <text:p text:style-name="P161"/>
          </table:table-cell>
          <table:table-cell table:style-name="Cell157">
            <text:p text:style-name="P162"><text:span text:style-name="T162_1">generic</text:span><text:span text:style-name="T162_2">_</text:span><text:span text:style-name="T162_3">network</text:span><text:span text:style-name="T162_4">-{$</text:span><text:span text:style-name="T162_5">ifname</text:span><text:span text:style-name="T162_6">}-</text:span><text:span text:style-name="T162_7">out</text:span><text:span text:style-name="T162_8">{</text:span><text:span text:style-name="T162_9">dateTs</text:span><text:span text:style-name="T162_10">}</text:span></text:p>
          </table:table-cell>
          <table:table-cell table:style-name="Cell158">
            <text:p text:style-name="P163"/>
          </table:table-cell>
          <table:table-cell table:style-name="Cell159">
            <text:p text:style-name="P164"/>
          </table:table-cell>
          <table:table-cell table:style-name="Cell160">
            <text:p text:style-name="P165"/>
          </table:table-cell>
        </table:table-row>
        <table:table-row table:style-name="Row33">
          <table:table-cell table:style-name="Cell161">
            <text:p text:style-name="P166"/>
          </table:table-cell>
          <table:table-cell table:style-name="Cell162">
            <text:p text:style-name="P167"><text:span text:style-name="T167_1">generic</text:span><text:span text:style-name="T167_2">_</text:span><text:span text:style-name="T167_3">service</text:span><text:span text:style-name="T167_4">-{$</text:span><text:span text:style-name="T167_5">name</text:span><text:span text:style-name="T167_6">}-</text:span><text:span text:style-name="T167_7">port</text:span><text:span text:style-name="T167_8">{</text:span><text:span text:style-name="T167_9">dateTs</text:span><text:span text:style-name="T167_10">}</text:span></text:p>
          </table:table-cell>
          <table:table-cell table:style-name="Cell163">
            <text:p text:style-name="P168"/>
          </table:table-cell>
          <table:table-cell table:style-name="Cell164">
            <text:p text:style-name="P169"/>
          </table:table-cell>
          <table:table-cell table:style-name="Cell165">
            <text:p text:style-name="P170"/>
          </table:table-cell>
        </table:table-row>
        <table:table-row table:style-name="Row34">
          <table:table-cell table:style-name="Cell166">
            <text:p text:style-name="P171"/>
          </table:table-cell>
          <table:table-cell table:style-name="Cell167">
            <text:p text:style-name="P172"><text:span text:style-name="T172_1">generic</text:span><text:span text:style-name="T172_2">_</text:span><text:span text:style-name="T172_3">service</text:span><text:span text:style-name="T172_4">-{$</text:span><text:span text:style-name="T172_5">name</text:span><text:span text:style-name="T172_6">}-</text:span><text:span text:style-name="T172_7">status</text:span><text:span text:style-name="T172_8">{</text:span><text:span text:style-name="T172_9">dateTs</text:span><text:span text:style-name="T172_10">}</text:span></text:p>
          </table:table-cell>
          <table:table-cell table:style-name="Cell168">
            <text:p text:style-name="P173"/>
          </table:table-cell>
          <table:table-cell table:style-name="Cell169">
            <text:p text:style-name="P174"/>
          </table:table-cell>
          <table:table-cell table:style-name="Cell170">
            <text:p text:style-name="P175"/>
          </table:table-cell>
        </table:table-row>
        <table:table-row table:style-name="Row35">
          <table:table-cell table:style-name="Cell171">
            <text:p text:style-name="P176"/>
          </table:table-cell>
          <table:table-cell table:style-name="Cell172">
            <text:p text:style-name="P177"><text:span text:style-name="T177_1">mysql</text:span><text:span text:style-name="T177_2">_</text:span><text:span text:style-name="T177_3">summary</text:span><text:span text:style-name="T177_4">_</text:span><text:span text:style-name="T177_5">uptime</text:span><text:span text:style-name="T177_6">{</text:span><text:span text:style-name="T177_7">dateTs</text:span><text:span text:style-name="T177_8">}</text:span></text:p>
          </table:table-cell>
          <table:table-cell table:style-name="Cell173">
            <text:p text:style-name="P178"/>
          </table:table-cell>
          <table:table-cell table:style-name="Cell174">
            <text:p text:style-name="P179"/>
          </table:table-cell>
          <table:table-cell table:style-name="Cell175">
            <text:p text:style-name="P180"/>
          </table:table-cell>
        </table:table-row>
        <table:table-row table:style-name="Row36">
          <table:table-cell table:style-name="Cell176">
            <text:p text:style-name="P181"/>
          </table:table-cell>
          <table:table-cell table:style-name="Cell177">
            <text:p text:style-name="P182"><text:span text:style-name="T182_1">mysql</text:span><text:span text:style-name="T182_2">_</text:span><text:span text:style-name="T182_3">summary</text:span><text:span text:style-name="T182_4">_</text:span><text:span text:style-name="T182_5">threads</text:span><text:span text:style-name="T182_6">_</text:span><text:span text:style-name="T182_7">created</text:span><text:span text:style-name="T182_8">{</text:span><text:span text:style-name="T182_9">dateTs</text:span><text:span text:style-name="T182_10">}</text:span></text:p>
          </table:table-cell>
          <table:table-cell table:style-name="Cell178">
            <text:p text:style-name="P183"/>
          </table:table-cell>
          <table:table-cell table:style-name="Cell179">
            <text:p text:style-name="P184"/>
          </table:table-cell>
          <table:table-cell table:style-name="Cell180">
            <text:p text:style-name="P185"/>
          </table:table-cell>
        </table:table-row>
        <table:table-row table:style-name="Row37">
          <table:table-cell table:style-name="Cell181">
            <text:p text:style-name="P186"/>
          </table:table-cell>
          <table:table-cell table:style-name="Cell182">
            <text:p text:style-name="P187"><text:span text:style-name="T187_1">mysql</text:span><text:span text:style-name="T187_2">_</text:span><text:span text:style-name="T187_3">summary</text:span><text:span text:style-name="T187_4">_</text:span><text:span text:style-name="T187_5">slow</text:span><text:span text:style-name="T187_6">_</text:span><text:span text:style-name="T187_7">queries</text:span><text:span text:style-name="T187_8">{</text:span><text:span text:style-name="T187_9">dateTs</text:span><text:span text:style-name="T187_10">}</text:span></text:p>
          </table:table-cell>
          <table:table-cell table:style-name="Cell183">
            <text:p text:style-name="P188"/>
          </table:table-cell>
          <table:table-cell table:style-name="Cell184">
            <text:p text:style-name="P189"/>
          </table:table-cell>
          <table:table-cell table:style-name="Cell185">
            <text:p text:style-name="P190"/>
          </table:table-cell>
        </table:table-row>
        <table:table-row table:style-name="Row38">
          <table:table-cell table:style-name="Cell186">
            <text:p text:style-name="P191"/>
          </table:table-cell>
          <table:table-cell table:style-name="Cell187">
            <text:p text:style-name="P192"><text:span text:style-name="T192_1">mysql</text:span><text:span text:style-name="T192_2">_</text:span><text:span text:style-name="T192_3">summary</text:span><text:span text:style-name="T192_4">_</text:span><text:span text:style-name="T192_5">questions</text:span><text:span text:style-name="T192_6">{</text:span><text:span text:style-name="T192_7">dateTs</text:span><text:span text:style-name="T192_8">}</text:span></text:p>
          </table:table-cell>
          <table:table-cell table:style-name="Cell188">
            <text:p text:style-name="P193"/>
          </table:table-cell>
          <table:table-cell table:style-name="Cell189">
            <text:p text:style-name="P194"/>
          </table:table-cell>
          <table:table-cell table:style-name="Cell190">
            <text:p text:style-name="P195"/>
          </table:table-cell>
        </table:table-row>
        <table:table-row table:style-name="Row39">
          <table:table-cell table:style-name="Cell191">
            <text:p text:style-name="P196"/>
          </table:table-cell>
          <table:table-cell table:style-name="Cell192">
            <text:p text:style-name="P197"><text:span text:style-name="T197_1">mysql</text:span><text:span text:style-name="T197_2">_</text:span><text:span text:style-name="T197_3">summary</text:span><text:span text:style-name="T197_4">_</text:span><text:span text:style-name="T197_5">connections</text:span><text:span text:style-name="T197_6">{</text:span><text:span text:style-name="T197_7">dateTs</text:span><text:span text:style-name="T197_8">}</text:span></text:p>
          </table:table-cell>
          <table:table-cell table:style-name="Cell193">
            <text:p text:style-name="P198"/>
          </table:table-cell>
          <table:table-cell table:style-name="Cell194">
            <text:p text:style-name="P199"/>
          </table:table-cell>
          <table:table-cell table:style-name="Cell195">
            <text:p text:style-name="P200"/>
          </table:table-cell>
        </table:table-row>
        <table:table-row table:style-name="Row40">
          <table:table-cell table:style-name="Cell196">
            <text:p text:style-name="P201"/>
          </table:table-cell>
          <table:table-cell table:style-name="Cell197">
            <text:p text:style-name="P202"><text:span text:style-name="T202_1">mysql</text:span><text:span text:style-name="T202_2">_</text:span><text:span text:style-name="T202_3">summary</text:span><text:span text:style-name="T202_4">_</text:span><text:span text:style-name="T202_5">cur</text:span><text:span text:style-name="T202_6">_</text:span><text:span text:style-name="T202_7">connections</text:span><text:span text:style-name="T202_8">{</text:span><text:span text:style-name="T202_9">dateTs</text:span><text:span text:style-name="T202_10">}</text:span></text:p>
          </table:table-cell>
          <table:table-cell table:style-name="Cell198">
            <text:p text:style-name="P203"/>
          </table:table-cell>
          <table:table-cell table:style-name="Cell199">
            <text:p text:style-name="P204"/>
          </table:table-cell>
          <table:table-cell table:style-name="Cell200">
            <text:p text:style-name="P205"/>
          </table:table-cell>
        </table:table-row>
        <table:table-row table:style-name="Row41">
          <table:table-cell table:style-name="Cell201">
            <text:p text:style-name="P206"/>
          </table:table-cell>
          <table:table-cell table:style-name="Cell202">
            <text:p text:style-name="P207"><text:span text:style-name="T207_1">mysql</text:span><text:span text:style-name="T207_2">_</text:span><text:span text:style-name="T207_3">traffic</text:span><text:span text:style-name="T207_4">_</text:span><text:span text:style-name="T207_5">in</text:span><text:span text:style-name="T207_6">{</text:span><text:span text:style-name="T207_7">dateTs</text:span><text:span text:style-name="T207_8">}</text:span></text:p>
          </table:table-cell>
          <table:table-cell table:style-name="Cell203">
            <text:p text:style-name="P208"/>
          </table:table-cell>
          <table:table-cell table:style-name="Cell204">
            <text:p text:style-name="P209"/>
          </table:table-cell>
          <table:table-cell table:style-name="Cell205">
            <text:p text:style-name="P210"/>
          </table:table-cell>
        </table:table-row>
        <table:table-row table:style-name="Row42">
          <table:table-cell table:style-name="Cell206">
            <text:p text:style-name="P211"/>
          </table:table-cell>
          <table:table-cell table:style-name="Cell207">
            <text:p text:style-name="P212"><text:span text:style-name="T212_1">mysql</text:span><text:span text:style-name="T212_2">_</text:span><text:span text:style-name="T212_3">traffic</text:span><text:span text:style-name="T212_4">_</text:span><text:span text:style-name="T212_5">out</text:span><text:span text:style-name="T212_6">{</text:span><text:span text:style-name="T212_7">dateTs</text:span><text:span text:style-name="T212_8">}</text:span></text:p>
          </table:table-cell>
          <table:table-cell table:style-name="Cell208">
            <text:p text:style-name="P213"/>
          </table:table-cell>
          <table:table-cell table:style-name="Cell209">
            <text:p text:style-name="P214"/>
          </table:table-cell>
          <table:table-cell table:style-name="Cell210">
            <text:p text:style-name="P215"/>
          </table:table-cell>
        </table:table-row>
        <table:table-row table:style-name="Row43">
          <table:table-cell table:style-name="Cell211">
            <text:p text:style-name="P216"/>
          </table:table-cell>
          <table:table-cell table:style-name="Cell212">
            <text:p text:style-name="P217"><text:span text:style-name="T217_1">mysql</text:span><text:span text:style-name="T217_2">_</text:span><text:span text:style-name="T217_3">statement</text:span><text:span text:style-name="T217_4">_</text:span><text:span text:style-name="T217_5">delete</text:span><text:span text:style-name="T217_6">{</text:span><text:span text:style-name="T217_7">dateTs</text:span><text:span text:style-name="T217_8">}</text:span></text:p>
          </table:table-cell>
          <table:table-cell table:style-name="Cell213">
            <text:p text:style-name="P218"/>
          </table:table-cell>
          <table:table-cell table:style-name="Cell214">
            <text:p text:style-name="P219"/>
          </table:table-cell>
          <table:table-cell table:style-name="Cell215">
            <text:p text:style-name="P220"/>
          </table:table-cell>
        </table:table-row>
        <table:table-row table:style-name="Row44">
          <table:table-cell table:style-name="Cell216">
            <text:p text:style-name="P221"/>
          </table:table-cell>
          <table:table-cell table:style-name="Cell217">
            <text:p text:style-name="P222"><text:span text:style-name="T222_1">mysql</text:span><text:span text:style-name="T222_2">_</text:span><text:span text:style-name="T222_3">statement</text:span><text:span text:style-name="T222_4">_</text:span><text:span text:style-name="T222_5">insert</text:span><text:span text:style-name="T222_6">{</text:span><text:span text:style-name="T222_7">dateTs</text:span><text:span text:style-name="T222_8">}</text:span></text:p>
          </table:table-cell>
          <table:table-cell table:style-name="Cell218">
            <text:p text:style-name="P223"/>
          </table:table-cell>
          <table:table-cell table:style-name="Cell219">
            <text:p text:style-name="P224"/>
          </table:table-cell>
          <table:table-cell table:style-name="Cell220">
            <text:p text:style-name="P225"/>
          </table:table-cell>
        </table:table-row>
        <table:table-row table:style-name="Row45">
          <table:table-cell table:style-name="Cell221">
            <text:p text:style-name="P226"/>
          </table:table-cell>
          <table:table-cell table:style-name="Cell222">
            <text:p text:style-name="P227"><text:span text:style-name="T227_1">mysql</text:span><text:span text:style-name="T227_2">_</text:span><text:span text:style-name="T227_3">statement</text:span><text:span text:style-name="T227_4">_</text:span><text:span text:style-name="T227_5">select</text:span><text:span text:style-name="T227_6">{</text:span><text:span text:style-name="T227_7">dateTs</text:span><text:span text:style-name="T227_8">}</text:span></text:p>
          </table:table-cell>
          <table:table-cell table:style-name="Cell223">
            <text:p text:style-name="P228"/>
          </table:table-cell>
          <table:table-cell table:style-name="Cell224">
            <text:p text:style-name="P229"/>
          </table:table-cell>
          <table:table-cell table:style-name="Cell225">
            <text:p text:style-name="P230"/>
          </table:table-cell>
        </table:table-row>
        <table:table-row table:style-name="Row46">
          <table:table-cell table:style-name="Cell226">
            <text:p text:style-name="P231"/>
          </table:table-cell>
          <table:table-cell table:style-name="Cell227">
            <text:p text:style-name="P232"><text:span text:style-name="T232_1">mysql</text:span><text:span text:style-name="T232_2">_</text:span><text:span text:style-name="T232_3">statement</text:span><text:span text:style-name="T232_4">_</text:span><text:span text:style-name="T232_5">update</text:span><text:span text:style-name="T232_6">{</text:span><text:span text:style-name="T232_7">dateTs</text:span><text:span text:style-name="T232_8">}</text:span></text:p>
          </table:table-cell>
          <table:table-cell table:style-name="Cell228">
            <text:p text:style-name="P233"/>
          </table:table-cell>
          <table:table-cell table:style-name="Cell229">
            <text:p text:style-name="P234"/>
          </table:table-cell>
          <table:table-cell table:style-name="Cell230">
            <text:p text:style-name="P235"/>
          </table:table-cell>
        </table:table-row>
        <table:table-row table:style-name="Row47">
          <table:table-cell table:style-name="Cell231">
            <text:p text:style-name="P236"/>
          </table:table-cell>
          <table:table-cell table:style-name="Cell232">
            <text:p text:style-name="P237"><text:span text:style-name="T237_1">mysql</text:span><text:span text:style-name="T237_2">_</text:span><text:span text:style-name="T237_3">replication</text:span><text:span text:style-name="T237_4">{</text:span><text:span text:style-name="T237_5">dateTs</text:span><text:span text:style-name="T237_6">}</text:span></text:p>
          </table:table-cell>
          <table:table-cell table:style-name="Cell233">
            <text:p text:style-name="P238"/>
          </table:table-cell>
          <table:table-cell table:style-name="Cell234">
            <text:p text:style-name="P239"/>
          </table:table-cell>
          <table:table-cell table:style-name="Cell235">
            <text:p text:style-name="P240"/>
          </table:table-cell>
        </table:table-row>
        <table:table-row table:style-name="Row48">
          <table:table-cell table:style-name="Cell236">
            <text:p text:style-name="P241"/>
          </table:table-cell>
          <table:table-cell table:style-name="Cell237">
            <text:p text:style-name="P242"><text:span text:style-name="T242_1">mysql</text:span><text:span text:style-name="T242_2">_</text:span><text:span text:style-name="T242_3">dbinfo</text:span><text:span text:style-name="T242_4">-{$</text:span><text:span text:style-name="T242_5">db</text:span><text:span text:style-name="T242_6">_</text:span><text:span text:style-name="T242_7">name</text:span><text:span text:style-name="T242_8">}-</text:span><text:span text:style-name="T242_9">table</text:span><text:span text:style-name="T242_10">_</text:span><text:span text:style-name="T242_11">sum</text:span><text:span text:style-name="T242_12">{</text:span><text:span text:style-name="T242_13">dateTs</text:span><text:span text:style-name="T242_14">}</text:span></text:p>
          </table:table-cell>
          <table:table-cell table:style-name="Cell238">
            <text:p text:style-name="P243"/>
          </table:table-cell>
          <table:table-cell table:style-name="Cell239">
            <text:p text:style-name="P244"><text:span text:style-name="T244_1">库讯息</text:span><text:span text:style-name="T244_2">，</text:span><text:span text:style-name="T244_3">多个库分为多个列</text:span></text:p>
          </table:table-cell>
          <table:table-cell table:style-name="Cell240">
            <text:p text:style-name="P245"/>
          </table:table-cell>
        </table:table-row>
        <table:table-row table:style-name="Row49">
          <table:table-cell table:style-name="Cell241">
            <text:p text:style-name="P246"/>
          </table:table-cell>
          <table:table-cell table:style-name="Cell242">
            <text:p text:style-name="P247"><text:span text:style-name="T247_1">mysql</text:span><text:span text:style-name="T247_2">_</text:span><text:span text:style-name="T247_3">dbinfo</text:span><text:span text:style-name="T247_4">-{$</text:span><text:span text:style-name="T247_5">db</text:span><text:span text:style-name="T247_6">_</text:span><text:span text:style-name="T247_7">name</text:span><text:span text:style-name="T247_8">}-</text:span><text:span text:style-name="T247_9">maxsize</text:span><text:span text:style-name="T247_10">_</text:span><text:span text:style-name="T247_11">table</text:span><text:span text:style-name="T247_12">_</text:span><text:span text:style-name="T247_13">name</text:span><text:span text:style-name="T247_14">{</text:span><text:span text:style-name="T247_15">dateTs</text:span><text:span text:style-name="T247_16">}</text:span></text:p>
          </table:table-cell>
          <table:table-cell table:style-name="Cell243">
            <text:p text:style-name="P248"/>
          </table:table-cell>
          <table:table-cell table:style-name="Cell244">
            <text:p text:style-name="P249"/>
          </table:table-cell>
          <table:table-cell table:style-name="Cell245">
            <text:p text:style-name="P250"/>
          </table:table-cell>
        </table:table-row>
        <table:table-row table:style-name="Row50">
          <table:table-cell table:style-name="Cell246">
            <text:p text:style-name="P251"/>
          </table:table-cell>
          <table:table-cell table:style-name="Cell247">
            <text:p text:style-name="P252"><text:span text:style-name="T252_1">mysql</text:span><text:span text:style-name="T252_2">_</text:span><text:span text:style-name="T252_3">dbinfo</text:span><text:span text:style-name="T252_4">-{$</text:span><text:span text:style-name="T252_5">db</text:span><text:span text:style-name="T252_6">_</text:span><text:span text:style-name="T252_7">name</text:span><text:span text:style-name="T252_8">}-</text:span><text:span text:style-name="T252_9">maxsize</text:span><text:span text:style-name="T252_10">_</text:span><text:span text:style-name="T252_11">table</text:span><text:span text:style-name="T252_12">_</text:span><text:span text:style-name="T252_13">size</text:span><text:span text:style-name="T252_14">{</text:span><text:span text:style-name="T252_15">dateTs</text:span><text:span text:style-name="T252_16">}</text:span></text:p>
          </table:table-cell>
          <table:table-cell table:style-name="Cell248">
            <text:p text:style-name="P253"/>
          </table:table-cell>
          <table:table-cell table:style-name="Cell249">
            <text:p text:style-name="P254"/>
          </table:table-cell>
          <table:table-cell table:style-name="Cell250">
            <text:p text:style-name="P255"/>
          </table:table-cell>
        </table:table-row>
        <table:table-row table:style-name="Row51">
          <table:table-cell table:style-name="Cell251">
            <text:p text:style-name="P256"/>
          </table:table-cell>
          <table:table-cell table:style-name="Cell252">
            <text:p text:style-name="P257"><text:span text:style-name="T257_1">mysql</text:span><text:span text:style-name="T257_2">_</text:span><text:span text:style-name="T257_3">tableinfo</text:span><text:span text:style-name="T257_4">-{$</text:span><text:span text:style-name="T257_5">table</text:span><text:span text:style-name="T257_6">_</text:span><text:span text:style-name="T257_7">name</text:span><text:span text:style-name="T257_8">}-</text:span><text:span text:style-name="T257_9">db</text:span><text:span text:style-name="T257_10">_</text:span><text:span text:style-name="T257_11">name</text:span><text:span text:style-name="T257_12">{</text:span><text:span text:style-name="T257_13">dateTs</text:span><text:span text:style-name="T257_14">}</text:span></text:p>
          </table:table-cell>
          <table:table-cell table:style-name="Cell253">
            <text:p text:style-name="P258"/>
          </table:table-cell>
          <table:table-cell table:style-name="Cell254">
            <text:p text:style-name="P259"><text:span text:style-name="T259_1">表讯息</text:span><text:span text:style-name="T259_2">，</text:span><text:span text:style-name="T259_3">多个表分为多个列</text:span></text:p>
          </table:table-cell>
          <table:table-cell table:style-name="Cell255">
            <text:p text:style-name="P260"/>
          </table:table-cell>
        </table:table-row>
        <table:table-row table:style-name="Row52">
          <table:table-cell table:style-name="Cell256">
            <text:p text:style-name="P261"/>
          </table:table-cell>
          <table:table-cell table:style-name="Cell257">
            <text:p text:style-name="P262"><text:span text:style-name="T262_1">mysql</text:span><text:span text:style-name="T262_2">_</text:span><text:span text:style-name="T262_3">tableinfo</text:span><text:span text:style-name="T262_4">-{$</text:span><text:span text:style-name="T262_5">table</text:span><text:span text:style-name="T262_6">_</text:span><text:span text:style-name="T262_7">name</text:span><text:span text:style-name="T262_8">}-</text:span><text:span text:style-name="T262_9">engine</text:span><text:span text:style-name="T262_10">{</text:span><text:span text:style-name="T262_11">dateTs</text:span><text:span text:style-name="T262_12">}</text:span></text:p>
          </table:table-cell>
          <table:table-cell table:style-name="Cell258">
            <text:p text:style-name="P263"/>
          </table:table-cell>
          <table:table-cell table:style-name="Cell259">
            <text:p text:style-name="P264"/>
          </table:table-cell>
          <table:table-cell table:style-name="Cell260">
            <text:p text:style-name="P265"/>
          </table:table-cell>
        </table:table-row>
        <table:table-row table:style-name="Row53">
          <table:table-cell table:style-name="Cell261">
            <text:p text:style-name="P266"/>
          </table:table-cell>
          <table:table-cell table:style-name="Cell262">
            <text:p text:style-name="P267"><text:span text:style-name="T267_1">mysql</text:span><text:span text:style-name="T267_2">_</text:span><text:span text:style-name="T267_3">tableinfo</text:span><text:span text:style-name="T267_4">-{$</text:span><text:span text:style-name="T267_5">table</text:span><text:span text:style-name="T267_6">_</text:span><text:span text:style-name="T267_7">name</text:span><text:span text:style-name="T267_8">}-</text:span><text:span text:style-name="T267_9">rows</text:span><text:span text:style-name="T267_10">{</text:span><text:span text:style-name="T267_11">dateTs</text:span><text:span text:style-name="T267_12">}</text:span></text:p>
          </table:table-cell>
          <table:table-cell table:style-name="Cell263">
            <text:p text:style-name="P268"/>
          </table:table-cell>
          <table:table-cell table:style-name="Cell264">
            <text:p text:style-name="P269"/>
          </table:table-cell>
          <table:table-cell table:style-name="Cell265">
            <text:p text:style-name="P270"/>
          </table:table-cell>
        </table:table-row>
        <table:table-row table:style-name="Row54">
          <table:table-cell table:style-name="Cell266">
            <text:p text:style-name="P271"/>
          </table:table-cell>
          <table:table-cell table:style-name="Cell267">
            <text:p text:style-name="P272"><text:span text:style-name="T272_1">mysql</text:span><text:span text:style-name="T272_2">_</text:span><text:span text:style-name="T272_3">tableinfo</text:span><text:span text:style-name="T272_4">-{$</text:span><text:span text:style-name="T272_5">table</text:span><text:span text:style-name="T272_6">_</text:span><text:span text:style-name="T272_7">name</text:span><text:span text:style-name="T272_8">}-</text:span><text:span text:style-name="T272_9">data</text:span><text:span text:style-name="T272_10">_</text:span><text:span text:style-name="T272_11">length</text:span><text:span text:style-name="T272_12">{</text:span><text:span text:style-name="T272_13">dateTs</text:span><text:span text:style-name="T272_14">}</text:span></text:p>
          </table:table-cell>
          <table:table-cell table:style-name="Cell268">
            <text:p text:style-name="P273"/>
          </table:table-cell>
          <table:table-cell table:style-name="Cell269">
            <text:p text:style-name="P274"/>
          </table:table-cell>
          <table:table-cell table:style-name="Cell270">
            <text:p text:style-name="P275"/>
          </table:table-cell>
        </table:table-row>
        <table:table-row table:style-name="Row55">
          <table:table-cell table:style-name="Cell271">
            <text:p text:style-name="P276"/>
          </table:table-cell>
          <table:table-cell table:style-name="Cell272">
            <text:p text:style-name="P277"><text:span text:style-name="T277_1">mysql</text:span><text:span text:style-name="T277_2">_</text:span><text:span text:style-name="T277_3">tableinfo</text:span><text:span text:style-name="T277_4">-{$</text:span><text:span text:style-name="T277_5">table</text:span><text:span text:style-name="T277_6">_</text:span><text:span text:style-name="T277_7">name</text:span><text:span text:style-name="T277_8">}-</text:span><text:span text:style-name="T277_9">index</text:span><text:span text:style-name="T277_10">_</text:span><text:span text:style-name="T277_11">length</text:span><text:span text:style-name="T277_12">{</text:span><text:span text:style-name="T277_13">dateTs</text:span><text:span text:style-name="T277_14">}</text:span></text:p>
          </table:table-cell>
          <table:table-cell table:style-name="Cell273">
            <text:p text:style-name="P278"/>
          </table:table-cell>
          <table:table-cell table:style-name="Cell274">
            <text:p text:style-name="P279"/>
          </table:table-cell>
          <table:table-cell table:style-name="Cell275">
            <text:p text:style-name="P280"/>
          </table:table-cell>
        </table:table-row>
        <table:table-row table:style-name="Row56">
          <table:table-cell table:style-name="Cell276">
            <text:p text:style-name="P281"/>
          </table:table-cell>
          <table:table-cell table:style-name="Cell277">
            <text:p text:style-name="P282"><text:span text:style-name="T282_1">mysql</text:span><text:span text:style-name="T282_2">_</text:span><text:span text:style-name="T282_3">tableinfo</text:span><text:span text:style-name="T282_4">-{$</text:span><text:span text:style-name="T282_5">table</text:span><text:span text:style-name="T282_6">_</text:span><text:span text:style-name="T282_7">name</text:span><text:span text:style-name="T282_8">}-</text:span><text:span text:style-name="T282_9">auto</text:span><text:span text:style-name="T282_10">_</text:span><text:span text:style-name="T282_11">increment</text:span><text:span text:style-name="T282_12">{</text:span><text:span text:style-name="T282_13">dateTs</text:span><text:span text:style-name="T282_14">}</text:span></text:p>
          </table:table-cell>
          <table:table-cell table:style-name="Cell278">
            <text:p text:style-name="P283"/>
          </table:table-cell>
          <table:table-cell table:style-name="Cell279">
            <text:p text:style-name="P284"/>
          </table:table-cell>
          <table:table-cell table:style-name="Cell280">
            <text:p text:style-name="P285"/>
          </table:table-cell>
        </table:table-row>
        <table:table-row table:style-name="Row57">
          <table:table-cell table:style-name="Cell281">
            <text:p text:style-name="P286"/>
          </table:table-cell>
          <table:table-cell table:style-name="Cell282">
            <text:p text:style-name="P287"><text:span text:style-name="T287_1">mysql</text:span><text:span text:style-name="T287_2">_</text:span><text:span text:style-name="T287_3">tableinfo</text:span><text:span text:style-name="T287_4">-{$</text:span><text:span text:style-name="T287_5">table</text:span><text:span text:style-name="T287_6">_</text:span><text:span text:style-name="T287_7">name</text:span><text:span text:style-name="T287_8">}-</text:span><text:span text:style-name="T287_9">update</text:span><text:span text:style-name="T287_10">_</text:span><text:span text:style-name="T287_11">time</text:span><text:span text:style-name="T287_12">{</text:span><text:span text:style-name="T287_13">dateTs</text:span><text:span text:style-name="T287_14">}</text:span></text:p>
          </table:table-cell>
          <table:table-cell table:style-name="Cell283">
            <text:p text:style-name="P288"/>
          </table:table-cell>
          <table:table-cell table:style-name="Cell284">
            <text:p text:style-name="P289"/>
          </table:table-cell>
          <table:table-cell table:style-name="Cell285">
            <text:p text:style-name="P290"/>
          </table:table-cell>
        </table:table-row>
        <table:table-row table:style-name="Row58">
          <table:table-cell table:style-name="Cell286">
            <text:p text:style-name="P291"/>
          </table:table-cell>
          <table:table-cell table:style-name="Cell287">
            <text:p text:style-name="P292"><text:span text:style-name="T292_1">mysql</text:span><text:span text:style-name="T292_2">_</text:span><text:span text:style-name="T292_3">tableinfo</text:span><text:span text:style-name="T292_4">-{$</text:span><text:span text:style-name="T292_5">table</text:span><text:span text:style-name="T292_6">_</text:span><text:span text:style-name="T292_7">name</text:span><text:span text:style-name="T292_8">}-</text:span><text:span text:style-name="T292_9">collation</text:span><text:span text:style-name="T292_10">{</text:span><text:span text:style-name="T292_11">dateTs</text:span><text:span text:style-name="T292_12">}</text:span></text:p>
          </table:table-cell>
          <table:table-cell table:style-name="Cell288">
            <text:p text:style-name="P293"/>
          </table:table-cell>
          <table:table-cell table:style-name="Cell289">
            <text:p text:style-name="P294"/>
          </table:table-cell>
          <table:table-cell table:style-name="Cell290">
            <text:p text:style-name="P295"/>
          </table:table-cell>
        </table:table-row>
        <table:table-row table:style-name="Row59">
          <table:table-cell table:style-name="Cell291">
            <text:p text:style-name="P296"/>
          </table:table-cell>
          <table:table-cell table:style-name="Cell292">
            <text:p text:style-name="P297"><text:span text:style-name="T297_1">serving</text:span><text:span text:style-name="T297_2">_</text:span><text:span text:style-name="T297_3">request</text:span><text:span text:style-name="T297_4">{</text:span><text:span text:style-name="T297_5">dateTs</text:span><text:span text:style-name="T297_6">}</text:span></text:p>
          </table:table-cell>
          <table:table-cell table:style-name="Cell293">
            <text:p text:style-name="P298"/>
          </table:table-cell>
          <table:table-cell table:style-name="Cell294">
            <text:p text:style-name="P299"/>
          </table:table-cell>
          <table:table-cell table:style-name="Cell295">
            <text:p text:style-name="P300"/>
          </table:table-cell>
        </table:table-row>
        <table:table-row table:style-name="Row60">
          <table:table-cell table:style-name="Cell296">
            <text:p text:style-name="P301"/>
          </table:table-cell>
          <table:table-cell table:style-name="Cell297">
            <text:p text:style-name="P302"><text:span text:style-name="T302_1">serving</text:span><text:span text:style-name="T302_2">_</text:span><text:span text:style-name="T302_3">traffic</text:span><text:span text:style-name="T302_4">{</text:span><text:span text:style-name="T302_5">dateTs</text:span><text:span text:style-name="T302_6">}</text:span></text:p>
          </table:table-cell>
          <table:table-cell table:style-name="Cell298">
            <text:p text:style-name="P303"/>
          </table:table-cell>
          <table:table-cell table:style-name="Cell299">
            <text:p text:style-name="P304"/>
          </table:table-cell>
          <table:table-cell table:style-name="Cell300">
            <text:p text:style-name="P305"/>
          </table:table-cell>
        </table:table-row>
        <table:table-row table:style-name="Row61">
          <table:table-cell table:style-name="Cell301">
            <text:p text:style-name="P306"/>
          </table:table-cell>
          <table:table-cell table:style-name="Cell302">
            <text:p text:style-name="P307"><text:span text:style-name="T307_1">serving</text:span><text:span text:style-name="T307_2">_</text:span><text:span text:style-name="T307_3">engine</text:span><text:span text:style-name="T307_4">_</text:span><text:span text:style-name="T307_5">status</text:span></text:p>
          </table:table-cell>
          <table:table-cell table:style-name="Cell303">
            <text:p text:style-name="P308"/>
          </table:table-cell>
          <table:table-cell table:style-name="Cell304">
            <text:p text:style-name="P309"/>
          </table:table-cell>
          <table:table-cell table:style-name="Cell305">
            <text:p text:style-name="P310"/>
          </table:table-cell>
        </table:table-row>
        <table:table-row table:style-name="Row62">
          <table:table-cell table:style-name="Cell306">
            <text:p text:style-name="P311"/>
          </table:table-cell>
          <table:table-cell table:style-name="Cell307">
            <text:p text:style-name="P312"><text:span text:style-name="T312_1">serving</text:span><text:span text:style-name="T312_2">_</text:span><text:span text:style-name="T312_3">adimage</text:span><text:span text:style-name="T312_4">-{$</text:span><text:span text:style-name="T312_5">domain</text:span><text:span text:style-name="T312_6">_</text:span><text:span text:style-name="T312_7">id</text:span><text:span text:style-name="T312_8">}-</text:span><text:span text:style-name="T312_9">ad</text:span><text:span text:style-name="T312_10">_</text:span><text:span text:style-name="T312_11">pos</text:span><text:span text:style-name="T312_12">_</text:span><text:span text:style-name="T312_13">num</text:span><text:span text:style-name="T312_14">{</text:span><text:span text:style-name="T312_15">dateTs</text:span><text:span text:style-name="T312_16">}</text:span></text:p>
          </table:table-cell>
          <table:table-cell table:style-name="Cell308">
            <text:p text:style-name="P313"/>
          </table:table-cell>
          <table:table-cell table:style-name="Cell309">
            <text:p text:style-name="P314"><text:span text:style-name="T314_1">adimage讯息</text:span></text:p>
          </table:table-cell>
          <table:table-cell table:style-name="Cell310">
            <text:p text:style-name="P315"/>
          </table:table-cell>
        </table:table-row>
        <table:table-row table:style-name="Row63">
          <table:table-cell table:style-name="Cell311">
            <text:p text:style-name="P316"/>
          </table:table-cell>
          <table:table-cell table:style-name="Cell312">
            <text:p text:style-name="P317"><text:span text:style-name="T317_1">serving</text:span><text:span text:style-name="T317_2">_</text:span><text:span text:style-name="T317_3">adimage</text:span><text:span text:style-name="T317_4">-{$</text:span><text:span text:style-name="T317_5">domain</text:span><text:span text:style-name="T317_6">_</text:span><text:span text:style-name="T317_7">id</text:span><text:span text:style-name="T317_8">}-</text:span><text:span text:style-name="T317_9">ad</text:span><text:span text:style-name="T317_10">_</text:span><text:span text:style-name="T317_11">campaign</text:span><text:span text:style-name="T317_12">_</text:span><text:span text:style-name="T317_13">num</text:span><text:span text:style-name="T317_14">{</text:span><text:span text:style-name="T317_15">dateTs</text:span><text:span text:style-name="T317_16">}</text:span></text:p>
          </table:table-cell>
          <table:table-cell table:style-name="Cell313">
            <text:p text:style-name="P318"/>
          </table:table-cell>
          <table:table-cell table:style-name="Cell314">
            <text:p text:style-name="P319"/>
          </table:table-cell>
          <table:table-cell table:style-name="Cell315">
            <text:p text:style-name="P320"/>
          </table:table-cell>
        </table:table-row>
        <table:table-row table:style-name="Row64">
          <table:table-cell table:style-name="Cell316">
            <text:p text:style-name="P321"/>
          </table:table-cell>
          <table:table-cell table:style-name="Cell317">
            <text:p text:style-name="P322"><text:span text:style-name="T322_1">serving</text:span><text:span text:style-name="T322_2">_</text:span><text:span text:style-name="T322_3">adimage</text:span><text:span text:style-name="T322_4">-{$</text:span><text:span text:style-name="T322_5">domain</text:span><text:span text:style-name="T322_6">_</text:span><text:span text:style-name="T322_7">id</text:span><text:span text:style-name="T322_8">}-</text:span><text:span text:style-name="T322_9">delivering</text:span><text:span text:style-name="T322_10">_</text:span><text:span text:style-name="T322_11">cache</text:span><text:span text:style-name="T322_12">_</text:span><text:span text:style-name="T322_13">num</text:span><text:span text:style-name="T322_14">{</text:span><text:span text:style-name="T322_15">dateTs</text:span><text:span text:style-name="T322_16">}</text:span></text:p>
          </table:table-cell>
          <table:table-cell table:style-name="Cell318">
            <text:p text:style-name="P323"/>
          </table:table-cell>
          <table:table-cell table:style-name="Cell319">
            <text:p text:style-name="P324"/>
          </table:table-cell>
          <table:table-cell table:style-name="Cell320">
            <text:p text:style-name="P325"/>
          </table:table-cell>
        </table:table-row>
        <table:table-row table:style-name="Row65">
          <table:table-cell table:style-name="Cell321">
            <text:p text:style-name="P326"/>
          </table:table-cell>
          <table:table-cell table:style-name="Cell322">
            <text:p text:style-name="P327"><text:span text:style-name="T327_1">serving</text:span><text:span text:style-name="T327_2">_</text:span><text:span text:style-name="T327_3">adimage</text:span><text:span text:style-name="T327_4">-{$</text:span><text:span text:style-name="T327_5">domain</text:span><text:span text:style-name="T327_6">_</text:span><text:span text:style-name="T327_7">id</text:span><text:span text:style-name="T327_8">}-</text:span><text:span text:style-name="T327_9">pack</text:span><text:span text:style-name="T327_10">_</text:span><text:span text:style-name="T327_11">serialnum</text:span><text:span text:style-name="T327_12">{</text:span><text:span text:style-name="T327_13">dateTs</text:span><text:span text:style-name="T327_14">}</text:span></text:p>
          </table:table-cell>
          <table:table-cell table:style-name="Cell323">
            <text:p text:style-name="P328"/>
          </table:table-cell>
          <table:table-cell table:style-name="Cell324">
            <text:p text:style-name="P329"/>
          </table:table-cell>
          <table:table-cell table:style-name="Cell325">
            <text:p text:style-name="P330"/>
          </table:table-cell>
        </table:table-row>
        <table:table-row table:style-name="Row66">
          <table:table-cell table:style-name="Cell326">
            <text:p text:style-name="P331"/>
          </table:table-cell>
          <table:table-cell table:style-name="Cell327">
            <text:p text:style-name="P332"><text:span text:style-name="T332_1">serving</text:span><text:span text:style-name="T332_2">_</text:span><text:span text:style-name="T332_3">adimage</text:span><text:span text:style-name="T332_4">-{$</text:span><text:span text:style-name="T332_5">domain</text:span><text:span text:style-name="T332_6">_</text:span><text:span text:style-name="T332_7">id</text:span><text:span text:style-name="T332_8">}-</text:span><text:span text:style-name="T332_9">publish</text:span><text:span text:style-name="T332_10">_</text:span><text:span text:style-name="T332_11">role</text:span><text:span text:style-name="T332_12">{</text:span><text:span text:style-name="T332_13">dateTs</text:span><text:span text:style-name="T332_14">}</text:span></text:p>
          </table:table-cell>
          <table:table-cell table:style-name="Cell328">
            <text:p text:style-name="P333"/>
          </table:table-cell>
          <table:table-cell table:style-name="Cell329">
            <text:p text:style-name="P334"/>
          </table:table-cell>
          <table:table-cell table:style-name="Cell330">
            <text:p text:style-name="P335"/>
          </table:table-cell>
        </table:table-row>
        <table:table-row table:style-name="Row67">
          <table:table-cell table:style-name="Cell331">
            <text:p text:style-name="P336"/>
          </table:table-cell>
          <table:table-cell table:style-name="Cell332">
            <text:p text:style-name="P337"><text:span text:style-name="T337_1">serving</text:span><text:span text:style-name="T337_2">_</text:span><text:span text:style-name="T337_3">total</text:span><text:span text:style-name="T337_4">_</text:span><text:span text:style-name="T337_5">log</text:span><text:span text:style-name="T337_6">_</text:span><text:span text:style-name="T337_7">num</text:span><text:span text:style-name="T337_8">{</text:span><text:span text:style-name="T337_9">dateTs</text:span><text:span text:style-name="T337_10">}</text:span></text:p>
          </table:table-cell>
          <table:table-cell table:style-name="Cell333">
            <text:p text:style-name="P338"/>
          </table:table-cell>
          <table:table-cell table:style-name="Cell334">
            <text:p text:style-name="P339"/>
          </table:table-cell>
          <table:table-cell table:style-name="Cell335">
            <text:p text:style-name="P340"/>
          </table:table-cell>
        </table:table-row>
        <table:table-row table:style-name="Row68">
          <table:table-cell table:style-name="Cell336">
            <text:p text:style-name="P341"/>
          </table:table-cell>
          <table:table-cell table:style-name="Cell337">
            <text:p text:style-name="P342"><text:span text:style-name="T342_1">serving</text:span><text:span text:style-name="T342_2">_</text:span><text:span text:style-name="T342_3">upload</text:span><text:span text:style-name="T342_4">_</text:span><text:span text:style-name="T342_5">log</text:span><text:span text:style-name="T342_6">_</text:span><text:span text:style-name="T342_7">num</text:span><text:span text:style-name="T342_8">{</text:span><text:span text:style-name="T342_9">dateTs</text:span><text:span text:style-name="T342_10">}</text:span></text:p>
          </table:table-cell>
          <table:table-cell table:style-name="Cell338">
            <text:p text:style-name="P343"/>
          </table:table-cell>
          <table:table-cell table:style-name="Cell339">
            <text:p text:style-name="P344"/>
          </table:table-cell>
          <table:table-cell table:style-name="Cell340">
            <text:p text:style-name="P345"/>
          </table:table-cell>
        </table:table-row>
        <table:table-row table:style-name="Row69">
          <table:table-cell table:style-name="Cell341">
            <text:p text:style-name="P346"/>
          </table:table-cell>
          <table:table-cell table:style-name="Cell342">
            <text:p text:style-name="P347"><text:span text:style-name="T347_1">serving</text:span><text:span text:style-name="T347_2">_</text:span><text:span text:style-name="T347_3">file</text:span><text:span text:style-name="T347_4">_</text:span><text:span text:style-name="T347_5">name</text:span><text:span text:style-name="T347_6">{</text:span><text:span text:style-name="T347_7">dateTs</text:span><text:span text:style-name="T347_8">}</text:span></text:p>
          </table:table-cell>
          <table:table-cell table:style-name="Cell343">
            <text:p text:style-name="P348"/>
          </table:table-cell>
          <table:table-cell table:style-name="Cell344">
            <text:p text:style-name="P349"/>
          </table:table-cell>
          <table:table-cell table:style-name="Cell345">
            <text:p text:style-name="P350"/>
          </table:table-cell>
        </table:table-row>
        <table:table-row table:style-name="Row70">
          <table:table-cell table:style-name="Cell346">
            <text:p text:style-name="P351"/>
          </table:table-cell>
          <table:table-cell table:style-name="Cell347">
            <text:p text:style-name="P352"><text:span text:style-name="T352_1">serving</text:span><text:span text:style-name="T352_2">_</text:span><text:span text:style-name="T352_3">file</text:span><text:span text:style-name="T352_4">_</text:span><text:span text:style-name="T352_5">md</text:span><text:span text:style-name="T352_6">5{</text:span><text:span text:style-name="T352_7">dateTs</text:span><text:span text:style-name="T352_8">}</text:span></text:p>
          </table:table-cell>
          <table:table-cell table:style-name="Cell348">
            <text:p text:style-name="P353"/>
          </table:table-cell>
          <table:table-cell table:style-name="Cell349">
            <text:p text:style-name="P354"/>
          </table:table-cell>
          <table:table-cell table:style-name="Cell350">
            <text:p text:style-name="P355"/>
          </table:table-cell>
        </table:table-row>
        <table:table-row table:style-name="Row71">
          <table:table-cell table:style-name="Cell351">
            <text:p text:style-name="P356"/>
          </table:table-cell>
          <table:table-cell table:style-name="Cell352">
            <text:p text:style-name="P357"><text:span text:style-name="T357_1">daemon</text:span><text:span text:style-name="T357_2">_</text:span><text:span text:style-name="T357_3">webserver</text:span><text:span text:style-name="T357_4">_</text:span><text:span text:style-name="T357_5">status</text:span><text:span text:style-name="T357_6">{</text:span><text:span text:style-name="T357_7">dateTs</text:span><text:span text:style-name="T357_8">}</text:span></text:p>
          </table:table-cell>
          <table:table-cell table:style-name="Cell353">
            <text:p text:style-name="P358"/>
          </table:table-cell>
          <table:table-cell table:style-name="Cell354">
            <text:p text:style-name="P359"/>
          </table:table-cell>
          <table:table-cell table:style-name="Cell355">
            <text:p text:style-name="P360"/>
          </table:table-cell>
        </table:table-row>
        <table:table-row table:style-name="Row72">
          <table:table-cell table:style-name="Cell356">
            <text:p text:style-name="P361"/>
          </table:table-cell>
          <table:table-cell table:style-name="Cell357">
            <text:p text:style-name="P362"><text:span text:style-name="T362_1">daemon</text:span><text:span text:style-name="T362_2">_</text:span><text:span text:style-name="T362_3">daemon</text:span><text:span text:style-name="T362_4">_</text:span><text:span text:style-name="T362_5">status</text:span><text:span text:style-name="T362_6">{</text:span><text:span text:style-name="T362_7">dateTs</text:span><text:span text:style-name="T362_8">}</text:span></text:p>
          </table:table-cell>
          <table:table-cell table:style-name="Cell358">
            <text:p text:style-name="P363"/>
          </table:table-cell>
          <table:table-cell table:style-name="Cell359">
            <text:p text:style-name="P364"/>
          </table:table-cell>
          <table:table-cell table:style-name="Cell360">
            <text:p text:style-name="P365"/>
          </table:table-cell>
        </table:table-row>
        <table:table-row table:style-name="Row73">
          <table:table-cell table:style-name="Cell361">
            <text:p text:style-name="P366"/>
          </table:table-cell>
          <table:table-cell table:style-name="Cell362">
            <text:p text:style-name="P367"><text:span text:style-name="T367_1">daemon</text:span><text:span text:style-name="T367_2">_</text:span><text:span text:style-name="T367_3">login</text:span><text:span text:style-name="T367_4">_</text:span><text:span text:style-name="T367_5">status</text:span><text:span text:style-name="T367_6">{</text:span><text:span text:style-name="T367_7">dateTs</text:span><text:span text:style-name="T367_8">}</text:span></text:p>
          </table:table-cell>
          <table:table-cell table:style-name="Cell363">
            <text:p text:style-name="P368"/>
          </table:table-cell>
          <table:table-cell table:style-name="Cell364">
            <text:p text:style-name="P369"/>
          </table:table-cell>
          <table:table-cell table:style-name="Cell365">
            <text:p text:style-name="P370"/>
          </table:table-cell>
        </table:table-row>
        <table:table-row table:style-name="Row74">
          <table:table-cell table:style-name="Cell366">
            <text:p text:style-name="P371"/>
          </table:table-cell>
          <table:table-cell table:style-name="Cell367">
            <text:p text:style-name="P372"><text:span text:style-name="T372_1">daemon</text:span><text:span text:style-name="T372_2">_</text:span><text:span text:style-name="T372_3">adserv</text:span><text:span text:style-name="T372_4">_</text:span><text:span text:style-name="T372_5">status</text:span><text:span text:style-name="T372_6">{</text:span><text:span text:style-name="T372_7">dateTs</text:span><text:span text:style-name="T372_8">}</text:span></text:p>
          </table:table-cell>
          <table:table-cell table:style-name="Cell368">
            <text:p text:style-name="P373"/>
          </table:table-cell>
          <table:table-cell table:style-name="Cell369">
            <text:p text:style-name="P374"/>
          </table:table-cell>
          <table:table-cell table:style-name="Cell370">
            <text:p text:style-name="P375"/>
          </table:table-cell>
        </table:table-row>
        <table:table-row table:style-name="Row75">
          <table:table-cell table:style-name="Cell371">
            <text:p text:style-name="P376"/>
          </table:table-cell>
          <table:table-cell table:style-name="Cell372">
            <text:p text:style-name="P377"><text:span text:style-name="T377_1">daemon</text:span><text:span text:style-name="T377_2">_</text:span><text:span text:style-name="T377_3">errorlog</text:span><text:span text:style-name="T377_4">_</text:span><text:span text:style-name="T377_5">status</text:span><text:span text:style-name="T377_6">{</text:span><text:span text:style-name="T377_7">dateTs</text:span><text:span text:style-name="T377_8">}</text:span></text:p>
          </table:table-cell>
          <table:table-cell table:style-name="Cell373">
            <text:p text:style-name="P378"/>
          </table:table-cell>
          <table:table-cell table:style-name="Cell374">
            <text:p text:style-name="P379"/>
          </table:table-cell>
          <table:table-cell table:style-name="Cell375">
            <text:p text:style-name="P380"/>
          </table:table-cell>
        </table:table-row>
        <table:table-row table:style-name="Row76">
          <table:table-cell table:style-name="Cell376">
            <text:p text:style-name="P381"/>
          </table:table-cell>
          <table:table-cell table:style-name="Cell377">
            <text:p text:style-name="P382"><text:span text:style-name="T382_1">report</text:span><text:span text:style-name="T382_2">_</text:span><text:span text:style-name="T382_3">process</text:span><text:span text:style-name="T382_4">_</text:span><text:span text:style-name="T382_5">speed</text:span><text:span text:style-name="T382_6">{</text:span><text:span text:style-name="T382_7">dateTs</text:span><text:span text:style-name="T382_8">}</text:span></text:p>
          </table:table-cell>
          <table:table-cell table:style-name="Cell378">
            <text:p text:style-name="P383"/>
          </table:table-cell>
          <table:table-cell table:style-name="Cell379">
            <text:p text:style-name="P384"/>
          </table:table-cell>
          <table:table-cell table:style-name="Cell380">
            <text:p text:style-name="P385"/>
          </table:table-cell>
        </table:table-row>
        <table:table-row table:style-name="Row77">
          <table:table-cell table:style-name="Cell381">
            <text:p text:style-name="P386"/>
          </table:table-cell>
          <table:table-cell table:style-name="Cell382">
            <text:p text:style-name="P387"><text:span text:style-name="T387_1">report</text:span><text:span text:style-name="T387_2">_</text:span><text:span text:style-name="T387_3">wait</text:span><text:span text:style-name="T387_4">_</text:span><text:span text:style-name="T387_5">process</text:span><text:span text:style-name="T387_6">_</text:span><text:span text:style-name="T387_7">log</text:span><text:span text:style-name="T387_8">_</text:span><text:span text:style-name="T387_9">num</text:span><text:span text:style-name="T387_10">{</text:span><text:span text:style-name="T387_11">dateTs</text:span><text:span text:style-name="T387_12">}</text:span></text:p>
          </table:table-cell>
          <table:table-cell table:style-name="Cell383">
            <text:p text:style-name="P388"/>
          </table:table-cell>
          <table:table-cell table:style-name="Cell384">
            <text:p text:style-name="P389"/>
          </table:table-cell>
          <table:table-cell table:style-name="Cell385">
            <text:p text:style-name="P390"/>
          </table:table-cell>
        </table:table-row>
        <table:table-row table:style-name="Row78">
          <table:table-cell table:style-name="Cell386">
            <text:p text:style-name="P391"/>
          </table:table-cell>
          <table:table-cell table:style-name="Cell387">
            <text:p text:style-name="P392"><text:span text:style-name="T392_1">madn</text:span><text:span text:style-name="T392_2">_</text:span><text:span text:style-name="T392_3">url</text:span><text:span text:style-name="T392_4">-{$</text:span><text:span text:style-name="T392_5">urlName</text:span><text:span text:style-name="T392_6">}-</text:span><text:span text:style-name="T392_7">statuscode</text:span><text:span text:style-name="T392_8">{</text:span><text:span text:style-name="T392_9">dateTs</text:span><text:span text:style-name="T392_10">}</text:span></text:p>
          </table:table-cell>
          <table:table-cell table:style-name="Cell388">
            <text:p text:style-name="P393"/>
          </table:table-cell>
          <table:table-cell table:style-name="Cell389">
            <text:p text:style-name="P394"/>
          </table:table-cell>
          <table:table-cell table:style-name="Cell390">
            <text:p text:style-name="P395"><text:span text:style-name="T395_1">info</text:span><text:span text:style-name="T395_2">:</text:span><text:span text:style-name="T395_3">madn</text:span><text:span text:style-name="T395_4">_</text:span><text:span text:style-name="T395_5">url</text:span><text:span text:style-name="T395_6">-</text:span><text:span text:style-name="T395_7">baidu</text:span><text:span text:style-name="T395_8">-</text:span><text:span text:style-name="T395_9">statuscode</text:span><text:span text:style-name="T395_10">1342972800=&gt;200|</text:span><text:span text:style-name="T395_11">http</text:span><text:span text:style-name="T395_12">://</text:span><text:span text:style-name="T395_13">www</text:span><text:span text:style-name="T395_14">.</text:span><text:span text:style-name="T395_15">baidu</text:span><text:span text:style-name="T395_16">.</text:span><text:span text:style-name="T395_17">com</text:span></text:p>
          </table:table-cell>
        </table:table-row>
        <table:table-row table:style-name="Row79">
          <table:table-cell table:style-name="Cell391">
            <text:p text:style-name="P396"/>
          </table:table-cell>
          <table:table-cell table:style-name="Cell392">
            <text:p text:style-name="P397"><text:span text:style-name="T397_1">testspeed</text:span><text:span text:style-name="T397_2">_</text:span><text:span text:style-name="T397_3">url</text:span><text:span text:style-name="T397_4">-{$</text:span><text:span text:style-name="T397_5">urlName</text:span><text:span text:style-name="T397_6">}-</text:span><text:span text:style-name="T397_7">times</text:span><text:span text:style-name="T397_8">{</text:span><text:span text:style-name="T397_9">dateTs</text:span><text:span text:style-name="T397_10">2}</text:span></text:p>
          </table:table-cell>
          <table:table-cell table:style-name="Cell393">
            <text:p text:style-name="P398"><text:span text:style-name="T398_1">次数</text:span></text:p>
          </table:table-cell>
          <table:table-cell table:style-name="Cell394">
            <text:p text:style-name="P399"><text:span text:style-name="T399_1">当天该测速站点被监测的次数</text:span></text:p>
          </table:table-cell>
          <table:table-cell table:style-name="Cell395">
            <text:p text:style-name="P400"><text:span text:style-name="T400_1">info</text:span><text:span text:style-name="T400_2">:</text:span><text:span text:style-name="T400_3">testspeed</text:span><text:span text:style-name="T400_4">_</text:span><text:span text:style-name="T400_5">url</text:span><text:span text:style-name="T400_6">-</text:span><text:span text:style-name="T400_7">baidu</text:span><text:span text:style-name="T400_8">-</text:span><text:span text:style-name="T400_9">times</text:span><text:span text:style-name="T400_10">1346169600=&gt;88</text:span></text:p>
          </table:table-cell>
        </table:table-row>
        <table:table-row table:style-name="Row80">
          <table:table-cell table:style-name="Cell396">
            <text:p text:style-name="P401"/>
          </table:table-cell>
          <table:table-cell table:style-name="Cell397">
            <text:p text:style-name="P402"><text:span text:style-name="T402_1">testspeed</text:span><text:span text:style-name="T402_2">_</text:span><text:span text:style-name="T402_3">url</text:span><text:span text:style-name="T402_4">-{$</text:span><text:span text:style-name="T402_5">urlName</text:span><text:span text:style-name="T402_6">}-</text:span><text:span text:style-name="T402_7">speed</text:span><text:span text:style-name="T402_8">{</text:span><text:span text:style-name="T402_9">dateTs</text:span><text:span text:style-name="T402_10">2}</text:span></text:p>
          </table:table-cell>
          <table:table-cell table:style-name="Cell398">
            <text:p text:style-name="P403"><text:span text:style-name="T403_1">秒数</text:span><text:span text:style-name="T403_2">,3</text:span><text:span text:style-name="T403_3">位小数</text:span></text:p>
          </table:table-cell>
          <table:table-cell table:style-name="Cell399">
            <text:p text:style-name="P404"><text:span text:style-name="T404_1">平均速度</text:span></text:p>
          </table:table-cell>
          <table:table-cell table:style-name="Cell400">
            <text:p text:style-name="P405"><text:span text:style-name="T405_1">info</text:span><text:span text:style-name="T405_2">:</text:span><text:span text:style-name="T405_3">testspeed</text:span><text:span text:style-name="T405_4">_</text:span><text:span text:style-name="T405_5">url</text:span><text:span text:style-name="T405_6">-</text:span><text:span text:style-name="T405_7">baidu</text:span><text:span text:style-name="T405_8"><text:s/></text:span><text:span text:style-name="T405_9">logo</text:span><text:span text:style-name="T405_10">-</text:span><text:span text:style-name="T405_11">speed</text:span><text:span text:style-name="T405_12">1346169600</text:span><text:span text:style-name="T405_13">=&gt;4.341</text:span></text:p>
          </table:table-cell>
        </table:table-row>
        <table:table-row table:style-name="Row81">
          <table:table-cell table:style-name="Cell401">
            <text:p text:style-name="P406"/>
          </table:table-cell>
          <table:table-cell table:style-name="Cell402">
            <text:p text:style-name="P407"><text:span text:style-name="T407_1">testspeed</text:span><text:span text:style-name="T407_2">_</text:span><text:span text:style-name="T407_3">url</text:span><text:span text:style-name="T407_4">-{$</text:span><text:span text:style-name="T407_5">urlName</text:span><text:span text:style-name="T407_6">}-</text:span><text:span text:style-name="T407_7">lspeed</text:span><text:span text:style-name="T407_8">{</text:span><text:span text:style-name="T407_9">dateTs</text:span><text:span text:style-name="T407_10">2}</text:span></text:p>
          </table:table-cell>
          <table:table-cell table:style-name="Cell403">
            <text:p text:style-name="P408"><text:span text:style-name="T408_1">同上</text:span></text:p>
          </table:table-cell>
          <table:table-cell table:style-name="Cell404">
            <text:p text:style-name="P409"><text:span text:style-name="T409_1">最慢</text:span></text:p>
          </table:table-cell>
          <table:table-cell table:style-name="Cell405">
            <text:p text:style-name="P410"><text:span text:style-name="T410_1">info</text:span><text:span text:style-name="T410_2">:</text:span><text:span text:style-name="T410_3">testspeed</text:span><text:span text:style-name="T410_4">_</text:span><text:span text:style-name="T410_5">url</text:span><text:span text:style-name="T410_6">-</text:span><text:span text:style-name="T410_7">baidu</text:span><text:span text:style-name="T410_8"><text:s/></text:span><text:span text:style-name="T410_9">logo</text:span><text:span text:style-name="T410_10">-</text:span><text:span text:style-name="T410_11">speed</text:span><text:span text:style-name="T410_12">1346169600</text:span><text:span text:style-name="T410_13">=&gt;8.341</text:span></text:p>
          </table:table-cell>
        </table:table-row>
        <table:table-row table:style-name="Row82">
          <table:table-cell table:style-name="Cell406">
            <text:p text:style-name="P411"/>
          </table:table-cell>
          <table:table-cell table:style-name="Cell407">
            <text:p text:style-name="P412"><text:span text:style-name="T412_1">testspeed</text:span><text:span text:style-name="T412_2">_</text:span><text:span text:style-name="T412_3">url</text:span><text:span text:style-name="T412_4">-{$</text:span><text:span text:style-name="T412_5">urlName</text:span><text:span text:style-name="T412_6">}-</text:span><text:span text:style-name="T412_7">hspeed</text:span><text:span text:style-name="T412_8">{</text:span><text:span text:style-name="T412_9">dateTs</text:span><text:span text:style-name="T412_10">2}</text:span></text:p>
          </table:table-cell>
          <table:table-cell table:style-name="Cell408">
            <text:p text:style-name="P413"><text:span text:style-name="T413_1">同上</text:span></text:p>
          </table:table-cell>
          <table:table-cell table:style-name="Cell409">
            <text:p text:style-name="P414"><text:span text:style-name="T414_1">最快</text:span></text:p>
          </table:table-cell>
          <table:table-cell table:style-name="Cell410">
            <text:p text:style-name="P415"><text:span text:style-name="T415_1">info</text:span><text:span text:style-name="T415_2">:</text:span><text:span text:style-name="T415_3">testspeed</text:span><text:span text:style-name="T415_4">_</text:span><text:span text:style-name="T415_5">url</text:span><text:span text:style-name="T415_6">-</text:span><text:span text:style-name="T415_7">baidu</text:span><text:span text:style-name="T415_8"><text:s/></text:span><text:span text:style-name="T415_9">logo</text:span><text:span text:style-name="T415_10">-</text:span><text:span text:style-name="T415_11">speed</text:span><text:span text:style-name="T415_12">1346169600</text:span><text:span text:style-name="T415_13">=&gt;0.341</text:span></text:p>
          </table:table-cell>
        </table:table-row>
        <table:table-row table:style-name="Row83">
          <table:table-cell table:style-name="Cell411">
            <text:p text:style-name="P416"><text:span text:style-name="T416_1">event</text:span></text:p>
          </table:table-cell>
          <table:table-cell table:style-name="Cell412">
            <text:p text:style-name="P417"><text:span text:style-name="T417_1">{</text:span><text:span text:style-name="T417_2">eventCode</text:span><text:span text:style-name="T417_3">}</text:span></text:p>
          </table:table-cell>
          <table:table-cell table:style-name="Cell413">
            <text:p text:style-name="P418"/>
          </table:table-cell>
          <table:table-cell table:style-name="Cell414">
            <text:p text:style-name="P419"/>
          </table:table-cell>
          <table:table-cell table:style-name="Cell415">
            <text:p text:style-name="P420"><text:span text:style-name="T420_1">event</text:span><text:span text:style-name="T420_2">:003</text:span><text:span text:style-name="T420_3">w</text:span><text:span text:style-name="T420_4">=&gt;</text:span><text:span text:style-name="T420_5">事件开始时间</text:span><text:span text:style-name="T420_6">|</text:span><text:span text:style-name="T420_7">事件的描述</text:span><text:span text:style-name="T420_8">，</text:span><text:span text:style-name="T420_9">ts为解决事件</text:span><text:span text:style-name="T420_10">，</text:span><text:span text:style-name="T420_11">一共</text:span><text:span text:style-name="T420_12">1000</text:span><text:span text:style-name="T420_13">个version</text:span></text:p>
          </table:table-cell>
        </table:table-row>
      </table:table>
      <text:p text:style-name="P421"><text:span text:style-name="T421_1">备注</text:span><text:span text:style-name="T421_2">：</text:span></text:p>
      <text:p text:style-name="P422"><text:span text:style-name="T422_1"><text:s text:c="4"/></text:span><text:span text:style-name="T422_2">监控历史信息表</text:span><text:span text:style-name="T422_3">。</text:span><text:span text:style-name="T422_4">dateTs为日期</text:span><text:span text:style-name="T422_5">，</text:span><text:span text:style-name="T422_6">如</text:span><text:span text:style-name="T422_7">110815;288</text:span><text:span text:style-name="T422_8">个版本的计算</text:span><text:span text:style-name="T422_9">，24</text:span><text:span text:style-name="T422_10">小时为</text:span><text:span text:style-name="T422_11">1440</text:span><text:span text:style-name="T422_12">分</text:span><text:span text:style-name="T422_13">，</text:span><text:span text:style-name="T422_14">每</text:span><text:span text:style-name="T422_15">5</text:span><text:span text:style-name="T422_16">分钟存一次</text:span><text:span text:style-name="T422_17">，</text:span><text:span text:style-name="T422_18">则须</text:span><text:span text:style-name="T422_19">288</text:span><text:span text:style-name="T422_20">个</text:span><text:span text:style-name="T422_21">。</text:span><text:span text:style-name="T422_22">Version的Ts值是</text:span><text:span text:style-name="T422_23">:</text:span><text:span text:style-name="T422_24">time</text:span><text:span text:style-name="T422_25">()-</text:span><text:span text:style-name="T422_26">time</text:span><text:span text:style-name="T422_27">()%300。</text:span></text:p>
      <text:p text:style-name="P423"><text:span text:style-name="T423_1">dateTs</text:span><text:span text:style-name="T423_2">2</text:span><text:span text:style-name="T423_3">为每日的时间戳strtotime</text:span><text:span text:style-name="T423_4">(</text:span><text:span text:style-name="T423_5">date</text:span><text:span text:style-name="T423_6">('</text:span><text:span text:style-name="T423_7">Y</text:span><text:span text:style-name="T423_8">-</text:span><text:span text:style-name="T423_9">m</text:span><text:span text:style-name="T423_10">-</text:span><text:span text:style-name="T423_11">d</text:span><text:span text:style-name="T423_12">'))</text:span></text:p>
      <text:p text:style-name="P424"/>
      <text:p text:style-name="P425"/>
      <text:p text:style-name="P426"><text:span text:style-name="T426_1">2.</text:span><text:span text:style-name="T426_2">monitor</text:span><text:span text:style-name="T426_3">_</text:span><text:span text:style-name="T426_4">server</text:span></text:p>
      <text:p text:style-name="P427"><text:span text:style-name="T427_1"><text:s text:c="7"/>2.1<text:s/></text:span><text:span text:style-name="T427_2">schema</text:span></text:p>
      <text:list text:style-name="LS1" xml:id="list1" text:continue-list="list0">
        <text:list-item>
          <text:list>
            <text:list-item>
              <text:p text:style-name="P428"><text:span text:style-name="T428_1">rowkey</text:span><text:span text:style-name="T428_2">:</text:span><text:span text:style-name="T428_3">&lt;</text:span><text:span text:style-name="T428_4">服务器的id</text:span><text:span text:style-name="T428_5">&gt;</text:span></text:p>
            </text:list-item>
          </text:list>
        </text:list-item>
      </text:list>
      <text:p text:style-name="P429"><text:span text:style-name="T429_1">column</text:span><text:span text:style-name="T429_2"><text:s/></text:span><text:span text:style-name="T429_3">family</text:span><text:span text:style-name="T429_4"><text:s/></text:span><text:span text:style-name="T429_5">如下表</text:span><text:span text:style-name="T429_6">：</text:span></text:p>
      <text:p text:style-name="P430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84">
          <table:table-cell table:style-name="Cell416">
            <text:p text:style-name="P431"><text:span text:style-name="T431_1">family</text:span></text:p>
          </table:table-cell>
          <table:table-cell table:style-name="Cell417">
            <text:p text:style-name="P432"><text:span text:style-name="T432_1">qualiﬁer</text:span></text:p>
          </table:table-cell>
          <table:table-cell table:style-name="Cell418">
            <text:p text:style-name="P433"><text:span text:style-name="T433_1">value</text:span></text:p>
          </table:table-cell>
          <table:table-cell table:style-name="Cell419">
            <text:p text:style-name="P434"><text:span text:style-name="T434_1">说明</text:span></text:p>
          </table:table-cell>
          <table:table-cell table:style-name="Cell420">
            <text:p text:style-name="P435"><text:span text:style-name="T435_1">范例</text:span></text:p>
          </table:table-cell>
        </table:table-row>
        <table:table-row table:style-name="Row85">
          <table:table-cell table:style-name="Cell421">
            <text:p text:style-name="P436"><text:span text:style-name="T436_1">generic</text:span></text:p>
          </table:table-cell>
          <table:table-cell table:style-name="Cell422">
            <text:p text:style-name="P437"><text:span text:style-name="T437_1">summary</text:span><text:span text:style-name="T437_2">_</text:span><text:span text:style-name="T437_3">load</text:span></text:p>
          </table:table-cell>
          <table:table-cell table:style-name="Cell423">
            <text:p text:style-name="P438"/>
          </table:table-cell>
          <table:table-cell table:style-name="Cell424">
            <text:p text:style-name="P439"/>
          </table:table-cell>
          <table:table-cell table:style-name="Cell425">
            <text:p text:style-name="P440"><text:span text:style-name="T440_1">generic</text:span><text:span text:style-name="T440_2">:</text:span><text:span text:style-name="T440_3">summary</text:span><text:span text:style-name="T440_4">_</text:span><text:span text:style-name="T440_5">load</text:span><text:span text:style-name="T440_6">=&gt;0.4</text:span></text:p>
          </table:table-cell>
        </table:table-row>
        <table:table-row table:style-name="Row86">
          <table:table-cell table:style-name="Cell426">
            <text:p text:style-name="P441"/>
          </table:table-cell>
          <table:table-cell table:style-name="Cell427">
            <text:p text:style-name="P442"><text:span text:style-name="T442_1">summary</text:span><text:span text:style-name="T442_2">_</text:span><text:span text:style-name="T442_3">uptime</text:span><text:span text:style-name="T442_4">_</text:span><text:span text:style-name="T442_5">day</text:span></text:p>
          </table:table-cell>
          <table:table-cell table:style-name="Cell428">
            <text:p text:style-name="P443"/>
          </table:table-cell>
          <table:table-cell table:style-name="Cell429">
            <text:p text:style-name="P444"/>
          </table:table-cell>
          <table:table-cell table:style-name="Cell430">
            <text:p text:style-name="P445"/>
          </table:table-cell>
        </table:table-row>
        <table:table-row table:style-name="Row87">
          <table:table-cell table:style-name="Cell431">
            <text:p text:style-name="P446"/>
          </table:table-cell>
          <table:table-cell table:style-name="Cell432">
            <text:p text:style-name="P447"><text:span text:style-name="T447_1">summary</text:span><text:span text:style-name="T447_2">_</text:span><text:span text:style-name="T447_3">uptime</text:span><text:span text:style-name="T447_4">_</text:span><text:span text:style-name="T447_5">his</text:span></text:p>
          </table:table-cell>
          <table:table-cell table:style-name="Cell433">
            <text:p text:style-name="P448"/>
          </table:table-cell>
          <table:table-cell table:style-name="Cell434">
            <text:p text:style-name="P449"/>
          </table:table-cell>
          <table:table-cell table:style-name="Cell435">
            <text:p text:style-name="P450"/>
          </table:table-cell>
        </table:table-row>
        <table:table-row table:style-name="Row88">
          <table:table-cell table:style-name="Cell436">
            <text:p text:style-name="P451"/>
          </table:table-cell>
          <table:table-cell table:style-name="Cell437">
            <text:p text:style-name="P452"><text:span text:style-name="T452_1">summary</text:span><text:span text:style-name="T452_2">_</text:span><text:span text:style-name="T452_3">tcp</text:span><text:span text:style-name="T452_4">_</text:span><text:span text:style-name="T452_5">connections</text:span></text:p>
          </table:table-cell>
          <table:table-cell table:style-name="Cell438">
            <text:p text:style-name="P453"/>
          </table:table-cell>
          <table:table-cell table:style-name="Cell439">
            <text:p text:style-name="P454"/>
          </table:table-cell>
          <table:table-cell table:style-name="Cell440">
            <text:p text:style-name="P455"/>
          </table:table-cell>
        </table:table-row>
        <table:table-row table:style-name="Row89">
          <table:table-cell table:style-name="Cell441">
            <text:p text:style-name="P456"/>
          </table:table-cell>
          <table:table-cell table:style-name="Cell442">
            <text:p text:style-name="P457"><text:span text:style-name="T457_1">cpu</text:span><text:span text:style-name="T457_2">_</text:span><text:span text:style-name="T457_3">use</text:span></text:p>
          </table:table-cell>
          <table:table-cell table:style-name="Cell443">
            <text:p text:style-name="P458"/>
          </table:table-cell>
          <table:table-cell table:style-name="Cell444">
            <text:p text:style-name="P459"/>
          </table:table-cell>
          <table:table-cell table:style-name="Cell445">
            <text:p text:style-name="P460"/>
          </table:table-cell>
        </table:table-row>
        <table:table-row table:style-name="Row90">
          <table:table-cell table:style-name="Cell446">
            <text:p text:style-name="P461"/>
          </table:table-cell>
          <table:table-cell table:style-name="Cell447">
            <text:p text:style-name="P462"><text:span text:style-name="T462_1">cpu</text:span><text:span text:style-name="T462_2">_</text:span><text:span text:style-name="T462_3">nice</text:span></text:p>
          </table:table-cell>
          <table:table-cell table:style-name="Cell448">
            <text:p text:style-name="P463"/>
          </table:table-cell>
          <table:table-cell table:style-name="Cell449">
            <text:p text:style-name="P464"/>
          </table:table-cell>
          <table:table-cell table:style-name="Cell450">
            <text:p text:style-name="P465"/>
          </table:table-cell>
        </table:table-row>
        <table:table-row table:style-name="Row91">
          <table:table-cell table:style-name="Cell451">
            <text:p text:style-name="P466"/>
          </table:table-cell>
          <table:table-cell table:style-name="Cell452">
            <text:p text:style-name="P467"><text:span text:style-name="T467_1">cpu</text:span><text:span text:style-name="T467_2">_</text:span><text:span text:style-name="T467_3">system</text:span></text:p>
          </table:table-cell>
          <table:table-cell table:style-name="Cell453">
            <text:p text:style-name="P468"/>
          </table:table-cell>
          <table:table-cell table:style-name="Cell454">
            <text:p text:style-name="P469"/>
          </table:table-cell>
          <table:table-cell table:style-name="Cell455">
            <text:p text:style-name="P470"/>
          </table:table-cell>
        </table:table-row>
        <table:table-row table:style-name="Row92">
          <table:table-cell table:style-name="Cell456">
            <text:p text:style-name="P471"/>
          </table:table-cell>
          <table:table-cell table:style-name="Cell457">
            <text:p text:style-name="P472"><text:span text:style-name="T472_1">cpu</text:span><text:span text:style-name="T472_2">_</text:span><text:span text:style-name="T472_3">interrupt</text:span></text:p>
          </table:table-cell>
          <table:table-cell table:style-name="Cell458">
            <text:p text:style-name="P473"/>
          </table:table-cell>
          <table:table-cell table:style-name="Cell459">
            <text:p text:style-name="P474"/>
          </table:table-cell>
          <table:table-cell table:style-name="Cell460">
            <text:p text:style-name="P475"/>
          </table:table-cell>
        </table:table-row>
        <table:table-row table:style-name="Row93">
          <table:table-cell table:style-name="Cell461">
            <text:p text:style-name="P476"/>
          </table:table-cell>
          <table:table-cell table:style-name="Cell462">
            <text:p text:style-name="P477"><text:span text:style-name="T477_1">cpu</text:span><text:span text:style-name="T477_2">_</text:span><text:span text:style-name="T477_3">idle</text:span></text:p>
          </table:table-cell>
          <table:table-cell table:style-name="Cell463">
            <text:p text:style-name="P478"/>
          </table:table-cell>
          <table:table-cell table:style-name="Cell464">
            <text:p text:style-name="P479"/>
          </table:table-cell>
          <table:table-cell table:style-name="Cell465">
            <text:p text:style-name="P480"/>
          </table:table-cell>
        </table:table-row>
        <table:table-row table:style-name="Row94">
          <table:table-cell table:style-name="Cell466">
            <text:p text:style-name="P481"/>
          </table:table-cell>
          <table:table-cell table:style-name="Cell467">
            <text:p text:style-name="P482"><text:span text:style-name="T482_1">mem</text:span><text:span text:style-name="T482_2">_</text:span><text:span text:style-name="T482_3">active</text:span></text:p>
          </table:table-cell>
          <table:table-cell table:style-name="Cell468">
            <text:p text:style-name="P483"/>
          </table:table-cell>
          <table:table-cell table:style-name="Cell469">
            <text:p text:style-name="P484"/>
          </table:table-cell>
          <table:table-cell table:style-name="Cell470">
            <text:p text:style-name="P485"/>
          </table:table-cell>
        </table:table-row>
        <table:table-row table:style-name="Row95">
          <table:table-cell table:style-name="Cell471">
            <text:p text:style-name="P486"/>
          </table:table-cell>
          <table:table-cell table:style-name="Cell472">
            <text:p text:style-name="P487"><text:span text:style-name="T487_1">mem</text:span><text:span text:style-name="T487_2">_</text:span><text:span text:style-name="T487_3">inact</text:span></text:p>
          </table:table-cell>
          <table:table-cell table:style-name="Cell473">
            <text:p text:style-name="P488"/>
          </table:table-cell>
          <table:table-cell table:style-name="Cell474">
            <text:p text:style-name="P489"/>
          </table:table-cell>
          <table:table-cell table:style-name="Cell475">
            <text:p text:style-name="P490"/>
          </table:table-cell>
        </table:table-row>
        <table:table-row table:style-name="Row96">
          <table:table-cell table:style-name="Cell476">
            <text:p text:style-name="P491"/>
          </table:table-cell>
          <table:table-cell table:style-name="Cell477">
            <text:p text:style-name="P492"><text:span text:style-name="T492_1">mem</text:span><text:span text:style-name="T492_2">_</text:span><text:span text:style-name="T492_3">wired</text:span></text:p>
          </table:table-cell>
          <table:table-cell table:style-name="Cell478">
            <text:p text:style-name="P493"/>
          </table:table-cell>
          <table:table-cell table:style-name="Cell479">
            <text:p text:style-name="P494"/>
          </table:table-cell>
          <table:table-cell table:style-name="Cell480">
            <text:p text:style-name="P495"/>
          </table:table-cell>
        </table:table-row>
        <table:table-row table:style-name="Row97">
          <table:table-cell table:style-name="Cell481">
            <text:p text:style-name="P496"/>
          </table:table-cell>
          <table:table-cell table:style-name="Cell482">
            <text:p text:style-name="P497"><text:span text:style-name="T497_1">mem</text:span><text:span text:style-name="T497_2">_</text:span><text:span text:style-name="T497_3">cache</text:span></text:p>
          </table:table-cell>
          <table:table-cell table:style-name="Cell483">
            <text:p text:style-name="P498"/>
          </table:table-cell>
          <table:table-cell table:style-name="Cell484">
            <text:p text:style-name="P499"/>
          </table:table-cell>
          <table:table-cell table:style-name="Cell485">
            <text:p text:style-name="P500"/>
          </table:table-cell>
        </table:table-row>
        <table:table-row table:style-name="Row98">
          <table:table-cell table:style-name="Cell486">
            <text:p text:style-name="P501"/>
          </table:table-cell>
          <table:table-cell table:style-name="Cell487">
            <text:p text:style-name="P502"><text:span text:style-name="T502_1">mem</text:span><text:span text:style-name="T502_2">_</text:span><text:span text:style-name="T502_3">buf</text:span></text:p>
          </table:table-cell>
          <table:table-cell table:style-name="Cell488">
            <text:p text:style-name="P503"/>
          </table:table-cell>
          <table:table-cell table:style-name="Cell489">
            <text:p text:style-name="P504"/>
          </table:table-cell>
          <table:table-cell table:style-name="Cell490">
            <text:p text:style-name="P505"/>
          </table:table-cell>
        </table:table-row>
        <table:table-row table:style-name="Row99">
          <table:table-cell table:style-name="Cell491">
            <text:p text:style-name="P506"/>
          </table:table-cell>
          <table:table-cell table:style-name="Cell492">
            <text:p text:style-name="P507"><text:span text:style-name="T507_1">mem</text:span><text:span text:style-name="T507_2">_</text:span><text:span text:style-name="T507_3">free</text:span></text:p>
          </table:table-cell>
          <table:table-cell table:style-name="Cell493">
            <text:p text:style-name="P508"/>
          </table:table-cell>
          <table:table-cell table:style-name="Cell494">
            <text:p text:style-name="P509"/>
          </table:table-cell>
          <table:table-cell table:style-name="Cell495">
            <text:p text:style-name="P510"/>
          </table:table-cell>
        </table:table-row>
        <table:table-row table:style-name="Row100">
          <table:table-cell table:style-name="Cell496">
            <text:p text:style-name="P511"/>
          </table:table-cell>
          <table:table-cell table:style-name="Cell497">
            <text:p text:style-name="P512"><text:span text:style-name="T512_1">swap</text:span><text:span text:style-name="T512_2">_</text:span><text:span text:style-name="T512_3">total</text:span></text:p>
          </table:table-cell>
          <table:table-cell table:style-name="Cell498">
            <text:p text:style-name="P513"/>
          </table:table-cell>
          <table:table-cell table:style-name="Cell499">
            <text:p text:style-name="P514"/>
          </table:table-cell>
          <table:table-cell table:style-name="Cell500">
            <text:p text:style-name="P515"/>
          </table:table-cell>
        </table:table-row>
        <table:table-row table:style-name="Row101">
          <table:table-cell table:style-name="Cell501">
            <text:p text:style-name="P516"/>
          </table:table-cell>
          <table:table-cell table:style-name="Cell502">
            <text:p text:style-name="P517"><text:span text:style-name="T517_1">swap</text:span><text:span text:style-name="T517_2">_</text:span><text:span text:style-name="T517_3">used</text:span></text:p>
          </table:table-cell>
          <table:table-cell table:style-name="Cell503">
            <text:p text:style-name="P518"/>
          </table:table-cell>
          <table:table-cell table:style-name="Cell504">
            <text:p text:style-name="P519"/>
          </table:table-cell>
          <table:table-cell table:style-name="Cell505">
            <text:p text:style-name="P520"/>
          </table:table-cell>
        </table:table-row>
        <table:table-row table:style-name="Row102">
          <table:table-cell table:style-name="Cell506">
            <text:p text:style-name="P521"/>
          </table:table-cell>
          <table:table-cell table:style-name="Cell507">
            <text:p text:style-name="P522"><text:span text:style-name="T522_1">swap</text:span><text:span text:style-name="T522_2">_</text:span><text:span text:style-name="T522_3">free</text:span></text:p>
          </table:table-cell>
          <table:table-cell table:style-name="Cell508">
            <text:p text:style-name="P523"/>
          </table:table-cell>
          <table:table-cell table:style-name="Cell509">
            <text:p text:style-name="P524"/>
          </table:table-cell>
          <table:table-cell table:style-name="Cell510">
            <text:p text:style-name="P525"/>
          </table:table-cell>
        </table:table-row>
        <table:table-row table:style-name="Row103">
          <table:table-cell table:style-name="Cell511">
            <text:p text:style-name="P526"/>
          </table:table-cell>
          <table:table-cell table:style-name="Cell512">
            <text:p text:style-name="P527"><text:span text:style-name="T527_1">swap</text:span><text:span text:style-name="T527_2">_</text:span><text:span text:style-name="T527_3">inuse</text:span></text:p>
          </table:table-cell>
          <table:table-cell table:style-name="Cell513">
            <text:p text:style-name="P528"/>
          </table:table-cell>
          <table:table-cell table:style-name="Cell514">
            <text:p text:style-name="P529"/>
          </table:table-cell>
          <table:table-cell table:style-name="Cell515">
            <text:p text:style-name="P530"/>
          </table:table-cell>
        </table:table-row>
        <table:table-row table:style-name="Row104">
          <table:table-cell table:style-name="Cell516">
            <text:p text:style-name="P531"/>
          </table:table-cell>
          <table:table-cell table:style-name="Cell517">
            <text:p text:style-name="P532"><text:span text:style-name="T532_1">process</text:span><text:span text:style-name="T532_2">_</text:span><text:span text:style-name="T532_3">sum</text:span></text:p>
          </table:table-cell>
          <table:table-cell table:style-name="Cell518">
            <text:p text:style-name="P533"/>
          </table:table-cell>
          <table:table-cell table:style-name="Cell519">
            <text:p text:style-name="P534"/>
          </table:table-cell>
          <table:table-cell table:style-name="Cell520">
            <text:p text:style-name="P535"/>
          </table:table-cell>
        </table:table-row>
        <table:table-row table:style-name="Row105">
          <table:table-cell table:style-name="Cell521">
            <text:p text:style-name="P536"/>
          </table:table-cell>
          <table:table-cell table:style-name="Cell522">
            <text:p text:style-name="P537"><text:span text:style-name="T537_1">process</text:span><text:span text:style-name="T537_2">_</text:span><text:span text:style-name="T537_3">starting</text:span></text:p>
          </table:table-cell>
          <table:table-cell table:style-name="Cell523">
            <text:p text:style-name="P538"/>
          </table:table-cell>
          <table:table-cell table:style-name="Cell524">
            <text:p text:style-name="P539"/>
          </table:table-cell>
          <table:table-cell table:style-name="Cell525">
            <text:p text:style-name="P540"/>
          </table:table-cell>
        </table:table-row>
        <table:table-row table:style-name="Row106">
          <table:table-cell table:style-name="Cell526">
            <text:p text:style-name="P541"/>
          </table:table-cell>
          <table:table-cell table:style-name="Cell527">
            <text:p text:style-name="P542"><text:span text:style-name="T542_1">process</text:span><text:span text:style-name="T542_2">_</text:span><text:span text:style-name="T542_3">running</text:span></text:p>
          </table:table-cell>
          <table:table-cell table:style-name="Cell528">
            <text:p text:style-name="P543"/>
          </table:table-cell>
          <table:table-cell table:style-name="Cell529">
            <text:p text:style-name="P544"/>
          </table:table-cell>
          <table:table-cell table:style-name="Cell530">
            <text:p text:style-name="P545"/>
          </table:table-cell>
        </table:table-row>
        <table:table-row table:style-name="Row107">
          <table:table-cell table:style-name="Cell531">
            <text:p text:style-name="P546"/>
          </table:table-cell>
          <table:table-cell table:style-name="Cell532">
            <text:p text:style-name="P547"><text:span text:style-name="T547_1">process</text:span><text:span text:style-name="T547_2">_</text:span><text:span text:style-name="T547_3">sleeping</text:span></text:p>
          </table:table-cell>
          <table:table-cell table:style-name="Cell533">
            <text:p text:style-name="P548"/>
          </table:table-cell>
          <table:table-cell table:style-name="Cell534">
            <text:p text:style-name="P549"/>
          </table:table-cell>
          <table:table-cell table:style-name="Cell535">
            <text:p text:style-name="P550"/>
          </table:table-cell>
        </table:table-row>
        <table:table-row table:style-name="Row108">
          <table:table-cell table:style-name="Cell536">
            <text:p text:style-name="P551"/>
          </table:table-cell>
          <table:table-cell table:style-name="Cell537">
            <text:p text:style-name="P552"><text:span text:style-name="T552_1">proccess</text:span><text:span text:style-name="T552_2">_</text:span><text:span text:style-name="T552_3">stopped</text:span></text:p>
          </table:table-cell>
          <table:table-cell table:style-name="Cell538">
            <text:p text:style-name="P553"/>
          </table:table-cell>
          <table:table-cell table:style-name="Cell539">
            <text:p text:style-name="P554"/>
          </table:table-cell>
          <table:table-cell table:style-name="Cell540">
            <text:p text:style-name="P555"/>
          </table:table-cell>
        </table:table-row>
        <table:table-row table:style-name="Row109">
          <table:table-cell table:style-name="Cell541">
            <text:p text:style-name="P556"/>
          </table:table-cell>
          <table:table-cell table:style-name="Cell542">
            <text:p text:style-name="P557"><text:span text:style-name="T557_1">process</text:span><text:span text:style-name="T557_2">_</text:span><text:span text:style-name="T557_3">zombie</text:span></text:p>
          </table:table-cell>
          <table:table-cell table:style-name="Cell543">
            <text:p text:style-name="P558"/>
          </table:table-cell>
          <table:table-cell table:style-name="Cell544">
            <text:p text:style-name="P559"/>
          </table:table-cell>
          <table:table-cell table:style-name="Cell545">
            <text:p text:style-name="P560"/>
          </table:table-cell>
        </table:table-row>
        <table:table-row table:style-name="Row110">
          <table:table-cell table:style-name="Cell546">
            <text:p text:style-name="P561"/>
          </table:table-cell>
          <table:table-cell table:style-name="Cell547">
            <text:p text:style-name="P562"><text:span text:style-name="T562_1">process</text:span><text:span text:style-name="T562_2">_</text:span><text:span text:style-name="T562_3">waiting</text:span></text:p>
          </table:table-cell>
          <table:table-cell table:style-name="Cell548">
            <text:p text:style-name="P563"/>
          </table:table-cell>
          <table:table-cell table:style-name="Cell549">
            <text:p text:style-name="P564"/>
          </table:table-cell>
          <table:table-cell table:style-name="Cell550">
            <text:p text:style-name="P565"/>
          </table:table-cell>
        </table:table-row>
        <table:table-row table:style-name="Row111">
          <table:table-cell table:style-name="Cell551">
            <text:p text:style-name="P566"/>
          </table:table-cell>
          <table:table-cell table:style-name="Cell552">
            <text:p text:style-name="P567"><text:span text:style-name="T567_1">process</text:span><text:span text:style-name="T567_2">_</text:span><text:span text:style-name="T567_3">lock</text:span></text:p>
          </table:table-cell>
          <table:table-cell table:style-name="Cell553">
            <text:p text:style-name="P568"/>
          </table:table-cell>
          <table:table-cell table:style-name="Cell554">
            <text:p text:style-name="P569"/>
          </table:table-cell>
          <table:table-cell table:style-name="Cell555">
            <text:p text:style-name="P570"/>
          </table:table-cell>
        </table:table-row>
        <table:table-row table:style-name="Row112">
          <table:table-cell table:style-name="Cell556">
            <text:p text:style-name="P571"/>
          </table:table-cell>
          <table:table-cell table:style-name="Cell557">
            <text:p text:style-name="P572"><text:span text:style-name="T572_1">disk</text:span><text:span text:style-name="T572_2">-{$</text:span><text:span text:style-name="T572_3">mount</text:span><text:span text:style-name="T572_4">}-</text:span><text:span text:style-name="T572_5">capacity</text:span></text:p>
          </table:table-cell>
          <table:table-cell table:style-name="Cell558">
            <text:p text:style-name="P573"/>
          </table:table-cell>
          <table:table-cell table:style-name="Cell559">
            <text:p text:style-name="P574"/>
          </table:table-cell>
          <table:table-cell table:style-name="Cell560">
            <text:p text:style-name="P575"/>
          </table:table-cell>
        </table:table-row>
        <table:table-row table:style-name="Row113">
          <table:table-cell table:style-name="Cell561">
            <text:p text:style-name="P576"/>
          </table:table-cell>
          <table:table-cell table:style-name="Cell562">
            <text:p text:style-name="P577"><text:span text:style-name="T577_1">disk</text:span><text:span text:style-name="T577_2">-{$</text:span><text:span text:style-name="T577_3">mount</text:span><text:span text:style-name="T577_4">}-</text:span><text:span text:style-name="T577_5">iused</text:span></text:p>
          </table:table-cell>
          <table:table-cell table:style-name="Cell563">
            <text:p text:style-name="P578"/>
          </table:table-cell>
          <table:table-cell table:style-name="Cell564">
            <text:p text:style-name="P579"/>
          </table:table-cell>
          <table:table-cell table:style-name="Cell565">
            <text:p text:style-name="P580"/>
          </table:table-cell>
        </table:table-row>
        <table:table-row table:style-name="Row114">
          <table:table-cell table:style-name="Cell566">
            <text:p text:style-name="P581"/>
          </table:table-cell>
          <table:table-cell table:style-name="Cell567">
            <text:p text:style-name="P582"><text:span text:style-name="T582_1">network</text:span><text:span text:style-name="T582_2">-{$</text:span><text:span text:style-name="T582_3">interface</text:span><text:span text:style-name="T582_4">}-</text:span><text:span text:style-name="T582_5">in</text:span></text:p>
          </table:table-cell>
          <table:table-cell table:style-name="Cell568">
            <text:p text:style-name="P583"/>
          </table:table-cell>
          <table:table-cell table:style-name="Cell569">
            <text:p text:style-name="P584"/>
          </table:table-cell>
          <table:table-cell table:style-name="Cell570">
            <text:p text:style-name="P585"/>
          </table:table-cell>
        </table:table-row>
        <table:table-row table:style-name="Row115">
          <table:table-cell table:style-name="Cell571">
            <text:p text:style-name="P586"/>
          </table:table-cell>
          <table:table-cell table:style-name="Cell572">
            <text:p text:style-name="P587"><text:span text:style-name="T587_1">network</text:span><text:span text:style-name="T587_2">-{$</text:span><text:span text:style-name="T587_3">interface</text:span><text:span text:style-name="T587_4">}-</text:span><text:span text:style-name="T587_5">out</text:span></text:p>
          </table:table-cell>
          <table:table-cell table:style-name="Cell573">
            <text:p text:style-name="P588"/>
          </table:table-cell>
          <table:table-cell table:style-name="Cell574">
            <text:p text:style-name="P589"/>
          </table:table-cell>
          <table:table-cell table:style-name="Cell575">
            <text:p text:style-name="P590"/>
          </table:table-cell>
        </table:table-row>
        <table:table-row table:style-name="Row116">
          <table:table-cell table:style-name="Cell576">
            <text:p text:style-name="P591"/>
          </table:table-cell>
          <table:table-cell table:style-name="Cell577">
            <text:p text:style-name="P592"><text:span text:style-name="T592_1">service</text:span><text:span text:style-name="T592_2">-{$</text:span><text:span text:style-name="T592_3">service</text:span><text:span text:style-name="T592_4">}-</text:span><text:span text:style-name="T592_5">port</text:span></text:p>
          </table:table-cell>
          <table:table-cell table:style-name="Cell578">
            <text:p text:style-name="P593"/>
          </table:table-cell>
          <table:table-cell table:style-name="Cell579">
            <text:p text:style-name="P594"/>
          </table:table-cell>
          <table:table-cell table:style-name="Cell580">
            <text:p text:style-name="P595"/>
          </table:table-cell>
        </table:table-row>
        <table:table-row table:style-name="Row117">
          <table:table-cell table:style-name="Cell581">
            <text:p text:style-name="P596"/>
          </table:table-cell>
          <table:table-cell table:style-name="Cell582">
            <text:p text:style-name="P597"><text:span text:style-name="T597_1">service</text:span><text:span text:style-name="T597_2">-{$</text:span><text:span text:style-name="T597_3">service</text:span><text:span text:style-name="T597_4">}-</text:span><text:span text:style-name="T597_5">status</text:span></text:p>
          </table:table-cell>
          <table:table-cell table:style-name="Cell583">
            <text:p text:style-name="P598"/>
          </table:table-cell>
          <table:table-cell table:style-name="Cell584">
            <text:p text:style-name="P599"/>
          </table:table-cell>
          <table:table-cell table:style-name="Cell585">
            <text:p text:style-name="P600"/>
          </table:table-cell>
        </table:table-row>
        <table:table-row table:style-name="Row118">
          <table:table-cell table:style-name="Cell586">
            <text:p text:style-name="P601"><text:span text:style-name="T601_1">mysql</text:span></text:p>
          </table:table-cell>
          <table:table-cell table:style-name="Cell587">
            <text:p text:style-name="P602"><text:span text:style-name="T602_1">summary</text:span><text:span text:style-name="T602_2">_</text:span><text:span text:style-name="T602_3">uptime</text:span></text:p>
          </table:table-cell>
          <table:table-cell table:style-name="Cell588">
            <text:p text:style-name="P603"/>
          </table:table-cell>
          <table:table-cell table:style-name="Cell589">
            <text:p text:style-name="P604"/>
          </table:table-cell>
          <table:table-cell table:style-name="Cell590">
            <text:p text:style-name="P605"/>
          </table:table-cell>
        </table:table-row>
        <table:table-row table:style-name="Row119">
          <table:table-cell table:style-name="Cell591">
            <text:p text:style-name="P606"/>
          </table:table-cell>
          <table:table-cell table:style-name="Cell592">
            <text:p text:style-name="P607"><text:span text:style-name="T607_1">summary</text:span><text:span text:style-name="T607_2">_</text:span><text:span text:style-name="T607_3">threads</text:span><text:span text:style-name="T607_4">_</text:span><text:span text:style-name="T607_5">created</text:span></text:p>
          </table:table-cell>
          <table:table-cell table:style-name="Cell593">
            <text:p text:style-name="P608"/>
          </table:table-cell>
          <table:table-cell table:style-name="Cell594">
            <text:p text:style-name="P609"/>
          </table:table-cell>
          <table:table-cell table:style-name="Cell595">
            <text:p text:style-name="P610"/>
          </table:table-cell>
        </table:table-row>
        <table:table-row table:style-name="Row120">
          <table:table-cell table:style-name="Cell596">
            <text:p text:style-name="P611"/>
          </table:table-cell>
          <table:table-cell table:style-name="Cell597">
            <text:p text:style-name="P612"><text:span text:style-name="T612_1">summary</text:span><text:span text:style-name="T612_2">_</text:span><text:span text:style-name="T612_3">slow</text:span><text:span text:style-name="T612_4">_</text:span><text:span text:style-name="T612_5">queries</text:span></text:p>
          </table:table-cell>
          <table:table-cell table:style-name="Cell598">
            <text:p text:style-name="P613"/>
          </table:table-cell>
          <table:table-cell table:style-name="Cell599">
            <text:p text:style-name="P614"/>
          </table:table-cell>
          <table:table-cell table:style-name="Cell600">
            <text:p text:style-name="P615"/>
          </table:table-cell>
        </table:table-row>
        <table:table-row table:style-name="Row121">
          <table:table-cell table:style-name="Cell601">
            <text:p text:style-name="P616"/>
          </table:table-cell>
          <table:table-cell table:style-name="Cell602">
            <text:p text:style-name="P617"><text:span text:style-name="T617_1">summary</text:span><text:span text:style-name="T617_2">_</text:span><text:span text:style-name="T617_3">questions</text:span></text:p>
          </table:table-cell>
          <table:table-cell table:style-name="Cell603">
            <text:p text:style-name="P618"/>
          </table:table-cell>
          <table:table-cell table:style-name="Cell604">
            <text:p text:style-name="P619"/>
          </table:table-cell>
          <table:table-cell table:style-name="Cell605">
            <text:p text:style-name="P620"/>
          </table:table-cell>
        </table:table-row>
        <table:table-row table:style-name="Row122">
          <table:table-cell table:style-name="Cell606">
            <text:p text:style-name="P621"/>
          </table:table-cell>
          <table:table-cell table:style-name="Cell607">
            <text:p text:style-name="P622"><text:span text:style-name="T622_1">summary</text:span><text:span text:style-name="T622_2">_</text:span><text:span text:style-name="T622_3">connections</text:span></text:p>
          </table:table-cell>
          <table:table-cell table:style-name="Cell608">
            <text:p text:style-name="P623"/>
          </table:table-cell>
          <table:table-cell table:style-name="Cell609">
            <text:p text:style-name="P624"/>
          </table:table-cell>
          <table:table-cell table:style-name="Cell610">
            <text:p text:style-name="P625"/>
          </table:table-cell>
        </table:table-row>
        <table:table-row table:style-name="Row123">
          <table:table-cell table:style-name="Cell611">
            <text:p text:style-name="P626"/>
          </table:table-cell>
          <table:table-cell table:style-name="Cell612">
            <text:p text:style-name="P627"><text:span text:style-name="T627_1">summary</text:span><text:span text:style-name="T627_2">_</text:span><text:span text:style-name="T627_3">cur</text:span><text:span text:style-name="T627_4">_</text:span><text:span text:style-name="T627_5">connections</text:span></text:p>
          </table:table-cell>
          <table:table-cell table:style-name="Cell613">
            <text:p text:style-name="P628"/>
          </table:table-cell>
          <table:table-cell table:style-name="Cell614">
            <text:p text:style-name="P629"/>
          </table:table-cell>
          <table:table-cell table:style-name="Cell615">
            <text:p text:style-name="P630"/>
          </table:table-cell>
        </table:table-row>
        <table:table-row table:style-name="Row124">
          <table:table-cell table:style-name="Cell616">
            <text:p text:style-name="P631"/>
          </table:table-cell>
          <table:table-cell table:style-name="Cell617">
            <text:p text:style-name="P632"><text:span text:style-name="T632_1">traffic</text:span><text:span text:style-name="T632_2">_</text:span><text:span text:style-name="T632_3">in</text:span></text:p>
          </table:table-cell>
          <table:table-cell table:style-name="Cell618">
            <text:p text:style-name="P633"/>
          </table:table-cell>
          <table:table-cell table:style-name="Cell619">
            <text:p text:style-name="P634"/>
          </table:table-cell>
          <table:table-cell table:style-name="Cell620">
            <text:p text:style-name="P635"/>
          </table:table-cell>
        </table:table-row>
        <table:table-row table:style-name="Row125">
          <table:table-cell table:style-name="Cell621">
            <text:p text:style-name="P636"/>
          </table:table-cell>
          <table:table-cell table:style-name="Cell622">
            <text:p text:style-name="P637"><text:span text:style-name="T637_1">traffic</text:span><text:span text:style-name="T637_2">_</text:span><text:span text:style-name="T637_3">out</text:span></text:p>
          </table:table-cell>
          <table:table-cell table:style-name="Cell623">
            <text:p text:style-name="P638"/>
          </table:table-cell>
          <table:table-cell table:style-name="Cell624">
            <text:p text:style-name="P639"/>
          </table:table-cell>
          <table:table-cell table:style-name="Cell625">
            <text:p text:style-name="P640"/>
          </table:table-cell>
        </table:table-row>
        <table:table-row table:style-name="Row126">
          <table:table-cell table:style-name="Cell626">
            <text:p text:style-name="P641"/>
          </table:table-cell>
          <table:table-cell table:style-name="Cell627">
            <text:p text:style-name="P642"><text:span text:style-name="T642_1">statement</text:span><text:span text:style-name="T642_2">_</text:span><text:span text:style-name="T642_3">delete</text:span></text:p>
          </table:table-cell>
          <table:table-cell table:style-name="Cell628">
            <text:p text:style-name="P643"/>
          </table:table-cell>
          <table:table-cell table:style-name="Cell629">
            <text:p text:style-name="P644"/>
          </table:table-cell>
          <table:table-cell table:style-name="Cell630">
            <text:p text:style-name="P645"/>
          </table:table-cell>
        </table:table-row>
        <table:table-row table:style-name="Row127">
          <table:table-cell table:style-name="Cell631">
            <text:p text:style-name="P646"/>
          </table:table-cell>
          <table:table-cell table:style-name="Cell632">
            <text:p text:style-name="P647"><text:span text:style-name="T647_1">statement</text:span><text:span text:style-name="T647_2">_</text:span><text:span text:style-name="T647_3">insert</text:span></text:p>
          </table:table-cell>
          <table:table-cell table:style-name="Cell633">
            <text:p text:style-name="P648"/>
          </table:table-cell>
          <table:table-cell table:style-name="Cell634">
            <text:p text:style-name="P649"/>
          </table:table-cell>
          <table:table-cell table:style-name="Cell635">
            <text:p text:style-name="P650"/>
          </table:table-cell>
        </table:table-row>
        <table:table-row table:style-name="Row128">
          <table:table-cell table:style-name="Cell636">
            <text:p text:style-name="P651"/>
          </table:table-cell>
          <table:table-cell table:style-name="Cell637">
            <text:p text:style-name="P652"><text:span text:style-name="T652_1">statement</text:span><text:span text:style-name="T652_2">_</text:span><text:span text:style-name="T652_3">select</text:span></text:p>
          </table:table-cell>
          <table:table-cell table:style-name="Cell638">
            <text:p text:style-name="P653"/>
          </table:table-cell>
          <table:table-cell table:style-name="Cell639">
            <text:p text:style-name="P654"/>
          </table:table-cell>
          <table:table-cell table:style-name="Cell640">
            <text:p text:style-name="P655"/>
          </table:table-cell>
        </table:table-row>
        <table:table-row table:style-name="Row129">
          <table:table-cell table:style-name="Cell641">
            <text:p text:style-name="P656"/>
          </table:table-cell>
          <table:table-cell table:style-name="Cell642">
            <text:p text:style-name="P657"><text:span text:style-name="T657_1">statement</text:span><text:span text:style-name="T657_2">_</text:span><text:span text:style-name="T657_3">update</text:span></text:p>
          </table:table-cell>
          <table:table-cell table:style-name="Cell643">
            <text:p text:style-name="P658"/>
          </table:table-cell>
          <table:table-cell table:style-name="Cell644">
            <text:p text:style-name="P659"/>
          </table:table-cell>
          <table:table-cell table:style-name="Cell645">
            <text:p text:style-name="P660"/>
          </table:table-cell>
        </table:table-row>
        <table:table-row table:style-name="Row130">
          <table:table-cell table:style-name="Cell646">
            <text:p text:style-name="P661"/>
          </table:table-cell>
          <table:table-cell table:style-name="Cell647">
            <text:p text:style-name="P662"><text:span text:style-name="T662_1">replication</text:span></text:p>
          </table:table-cell>
          <table:table-cell table:style-name="Cell648">
            <text:p text:style-name="P663"/>
          </table:table-cell>
          <table:table-cell table:style-name="Cell649">
            <text:p text:style-name="P664"/>
          </table:table-cell>
          <table:table-cell table:style-name="Cell650">
            <text:p text:style-name="P665"/>
          </table:table-cell>
        </table:table-row>
        <table:table-row table:style-name="Row131">
          <table:table-cell table:style-name="Cell651">
            <text:p text:style-name="P666"/>
          </table:table-cell>
          <table:table-cell table:style-name="Cell652">
            <text:p text:style-name="P667"><text:span text:style-name="T667_1">dbinfo</text:span><text:span text:style-name="T667_2">-{$</text:span><text:span text:style-name="T667_3">mysql</text:span><text:span text:style-name="T667_4">_</text:span><text:span text:style-name="T667_5">db</text:span><text:span text:style-name="T667_6">}-</text:span><text:span text:style-name="T667_7">table</text:span><text:span text:style-name="T667_8">_</text:span><text:span text:style-name="T667_9">sum</text:span></text:p>
          </table:table-cell>
          <table:table-cell table:style-name="Cell653">
            <text:p text:style-name="P668"/>
          </table:table-cell>
          <table:table-cell table:style-name="Cell654">
            <text:p text:style-name="P669"><text:span text:style-name="T669_1">库讯息</text:span><text:span text:style-name="T669_2">，</text:span><text:span text:style-name="T669_3">多个库分为多个列</text:span></text:p>
          </table:table-cell>
          <table:table-cell table:style-name="Cell655">
            <text:p text:style-name="P670"/>
          </table:table-cell>
        </table:table-row>
        <table:table-row table:style-name="Row132">
          <table:table-cell table:style-name="Cell656">
            <text:p text:style-name="P671"/>
          </table:table-cell>
          <table:table-cell table:style-name="Cell657">
            <text:p text:style-name="P672"><text:span text:style-name="T672_1">dbinfo</text:span><text:span text:style-name="T672_2">-{$</text:span><text:span text:style-name="T672_3">mysql</text:span><text:span text:style-name="T672_4">_</text:span><text:span text:style-name="T672_5">db</text:span><text:span text:style-name="T672_6">}-</text:span><text:span text:style-name="T672_7">maxsize</text:span><text:span text:style-name="T672_8">_</text:span><text:span text:style-name="T672_9">table</text:span><text:span text:style-name="T672_10">_</text:span><text:span text:style-name="T672_11">name</text:span></text:p>
          </table:table-cell>
          <table:table-cell table:style-name="Cell658">
            <text:p text:style-name="P673"/>
          </table:table-cell>
          <table:table-cell table:style-name="Cell659">
            <text:p text:style-name="P674"/>
          </table:table-cell>
          <table:table-cell table:style-name="Cell660">
            <text:p text:style-name="P675"/>
          </table:table-cell>
        </table:table-row>
        <table:table-row table:style-name="Row133">
          <table:table-cell table:style-name="Cell661">
            <text:p text:style-name="P676"/>
          </table:table-cell>
          <table:table-cell table:style-name="Cell662">
            <text:p text:style-name="P677"><text:span text:style-name="T677_1">dbinfo</text:span><text:span text:style-name="T677_2">-{$</text:span><text:span text:style-name="T677_3">mysql</text:span><text:span text:style-name="T677_4"><text:s/>_</text:span><text:span text:style-name="T677_5">db</text:span><text:span text:style-name="T677_6">}-</text:span><text:span text:style-name="T677_7">maxsize</text:span><text:span text:style-name="T677_8">_</text:span><text:span text:style-name="T677_9">table</text:span><text:span text:style-name="T677_10">_</text:span><text:span text:style-name="T677_11">size</text:span></text:p>
          </table:table-cell>
          <table:table-cell table:style-name="Cell663">
            <text:p text:style-name="P678"/>
          </table:table-cell>
          <table:table-cell table:style-name="Cell664">
            <text:p text:style-name="P679"/>
          </table:table-cell>
          <table:table-cell table:style-name="Cell665">
            <text:p text:style-name="P680"/>
          </table:table-cell>
        </table:table-row>
        <table:table-row table:style-name="Row134">
          <table:table-cell table:style-name="Cell666">
            <text:p text:style-name="P681"/>
          </table:table-cell>
          <table:table-cell table:style-name="Cell667">
            <text:p text:style-name="P682"><text:span text:style-name="T682_1">tableinfo</text:span><text:span text:style-name="T682_2">-{$</text:span><text:span text:style-name="T682_3">mysql</text:span><text:span text:style-name="T682_4"><text:s/>_</text:span><text:span text:style-name="T682_5">table</text:span><text:span text:style-name="T682_6">}-</text:span><text:span text:style-name="T682_7">db</text:span><text:span text:style-name="T682_8">_</text:span><text:span text:style-name="T682_9">name</text:span></text:p>
          </table:table-cell>
          <table:table-cell table:style-name="Cell668">
            <text:p text:style-name="P683"/>
          </table:table-cell>
          <table:table-cell table:style-name="Cell669">
            <text:p text:style-name="P684"><text:span text:style-name="T684_1">表讯息</text:span><text:span text:style-name="T684_2">，</text:span><text:span text:style-name="T684_3">多个表分为多个列</text:span></text:p>
          </table:table-cell>
          <table:table-cell table:style-name="Cell670">
            <text:p text:style-name="P685"/>
          </table:table-cell>
        </table:table-row>
        <table:table-row table:style-name="Row135">
          <table:table-cell table:style-name="Cell671">
            <text:p text:style-name="P686"/>
          </table:table-cell>
          <table:table-cell table:style-name="Cell672">
            <text:p text:style-name="P687"><text:span text:style-name="T687_1">tableinfo</text:span><text:span text:style-name="T687_2">-{$</text:span><text:span text:style-name="T687_3">mysql</text:span><text:span text:style-name="T687_4"><text:s/>_</text:span><text:span text:style-name="T687_5">table</text:span><text:span text:style-name="T687_6">}-</text:span><text:span text:style-name="T687_7">engine</text:span></text:p>
          </table:table-cell>
          <table:table-cell table:style-name="Cell673">
            <text:p text:style-name="P688"/>
          </table:table-cell>
          <table:table-cell table:style-name="Cell674">
            <text:p text:style-name="P689"/>
          </table:table-cell>
          <table:table-cell table:style-name="Cell675">
            <text:p text:style-name="P690"/>
          </table:table-cell>
        </table:table-row>
        <table:table-row table:style-name="Row136">
          <table:table-cell table:style-name="Cell676">
            <text:p text:style-name="P691"/>
          </table:table-cell>
          <table:table-cell table:style-name="Cell677">
            <text:p text:style-name="P692"><text:span text:style-name="T692_1">tableinfo</text:span><text:span text:style-name="T692_2">-{$</text:span><text:span text:style-name="T692_3">mysql</text:span><text:span text:style-name="T692_4"><text:s/>_</text:span><text:span text:style-name="T692_5">table</text:span><text:span text:style-name="T692_6">}-</text:span><text:span text:style-name="T692_7">rows</text:span></text:p>
          </table:table-cell>
          <table:table-cell table:style-name="Cell678">
            <text:p text:style-name="P693"/>
          </table:table-cell>
          <table:table-cell table:style-name="Cell679">
            <text:p text:style-name="P694"/>
          </table:table-cell>
          <table:table-cell table:style-name="Cell680">
            <text:p text:style-name="P695"/>
          </table:table-cell>
        </table:table-row>
        <table:table-row table:style-name="Row137">
          <table:table-cell table:style-name="Cell681">
            <text:p text:style-name="P696"/>
          </table:table-cell>
          <table:table-cell table:style-name="Cell682">
            <text:p text:style-name="P697"><text:span text:style-name="T697_1">tableinfo</text:span><text:span text:style-name="T697_2">-{$</text:span><text:span text:style-name="T697_3">mysql</text:span><text:span text:style-name="T697_4"><text:s/>_</text:span><text:span text:style-name="T697_5">table</text:span><text:span text:style-name="T697_6">}-</text:span><text:span text:style-name="T697_7">data</text:span><text:span text:style-name="T697_8">_</text:span><text:span text:style-name="T697_9">length</text:span></text:p>
          </table:table-cell>
          <table:table-cell table:style-name="Cell683">
            <text:p text:style-name="P698"/>
          </table:table-cell>
          <table:table-cell table:style-name="Cell684">
            <text:p text:style-name="P699"/>
          </table:table-cell>
          <table:table-cell table:style-name="Cell685">
            <text:p text:style-name="P700"/>
          </table:table-cell>
        </table:table-row>
        <table:table-row table:style-name="Row138">
          <table:table-cell table:style-name="Cell686">
            <text:p text:style-name="P701"/>
          </table:table-cell>
          <table:table-cell table:style-name="Cell687">
            <text:p text:style-name="P702"><text:span text:style-name="T702_1">tableinfo</text:span><text:span text:style-name="T702_2">-{$</text:span><text:span text:style-name="T702_3">mysql</text:span><text:span text:style-name="T702_4"><text:s/>_</text:span><text:span text:style-name="T702_5">table</text:span><text:span text:style-name="T702_6">}-</text:span><text:span text:style-name="T702_7">index</text:span><text:span text:style-name="T702_8">_</text:span><text:span text:style-name="T702_9">length</text:span></text:p>
          </table:table-cell>
          <table:table-cell table:style-name="Cell688">
            <text:p text:style-name="P703"/>
          </table:table-cell>
          <table:table-cell table:style-name="Cell689">
            <text:p text:style-name="P704"/>
          </table:table-cell>
          <table:table-cell table:style-name="Cell690">
            <text:p text:style-name="P705"/>
          </table:table-cell>
        </table:table-row>
        <table:table-row table:style-name="Row139">
          <table:table-cell table:style-name="Cell691">
            <text:p text:style-name="P706"/>
          </table:table-cell>
          <table:table-cell table:style-name="Cell692">
            <text:p text:style-name="P707"><text:span text:style-name="T707_1">tableinfo</text:span><text:span text:style-name="T707_2">-{$</text:span><text:span text:style-name="T707_3">mysql</text:span><text:span text:style-name="T707_4"><text:s/>_</text:span><text:span text:style-name="T707_5">table</text:span><text:span text:style-name="T707_6">}-</text:span><text:span text:style-name="T707_7">auto</text:span><text:span text:style-name="T707_8">_</text:span><text:span text:style-name="T707_9">increment</text:span></text:p>
          </table:table-cell>
          <table:table-cell table:style-name="Cell693">
            <text:p text:style-name="P708"/>
          </table:table-cell>
          <table:table-cell table:style-name="Cell694">
            <text:p text:style-name="P709"/>
          </table:table-cell>
          <table:table-cell table:style-name="Cell695">
            <text:p text:style-name="P710"/>
          </table:table-cell>
        </table:table-row>
        <table:table-row table:style-name="Row140">
          <table:table-cell table:style-name="Cell696">
            <text:p text:style-name="P711"/>
          </table:table-cell>
          <table:table-cell table:style-name="Cell697">
            <text:p text:style-name="P712"><text:span text:style-name="T712_1">tableinfo</text:span><text:span text:style-name="T712_2">-{$</text:span><text:span text:style-name="T712_3">mysql</text:span><text:span text:style-name="T712_4"><text:s/>_</text:span><text:span text:style-name="T712_5">table</text:span><text:span text:style-name="T712_6">}-</text:span><text:span text:style-name="T712_7">update</text:span><text:span text:style-name="T712_8">_</text:span><text:span text:style-name="T712_9">time</text:span></text:p>
          </table:table-cell>
          <table:table-cell table:style-name="Cell698">
            <text:p text:style-name="P713"/>
          </table:table-cell>
          <table:table-cell table:style-name="Cell699">
            <text:p text:style-name="P714"/>
          </table:table-cell>
          <table:table-cell table:style-name="Cell700">
            <text:p text:style-name="P715"/>
          </table:table-cell>
        </table:table-row>
        <table:table-row table:style-name="Row141">
          <table:table-cell table:style-name="Cell701">
            <text:p text:style-name="P716"/>
          </table:table-cell>
          <table:table-cell table:style-name="Cell702">
            <text:p text:style-name="P717"><text:span text:style-name="T717_1">tableinfo</text:span><text:span text:style-name="T717_2">-{$</text:span><text:span text:style-name="T717_3">mysql</text:span><text:span text:style-name="T717_4"><text:s/>_</text:span><text:span text:style-name="T717_5">table</text:span><text:span text:style-name="T717_6">}-</text:span><text:span text:style-name="T717_7">collation</text:span></text:p>
          </table:table-cell>
          <table:table-cell table:style-name="Cell703">
            <text:p text:style-name="P718"/>
          </table:table-cell>
          <table:table-cell table:style-name="Cell704">
            <text:p text:style-name="P719"/>
          </table:table-cell>
          <table:table-cell table:style-name="Cell705">
            <text:p text:style-name="P720"/>
          </table:table-cell>
        </table:table-row>
        <table:table-row table:style-name="Row142">
          <table:table-cell table:style-name="Cell706">
            <text:p text:style-name="P721"><text:span text:style-name="T721_1">serving</text:span></text:p>
          </table:table-cell>
          <table:table-cell table:style-name="Cell707">
            <text:p text:style-name="P722"><text:span text:style-name="T722_1">request</text:span></text:p>
          </table:table-cell>
          <table:table-cell table:style-name="Cell708">
            <text:p text:style-name="P723"/>
          </table:table-cell>
          <table:table-cell table:style-name="Cell709">
            <text:p text:style-name="P724"/>
          </table:table-cell>
          <table:table-cell table:style-name="Cell710">
            <text:p text:style-name="P725"/>
          </table:table-cell>
        </table:table-row>
        <table:table-row table:style-name="Row143">
          <table:table-cell table:style-name="Cell711">
            <text:p text:style-name="P726"/>
          </table:table-cell>
          <table:table-cell table:style-name="Cell712">
            <text:p text:style-name="P727"><text:span text:style-name="T727_1">traffic</text:span></text:p>
          </table:table-cell>
          <table:table-cell table:style-name="Cell713">
            <text:p text:style-name="P728"/>
          </table:table-cell>
          <table:table-cell table:style-name="Cell714">
            <text:p text:style-name="P729"/>
          </table:table-cell>
          <table:table-cell table:style-name="Cell715">
            <text:p text:style-name="P730"/>
          </table:table-cell>
        </table:table-row>
        <table:table-row table:style-name="Row144">
          <table:table-cell table:style-name="Cell716">
            <text:p text:style-name="P731"/>
          </table:table-cell>
          <table:table-cell table:style-name="Cell717">
            <text:p text:style-name="P732"><text:span text:style-name="T732_1">engine</text:span><text:span text:style-name="T732_2">_</text:span><text:span text:style-name="T732_3">status</text:span></text:p>
          </table:table-cell>
          <table:table-cell table:style-name="Cell718">
            <text:p text:style-name="P733"/>
          </table:table-cell>
          <table:table-cell table:style-name="Cell719">
            <text:p text:style-name="P734"/>
          </table:table-cell>
          <table:table-cell table:style-name="Cell720">
            <text:p text:style-name="P735"/>
          </table:table-cell>
        </table:table-row>
        <table:table-row table:style-name="Row145">
          <table:table-cell table:style-name="Cell721">
            <text:p text:style-name="P736"/>
          </table:table-cell>
          <table:table-cell table:style-name="Cell722">
            <text:p text:style-name="P737"><text:span text:style-name="T737_1">adimage</text:span><text:span text:style-name="T737_2">-{$</text:span><text:span text:style-name="T737_3">domain</text:span><text:span text:style-name="T737_4">_</text:span><text:span text:style-name="T737_5">id</text:span><text:span text:style-name="T737_6">}-</text:span><text:span text:style-name="T737_7">ad</text:span><text:span text:style-name="T737_8">_</text:span><text:span text:style-name="T737_9">pos</text:span><text:span text:style-name="T737_10">_</text:span><text:span text:style-name="T737_11">num</text:span></text:p>
          </table:table-cell>
          <table:table-cell table:style-name="Cell723">
            <text:p text:style-name="P738"/>
          </table:table-cell>
          <table:table-cell table:style-name="Cell724">
            <text:p text:style-name="P739"><text:span text:style-name="T739_1">adimage讯息</text:span></text:p>
          </table:table-cell>
          <table:table-cell table:style-name="Cell725">
            <text:p text:style-name="P740"/>
          </table:table-cell>
        </table:table-row>
        <table:table-row table:style-name="Row146">
          <table:table-cell table:style-name="Cell726">
            <text:p text:style-name="P741"/>
          </table:table-cell>
          <table:table-cell table:style-name="Cell727">
            <text:p text:style-name="P742"><text:span text:style-name="T742_1">adimage</text:span><text:span text:style-name="T742_2">-{$</text:span><text:span text:style-name="T742_3">domain</text:span><text:span text:style-name="T742_4">_</text:span><text:span text:style-name="T742_5">id</text:span><text:span text:style-name="T742_6">}-</text:span><text:span text:style-name="T742_7">ad</text:span><text:span text:style-name="T742_8">_</text:span><text:span text:style-name="T742_9">campaign</text:span><text:span text:style-name="T742_10">_</text:span><text:span text:style-name="T742_11">num</text:span></text:p>
          </table:table-cell>
          <table:table-cell table:style-name="Cell728">
            <text:p text:style-name="P743"/>
          </table:table-cell>
          <table:table-cell table:style-name="Cell729">
            <text:p text:style-name="P744"/>
          </table:table-cell>
          <table:table-cell table:style-name="Cell730">
            <text:p text:style-name="P745"/>
          </table:table-cell>
        </table:table-row>
        <table:table-row table:style-name="Row147">
          <table:table-cell table:style-name="Cell731">
            <text:p text:style-name="P746"/>
          </table:table-cell>
          <table:table-cell table:style-name="Cell732">
            <text:p text:style-name="P747"><text:span text:style-name="T747_1">adimage</text:span><text:span text:style-name="T747_2">-{$</text:span><text:span text:style-name="T747_3">domain</text:span><text:span text:style-name="T747_4">_</text:span><text:span text:style-name="T747_5">id</text:span><text:span text:style-name="T747_6">}-</text:span><text:span text:style-name="T747_7">delivering</text:span><text:span text:style-name="T747_8">_</text:span><text:span text:style-name="T747_9">cache</text:span><text:span text:style-name="T747_10">_</text:span><text:span text:style-name="T747_11">num</text:span></text:p>
          </table:table-cell>
          <table:table-cell table:style-name="Cell733">
            <text:p text:style-name="P748"/>
          </table:table-cell>
          <table:table-cell table:style-name="Cell734">
            <text:p text:style-name="P749"/>
          </table:table-cell>
          <table:table-cell table:style-name="Cell735">
            <text:p text:style-name="P750"/>
          </table:table-cell>
        </table:table-row>
        <table:table-row table:style-name="Row148">
          <table:table-cell table:style-name="Cell736">
            <text:p text:style-name="P751"/>
          </table:table-cell>
          <table:table-cell table:style-name="Cell737">
            <text:p text:style-name="P752"><text:span text:style-name="T752_1">adimage</text:span><text:span text:style-name="T752_2">-{$</text:span><text:span text:style-name="T752_3">domain</text:span><text:span text:style-name="T752_4">_</text:span><text:span text:style-name="T752_5">id</text:span><text:span text:style-name="T752_6">}-</text:span><text:span text:style-name="T752_7">pack</text:span><text:span text:style-name="T752_8">_</text:span><text:span text:style-name="T752_9">serialnum</text:span></text:p>
          </table:table-cell>
          <table:table-cell table:style-name="Cell738">
            <text:p text:style-name="P753"/>
          </table:table-cell>
          <table:table-cell table:style-name="Cell739">
            <text:p text:style-name="P754"/>
          </table:table-cell>
          <table:table-cell table:style-name="Cell740">
            <text:p text:style-name="P755"/>
          </table:table-cell>
        </table:table-row>
        <table:table-row table:style-name="Row149">
          <table:table-cell table:style-name="Cell741">
            <text:p text:style-name="P756"/>
          </table:table-cell>
          <table:table-cell table:style-name="Cell742">
            <text:p text:style-name="P757"><text:span text:style-name="T757_1">adimage</text:span><text:span text:style-name="T757_2">-{$</text:span><text:span text:style-name="T757_3">domain</text:span><text:span text:style-name="T757_4">_</text:span><text:span text:style-name="T757_5">id</text:span><text:span text:style-name="T757_6">}-</text:span><text:span text:style-name="T757_7">publish</text:span><text:span text:style-name="T757_8">_</text:span><text:span text:style-name="T757_9">role</text:span></text:p>
          </table:table-cell>
          <table:table-cell table:style-name="Cell743">
            <text:p text:style-name="P758"/>
          </table:table-cell>
          <table:table-cell table:style-name="Cell744">
            <text:p text:style-name="P759"/>
          </table:table-cell>
          <table:table-cell table:style-name="Cell745">
            <text:p text:style-name="P760"/>
          </table:table-cell>
        </table:table-row>
        <table:table-row table:style-name="Row150">
          <table:table-cell table:style-name="Cell746">
            <text:p text:style-name="P761"/>
          </table:table-cell>
          <table:table-cell table:style-name="Cell747">
            <text:p text:style-name="P762"><text:span text:style-name="T762_1">total</text:span><text:span text:style-name="T762_2">_</text:span><text:span text:style-name="T762_3">log</text:span><text:span text:style-name="T762_4">_</text:span><text:span text:style-name="T762_5">num</text:span></text:p>
          </table:table-cell>
          <table:table-cell table:style-name="Cell748">
            <text:p text:style-name="P763"/>
          </table:table-cell>
          <table:table-cell table:style-name="Cell749">
            <text:p text:style-name="P764"/>
          </table:table-cell>
          <table:table-cell table:style-name="Cell750">
            <text:p text:style-name="P765"/>
          </table:table-cell>
        </table:table-row>
        <table:table-row table:style-name="Row151">
          <table:table-cell table:style-name="Cell751">
            <text:p text:style-name="P766"/>
          </table:table-cell>
          <table:table-cell table:style-name="Cell752">
            <text:p text:style-name="P767"><text:span text:style-name="T767_1">upload</text:span><text:span text:style-name="T767_2">_</text:span><text:span text:style-name="T767_3">log</text:span><text:span text:style-name="T767_4">_</text:span><text:span text:style-name="T767_5">num</text:span></text:p>
          </table:table-cell>
          <table:table-cell table:style-name="Cell753">
            <text:p text:style-name="P768"/>
          </table:table-cell>
          <table:table-cell table:style-name="Cell754">
            <text:p text:style-name="P769"/>
          </table:table-cell>
          <table:table-cell table:style-name="Cell755">
            <text:p text:style-name="P770"/>
          </table:table-cell>
        </table:table-row>
        <table:table-row table:style-name="Row152">
          <table:table-cell table:style-name="Cell756">
            <text:p text:style-name="P771"/>
          </table:table-cell>
          <table:table-cell table:style-name="Cell757">
            <text:p text:style-name="P772"><text:span text:style-name="T772_1">file</text:span><text:span text:style-name="T772_2">_</text:span><text:span text:style-name="T772_3">name</text:span></text:p>
          </table:table-cell>
          <table:table-cell table:style-name="Cell758">
            <text:p text:style-name="P773"/>
          </table:table-cell>
          <table:table-cell table:style-name="Cell759">
            <text:p text:style-name="P774"/>
          </table:table-cell>
          <table:table-cell table:style-name="Cell760">
            <text:p text:style-name="P775"/>
          </table:table-cell>
        </table:table-row>
        <table:table-row table:style-name="Row153">
          <table:table-cell table:style-name="Cell761">
            <text:p text:style-name="P776"/>
          </table:table-cell>
          <table:table-cell table:style-name="Cell762">
            <text:p text:style-name="P777"><text:span text:style-name="T777_1">file</text:span><text:span text:style-name="T777_2">_</text:span><text:span text:style-name="T777_3">md</text:span><text:span text:style-name="T777_4">5</text:span></text:p>
          </table:table-cell>
          <table:table-cell table:style-name="Cell763">
            <text:p text:style-name="P778"/>
          </table:table-cell>
          <table:table-cell table:style-name="Cell764">
            <text:p text:style-name="P779"/>
          </table:table-cell>
          <table:table-cell table:style-name="Cell765">
            <text:p text:style-name="P780"/>
          </table:table-cell>
        </table:table-row>
        <table:table-row table:style-name="Row154">
          <table:table-cell table:style-name="Cell766">
            <text:p text:style-name="P781"><text:span text:style-name="T781_1">daemon</text:span></text:p>
          </table:table-cell>
          <table:table-cell table:style-name="Cell767">
            <text:p text:style-name="P782"><text:span text:style-name="T782_1">webserver</text:span><text:span text:style-name="T782_2">_</text:span><text:span text:style-name="T782_3">status</text:span></text:p>
          </table:table-cell>
          <table:table-cell table:style-name="Cell768">
            <text:p text:style-name="P783"/>
          </table:table-cell>
          <table:table-cell table:style-name="Cell769">
            <text:p text:style-name="P784"/>
          </table:table-cell>
          <table:table-cell table:style-name="Cell770">
            <text:p text:style-name="P785"/>
          </table:table-cell>
        </table:table-row>
        <table:table-row table:style-name="Row155">
          <table:table-cell table:style-name="Cell771">
            <text:p text:style-name="P786"/>
          </table:table-cell>
          <table:table-cell table:style-name="Cell772">
            <text:p text:style-name="P787"><text:span text:style-name="T787_1">daemon</text:span><text:span text:style-name="T787_2">_</text:span><text:span text:style-name="T787_3">status</text:span></text:p>
          </table:table-cell>
          <table:table-cell table:style-name="Cell773">
            <text:p text:style-name="P788"/>
          </table:table-cell>
          <table:table-cell table:style-name="Cell774">
            <text:p text:style-name="P789"/>
          </table:table-cell>
          <table:table-cell table:style-name="Cell775">
            <text:p text:style-name="P790"/>
          </table:table-cell>
        </table:table-row>
        <table:table-row table:style-name="Row156">
          <table:table-cell table:style-name="Cell776">
            <text:p text:style-name="P791"/>
          </table:table-cell>
          <table:table-cell table:style-name="Cell777">
            <text:p text:style-name="P792"><text:span text:style-name="T792_1">login</text:span><text:span text:style-name="T792_2">_</text:span><text:span text:style-name="T792_3">status</text:span></text:p>
          </table:table-cell>
          <table:table-cell table:style-name="Cell778">
            <text:p text:style-name="P793"/>
          </table:table-cell>
          <table:table-cell table:style-name="Cell779">
            <text:p text:style-name="P794"/>
          </table:table-cell>
          <table:table-cell table:style-name="Cell780">
            <text:p text:style-name="P795"/>
          </table:table-cell>
        </table:table-row>
        <table:table-row table:style-name="Row157">
          <table:table-cell table:style-name="Cell781">
            <text:p text:style-name="P796"/>
          </table:table-cell>
          <table:table-cell table:style-name="Cell782">
            <text:p text:style-name="P797"><text:span text:style-name="T797_1">adserv</text:span><text:span text:style-name="T797_2">_</text:span><text:span text:style-name="T797_3">status</text:span></text:p>
          </table:table-cell>
          <table:table-cell table:style-name="Cell783">
            <text:p text:style-name="P798"/>
          </table:table-cell>
          <table:table-cell table:style-name="Cell784">
            <text:p text:style-name="P799"/>
          </table:table-cell>
          <table:table-cell table:style-name="Cell785">
            <text:p text:style-name="P800"/>
          </table:table-cell>
        </table:table-row>
        <table:table-row table:style-name="Row158">
          <table:table-cell table:style-name="Cell786">
            <text:p text:style-name="P801"/>
          </table:table-cell>
          <table:table-cell table:style-name="Cell787">
            <text:p text:style-name="P802"><text:span text:style-name="T802_1">errorlog</text:span><text:span text:style-name="T802_2">_</text:span><text:span text:style-name="T802_3">status</text:span></text:p>
          </table:table-cell>
          <table:table-cell table:style-name="Cell788">
            <text:p text:style-name="P803"/>
          </table:table-cell>
          <table:table-cell table:style-name="Cell789">
            <text:p text:style-name="P804"/>
          </table:table-cell>
          <table:table-cell table:style-name="Cell790">
            <text:p text:style-name="P805"/>
          </table:table-cell>
        </table:table-row>
        <table:table-row table:style-name="Row159">
          <table:table-cell table:style-name="Cell791">
            <text:p text:style-name="P806"><text:span text:style-name="T806_1">report</text:span></text:p>
          </table:table-cell>
          <table:table-cell table:style-name="Cell792">
            <text:p text:style-name="P807"><text:span text:style-name="T807_1">process</text:span><text:span text:style-name="T807_2">_</text:span><text:span text:style-name="T807_3">speed</text:span></text:p>
          </table:table-cell>
          <table:table-cell table:style-name="Cell793">
            <text:p text:style-name="P808"/>
          </table:table-cell>
          <table:table-cell table:style-name="Cell794">
            <text:p text:style-name="P809"/>
          </table:table-cell>
          <table:table-cell table:style-name="Cell795">
            <text:p text:style-name="P810"/>
          </table:table-cell>
        </table:table-row>
        <table:table-row table:style-name="Row160">
          <table:table-cell table:style-name="Cell796">
            <text:p text:style-name="P811"/>
          </table:table-cell>
          <table:table-cell table:style-name="Cell797">
            <text:p text:style-name="P812"><text:span text:style-name="T812_1">wait</text:span><text:span text:style-name="T812_2">_</text:span><text:span text:style-name="T812_3">process</text:span><text:span text:style-name="T812_4">_</text:span><text:span text:style-name="T812_5">log</text:span><text:span text:style-name="T812_6">_</text:span><text:span text:style-name="T812_7">num</text:span></text:p>
          </table:table-cell>
          <table:table-cell table:style-name="Cell798">
            <text:p text:style-name="P813"/>
          </table:table-cell>
          <table:table-cell table:style-name="Cell799">
            <text:p text:style-name="P814"/>
          </table:table-cell>
          <table:table-cell table:style-name="Cell800">
            <text:p text:style-name="P815"/>
          </table:table-cell>
        </table:table-row>
        <table:table-row table:style-name="Row161">
          <table:table-cell table:style-name="Cell801">
            <text:p text:style-name="P816"><text:span text:style-name="T816_1">madn</text:span></text:p>
          </table:table-cell>
          <table:table-cell table:style-name="Cell802">
            <text:p text:style-name="P817"><text:span text:style-name="T817_1">url</text:span><text:span text:style-name="T817_2">-{$</text:span><text:span text:style-name="T817_3">urlName</text:span><text:span text:style-name="T817_4">}-</text:span><text:span text:style-name="T817_5">statuscode</text:span></text:p>
          </table:table-cell>
          <table:table-cell table:style-name="Cell803">
            <text:p text:style-name="P818"/>
          </table:table-cell>
          <table:table-cell table:style-name="Cell804">
            <text:p text:style-name="P819"/>
          </table:table-cell>
          <table:table-cell table:style-name="Cell805">
            <text:p text:style-name="P820"><text:span text:style-name="T820_1">madn</text:span><text:span text:style-name="T820_2">:</text:span><text:span text:style-name="T820_3">url</text:span><text:span text:style-name="T820_4">-</text:span><text:span text:style-name="T820_5">baidu</text:span><text:span text:style-name="T820_6">-</text:span><text:span text:style-name="T820_7">statuscode</text:span><text:span text:style-name="T820_8">=&gt;200|</text:span><text:span text:style-name="T820_9">http</text:span><text:span text:style-name="T820_10">://</text:span><text:span text:style-name="T820_11">www</text:span><text:span text:style-name="T820_12">.</text:span><text:span text:style-name="T820_13">baidu</text:span><text:span text:style-name="T820_14">.</text:span><text:span text:style-name="T820_15">com</text:span></text:p>
          </table:table-cell>
        </table:table-row>
        <table:table-row table:style-name="Row162">
          <table:table-cell table:style-name="Cell806">
            <text:p text:style-name="P821"><text:span text:style-name="T821_1">event</text:span></text:p>
          </table:table-cell>
          <table:table-cell table:style-name="Cell807">
            <text:p text:style-name="P822"><text:span text:style-name="T822_1">{</text:span><text:span text:style-name="T822_2">eventCode</text:span><text:span text:style-name="T822_3">}</text:span></text:p>
          </table:table-cell>
          <table:table-cell table:style-name="Cell808">
            <text:p text:style-name="P823"/>
          </table:table-cell>
          <table:table-cell table:style-name="Cell809">
            <text:p text:style-name="P824"/>
          </table:table-cell>
          <table:table-cell table:style-name="Cell810">
            <text:p text:style-name="P825"><text:span text:style-name="T825_1">event</text:span><text:span text:style-name="T825_2">:003</text:span><text:span text:style-name="T825_3">w</text:span><text:span text:style-name="T825_4">=&gt;__</text:span><text:span text:style-name="T825_5">EVENT</text:span><text:span text:style-name="T825_6">_</text:span><text:span text:style-name="T825_7">ACTIVE</text:span><text:span text:style-name="T825_8">|</text:span><text:span text:style-name="T825_9">事件的描述</text:span><text:span text:style-name="T825_10"><text:s/></text:span><text:span text:style-name="T825_11">ts</text:span><text:span text:style-name="T825_12">=</text:span><text:span text:style-name="T825_13">事件开始时间</text:span></text:p>
            <text:p text:style-name="P826"><text:span text:style-name="T826_1">event</text:span><text:span text:style-name="T826_2">:003</text:span><text:span text:style-name="T826_3">w</text:span><text:span text:style-name="T826_4">=&gt;__</text:span><text:span text:style-name="T826_5">EVENT</text:span><text:span text:style-name="T826_6">_</text:span><text:span text:style-name="T826_7">FIX</text:span><text:span text:style-name="T826_8">|</text:span><text:span text:style-name="T826_9">事件的描述</text:span></text:p>
            <text:p text:style-name="P827"><text:span text:style-name="T827_1">ts</text:span><text:span text:style-name="T827_2">=</text:span><text:span text:style-name="T827_3">事件开始时间</text:span></text:p>
          </table:table-cell>
        </table:table-row>
        <table:table-row table:style-name="Row163">
          <table:table-cell table:style-name="Cell811">
            <text:p text:style-name="P828"><text:span text:style-name="T828_1">groupid</text:span></text:p>
          </table:table-cell>
          <table:table-cell table:style-name="Cell812">
            <text:p text:style-name="P829"><text:span text:style-name="T829_1">{</text:span><text:span text:style-name="T829_2">groupId</text:span><text:span text:style-name="T829_3">}</text:span></text:p>
          </table:table-cell>
          <table:table-cell table:style-name="Cell813">
            <text:p text:style-name="P830"/>
          </table:table-cell>
          <table:table-cell table:style-name="Cell814">
            <text:p text:style-name="P831"/>
          </table:table-cell>
          <table:table-cell table:style-name="Cell815">
            <text:p text:style-name="P832"><text:span text:style-name="T832_1">group</text:span><text:span text:style-name="T832_2">:</text:span><text:span text:style-name="T832_3">BDCNC</text:span><text:span text:style-name="T832_4">=&gt;1</text:span></text:p>
          </table:table-cell>
        </table:table-row>
        <table:table-row table:style-name="Row164">
          <table:table-cell table:style-name="Cell816">
            <text:p text:style-name="P833"><text:span text:style-name="T833_1">config</text:span></text:p>
          </table:table-cell>
          <table:table-cell table:style-name="Cell817">
            <text:p text:style-name="P834"><text:span text:style-name="T834_1">desc</text:span></text:p>
          </table:table-cell>
          <table:table-cell table:style-name="Cell818">
            <text:p text:style-name="P835"/>
          </table:table-cell>
          <table:table-cell table:style-name="Cell819">
            <text:p text:style-name="P836"><text:span text:style-name="T836_1">主机描述</text:span></text:p>
          </table:table-cell>
          <table:table-cell table:style-name="Cell820">
            <text:p text:style-name="P837"><text:span text:style-name="T837_1">config</text:span><text:span text:style-name="T837_2">:</text:span><text:span text:style-name="T837_3">desc</text:span><text:span text:style-name="T837_4">=&gt;</text:span><text:span text:style-name="T837_5">投放节点</text:span><text:span text:style-name="T837_6">05</text:span></text:p>
          </table:table-cell>
        </table:table-row>
        <table:table-row table:style-name="Row165">
          <table:table-cell table:style-name="Cell821">
            <text:p text:style-name="P838"/>
          </table:table-cell>
          <table:table-cell table:style-name="Cell822">
            <text:p text:style-name="P839"><text:span text:style-name="T839_1">memo</text:span></text:p>
          </table:table-cell>
          <table:table-cell table:style-name="Cell823">
            <text:p text:style-name="P840"/>
          </table:table-cell>
          <table:table-cell table:style-name="Cell824">
            <text:p text:style-name="P841"><text:span text:style-name="T841_1">备注信息</text:span></text:p>
          </table:table-cell>
          <table:table-cell table:style-name="Cell825">
            <text:p text:style-name="P842"/>
          </table:table-cell>
        </table:table-row>
        <table:table-row table:style-name="Row166">
          <table:table-cell table:style-name="Cell826">
            <text:p text:style-name="P843"/>
          </table:table-cell>
          <table:table-cell table:style-name="Cell827">
            <text:p text:style-name="P844"><text:span text:style-name="T844_1">alias</text:span></text:p>
          </table:table-cell>
          <table:table-cell table:style-name="Cell828">
            <text:p text:style-name="P845"/>
          </table:table-cell>
          <table:table-cell table:style-name="Cell829">
            <text:p text:style-name="P846"><text:span text:style-name="T846_1">主机别名</text:span></text:p>
          </table:table-cell>
          <table:table-cell table:style-name="Cell830">
            <text:p text:style-name="P847"/>
          </table:table-cell>
        </table:table-row>
        <table:table-row table:style-name="Row167">
          <table:table-cell table:style-name="Cell831">
            <text:p text:style-name="P848"/>
          </table:table-cell>
          <table:table-cell table:style-name="Cell832">
            <text:p text:style-name="P849"><text:span text:style-name="T849_1">auth</text:span><text:span text:style-name="T849_2">_</text:span><text:span text:style-name="T849_3">type</text:span></text:p>
          </table:table-cell>
          <table:table-cell table:style-name="Cell833">
            <text:p text:style-name="P850"/>
          </table:table-cell>
          <table:table-cell table:style-name="Cell834">
            <text:p text:style-name="P851"><text:span text:style-name="T851_1">认证方式</text:span></text:p>
          </table:table-cell>
          <table:table-cell table:style-name="Cell835">
            <text:p text:style-name="P852"/>
          </table:table-cell>
        </table:table-row>
        <table:table-row table:style-name="Row168">
          <table:table-cell table:style-name="Cell836">
            <text:p text:style-name="P853"/>
          </table:table-cell>
          <table:table-cell table:style-name="Cell837">
            <text:p text:style-name="P854"><text:span text:style-name="T854_1">upload</text:span><text:span text:style-name="T854_2">_</text:span><text:span text:style-name="T854_3">direction</text:span></text:p>
          </table:table-cell>
          <table:table-cell table:style-name="Cell838">
            <text:p text:style-name="P855"/>
          </table:table-cell>
          <table:table-cell table:style-name="Cell839">
            <text:p text:style-name="P856"><text:span text:style-name="T856_1">上传方向</text:span></text:p>
          </table:table-cell>
          <table:table-cell table:style-name="Cell840">
            <text:p text:style-name="P857"/>
          </table:table-cell>
        </table:table-row>
        <table:table-row table:style-name="Row169">
          <table:table-cell table:style-name="Cell841">
            <text:p text:style-name="P858"/>
          </table:table-cell>
          <table:table-cell table:style-name="Cell842">
            <text:p text:style-name="P859"><text:span text:style-name="T859_1">monitored</text:span></text:p>
          </table:table-cell>
          <table:table-cell table:style-name="Cell843">
            <text:p text:style-name="P860"/>
          </table:table-cell>
          <table:table-cell table:style-name="Cell844">
            <text:p text:style-name="P861"><text:span text:style-name="T861_1">是否监控</text:span></text:p>
          </table:table-cell>
          <table:table-cell table:style-name="Cell845">
            <text:p text:style-name="P862"/>
          </table:table-cell>
        </table:table-row>
      </table:table>
      <text:p text:style-name="P863"/>
      <text:p text:style-name="P864"><text:span text:style-name="T864_1">备注</text:span><text:span text:style-name="T864_2">：</text:span></text:p>
      <text:p text:style-name="P865"><text:span text:style-name="T865_1"><text:s text:c="4"/></text:span><text:span text:style-name="T865_2">监控即时信息表</text:span><text:span text:style-name="T865_3">。</text:span><text:span text:style-name="T865_4">和monitor</text:span><text:span text:style-name="T865_5">_</text:span><text:span text:style-name="T865_6">server</text:span><text:span text:style-name="T865_7">_</text:span><text:span text:style-name="T865_8">history表的区别在于记录group</text:span><text:span text:style-name="T865_9">_{</text:span><text:span text:style-name="T865_10">groupId</text:span><text:span text:style-name="T865_11">}</text:span><text:span text:style-name="T865_12">列</text:span><text:span text:style-name="T865_13">,</text:span><text:span text:style-name="T865_14">以及一些其他即时状态</text:span><text:span text:style-name="T865_15">。</text:span></text:p>
      <text:p text:style-name="P866"><text:span text:style-name="T866_1"><text:s text:c="4"/></text:span><text:span text:style-name="T866_2">检测到事件激发时</text:span><text:span text:style-name="T866_3">：</text:span><text:span text:style-name="T866_4">先判断该事件是否解决</text:span><text:span text:style-name="T866_5">，</text:span><text:span text:style-name="T866_6">解决</text:span><text:span text:style-name="T866_7">（</text:span><text:span text:style-name="T866_8">或者为空</text:span><text:span text:style-name="T866_9">）</text:span><text:span text:style-name="T866_10">则设置该事件状态为</text:span><text:span text:style-name="T866_11">__</text:span><text:span text:style-name="T866_12">EVENT</text:span><text:span text:style-name="T866_13">_</text:span><text:span text:style-name="T866_14">ACTIVE</text:span><text:span text:style-name="T866_15">,</text:span><text:span text:style-name="T866_16">ts为当前时间</text:span><text:span text:style-name="T866_17">，</text:span><text:span text:style-name="T866_18">如果没有解决则不设置</text:span><text:span text:style-name="T866_19">（</text:span><text:span text:style-name="T866_20">这样可保证事件发生的时间不被重写</text:span><text:span text:style-name="T866_21">）；</text:span></text:p>
      <text:p text:style-name="P867"><text:span text:style-name="T867_1"><text:s text:c="4"/></text:span><text:span text:style-name="T867_2">检测到事件解决时</text:span><text:span text:style-name="T867_3">：</text:span><text:span text:style-name="T867_4">设置为</text:span><text:span text:style-name="T867_5">__</text:span><text:span text:style-name="T867_6">EVENT</text:span><text:span text:style-name="T867_7">_</text:span><text:span text:style-name="T867_8">FIX</text:span><text:span text:style-name="T867_9">,</text:span><text:span text:style-name="T867_10">ts仍为事件发生的时间</text:span><text:span text:style-name="T867_11">。</text:span></text:p>
      <text:p text:style-name="P868"/>
      <text:p text:style-name="P869"/>
      <text:p text:style-name="P870"><text:span text:style-name="T870_1">3.</text:span><text:span text:style-name="T870_2">monitor</text:span><text:span text:style-name="T870_3">_</text:span><text:span text:style-name="T870_4">engine</text:span></text:p>
      <text:p text:style-name="P871"><text:span text:style-name="T871_1"><text:s text:c="7"/>3.1<text:s/></text:span><text:span text:style-name="T871_2">schema</text:span></text:p>
      <text:list text:style-name="LS2" xml:id="list2">
        <text:list-item>
          <text:list>
            <text:list-item>
              <text:p text:style-name="P872"><text:span text:style-name="T872_1">rowkey为多个固定值</text:span><text:span text:style-name="T872_2">，</text:span><text:span text:style-name="T872_3">下述</text:span><text:span text:style-name="T872_4">。</text:span></text:p>
            </text:list-item>
          </text:list>
        </text:list-item>
      </text:list>
      <text:p text:style-name="P873"><text:span text:style-name="T873_1">column</text:span><text:span text:style-name="T873_2"><text:s/></text:span><text:span text:style-name="T873_3">family如下表</text:span><text:span text:style-name="T873_4">:</text:span><text:span text:style-name="T873_5">（</text:span><text:span text:style-name="T873_6">备注CF</text:span><text:span text:style-name="T873_7"><text:s/></text:span><text:span text:style-name="T873_8">config这些在实际开发过程中存到了monitor</text:span><text:span text:style-name="T873_9">_</text:span><text:span text:style-name="T873_10">server表中</text:span><text:span text:style-name="T873_11">，</text:span><text:span text:style-name="T873_12">需要改成该文档定义的</text:span><text:span text:style-name="T873_13">）</text:span></text:p>
      <text:p text:style-name="P874"/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170">
          <table:table-cell table:style-name="Cell846">
            <text:p text:style-name="P875"><text:span text:style-name="T875_1">family</text:span></text:p>
          </table:table-cell>
          <table:table-cell table:style-name="Cell847">
            <text:p text:style-name="P876"><text:span text:style-name="T876_1">qualiﬁer</text:span></text:p>
          </table:table-cell>
          <table:table-cell table:style-name="Cell848">
            <text:p text:style-name="P877"><text:span text:style-name="T877_1">rowkey</text:span></text:p>
          </table:table-cell>
          <table:table-cell table:style-name="Cell849">
            <text:p text:style-name="P878"><text:span text:style-name="T878_1">value</text:span></text:p>
          </table:table-cell>
          <table:table-cell table:style-name="Cell850">
            <text:p text:style-name="P879"><text:span text:style-name="T879_1">说明</text:span></text:p>
          </table:table-cell>
          <table:table-cell table:style-name="Cell851">
            <text:p text:style-name="P880"><text:span text:style-name="T880_1">范例</text:span></text:p>
          </table:table-cell>
        </table:table-row>
        <table:table-row table:style-name="Row171">
          <table:table-cell table:style-name="Cell852">
            <text:p text:style-name="P881"><text:span text:style-name="T881_1">config</text:span></text:p>
          </table:table-cell>
          <table:table-cell table:style-name="Cell853">
            <text:p text:style-name="P882"><text:span text:style-name="T882_1">ini</text:span></text:p>
          </table:table-cell>
          <table:table-cell table:style-name="Cell854">
            <text:p text:style-name="P883"><text:span text:style-name="T883_1">inidata</text:span></text:p>
          </table:table-cell>
          <table:table-cell table:style-name="Cell855">
            <text:p text:style-name="P884"/>
          </table:table-cell>
          <table:table-cell table:style-name="Cell856">
            <text:p text:style-name="P885"><text:span text:style-name="T885_1">保存界面上各类操作后最终生成的ini配置文件</text:span></text:p>
          </table:table-cell>
          <table:table-cell table:style-name="Cell857">
            <text:p text:style-name="P886"><text:span text:style-name="T886_1">;;;;;;;;;;;;\</text:span><text:span text:style-name="T886_2">r</text:span><text:span text:style-name="T886_3">\</text:span><text:span text:style-name="T886_4">n</text:span><text:span text:style-name="T886_5">;<text:s/></text:span><text:span text:style-name="T886_6">常规设置</text:span><text:span text:style-name="T886_7"><text:s text:c="2"/>\</text:span><text:span text:style-name="T886_8">r</text:span><text:span text:style-name="T886_9">\</text:span><text:span text:style-name="T886_10">n</text:span><text:span text:style-name="T886_11">;;;;;;;;;;;;[</text:span><text:span text:style-name="T886_12">general</text:span><text:span text:style-name="T886_13">]\</text:span><text:span text:style-name="T886_14">r</text:span><text:span text:style-name="T886_15">\</text:span><text:span text:style-name="T886_16">nwork</text:span><text:span text:style-name="T886_17">_</text:span><text:span text:style-name="T886_18">mode</text:span><text:span text:style-name="T886_19">=1<text:s/>;</text:span><text:span text:style-name="T886_20">本配置文件的工作方式</text:span><text:span text:style-name="T886_21">,0</text:span><text:span text:style-name="T886_22">为本地模式</text:span><text:span text:style-name="T886_23">(</text:span><text:span text:style-name="T886_24">仅供调试</text:span><text:span text:style-name="T886_25">),1</text:span><text:span text:style-name="T886_26">为分布式模式</text:span><text:span text:style-name="T886_27">(</text:span><text:span text:style-name="T886_28">仅仅读取mdb</text:span><text:span text:style-name="T886_29">_</text:span><text:span text:style-name="T886_30">host</text:span><text:span text:style-name="T886_31">,</text:span><text:span text:style-name="T886_32">mdb</text:span><text:span text:style-name="T886_33">_</text:span><text:span text:style-name="T886_34">host</text:span><text:span text:style-name="T886_35">,</text:span><text:span text:style-name="T886_36">mdb</text:span><text:span text:style-name="T886_37">_</text:span><text:span text:style-name="T886_38">sendtimeout</text:span><text:span text:style-name="T886_39">,</text:span><text:span text:style-name="T886_40">mdb</text:span><text:span text:style-name="T886_41">_</text:span><text:span text:style-name="T886_42">recvtimeout</text:span><text:span text:style-name="T886_43">).......</text:span></text:p>
          </table:table-cell>
        </table:table-row>
        <table:table-row table:style-name="Row172">
          <table:table-cell table:style-name="Cell858">
            <text:p text:style-name="P887"/>
          </table:table-cell>
          <table:table-cell table:style-name="Cell859">
            <text:p text:style-name="P888"/>
          </table:table-cell>
          <table:table-cell table:style-name="Cell860">
            <text:p text:style-name="P889"><text:span text:style-name="T889_1">mail</text:span><text:span text:style-name="T889_2">_</text:span><text:span text:style-name="T889_3">setting</text:span></text:p>
          </table:table-cell>
          <table:table-cell table:style-name="Cell861">
            <text:p text:style-name="P890"/>
          </table:table-cell>
          <table:table-cell table:style-name="Cell862">
            <text:p text:style-name="P891"><text:span text:style-name="T891_1">ini的邮件设置ENTRY</text:span><text:span text:style-name="T891_2">，</text:span><text:span text:style-name="T891_3">json数据格式</text:span></text:p>
          </table:table-cell>
          <table:table-cell table:style-name="Cell863">
            <text:p text:style-name="P892"><text:span text:style-name="T892_1">{"</text:span><text:span text:style-name="T892_2">send</text:span><text:span text:style-name="T892_3">_</text:span><text:span text:style-name="T892_4">mail</text:span><text:span text:style-name="T892_5">_</text:span><text:span text:style-name="T892_6">type</text:span><text:span text:style-name="T892_7">":"1","</text:span><text:span text:style-name="T892_8">mail</text:span><text:span text:style-name="T892_9">_</text:span><text:span text:style-name="T892_10">from</text:span><text:span text:style-name="T892_11">":"</text:span><text:span text:style-name="T892_12">monitorserver</text:span><text:span text:style-name="T892_13">2@</text:span><text:span text:style-name="T892_14">madhouse</text:span><text:span text:style-name="T892_15">-</text:span><text:span text:style-name="T892_16">inc</text:span><text:span text:style-name="T892_17">.</text:span><text:span text:style-name="T892_18">com</text:span><text:span text:style-name="T892_19">","</text:span><text:span text:style-name="T892_20">smtp</text:span><text:span text:style-name="T892_21">_</text:span><text:span text:style-name="T892_22">server</text:span><text:span text:style-name="T892_23">":"</text:span><text:span text:style-name="T892_24">mail</text:span><text:span text:style-name="T892_25">.</text:span><text:span text:style-name="T892_26">madhouse</text:span><text:span text:style-name="T892_27">-</text:span><text:span text:style-name="T892_28">inc</text:span><text:span text:style-name="T892_29">.</text:span><text:span text:style-name="T892_30">com</text:span><text:span text:style-name="T892_31">","</text:span><text:span text:style-name="T892_32">smtp</text:span><text:span text:style-name="T892_33">_</text:span><text:span text:style-name="T892_34">domain</text:span><text:span text:style-name="T892_35">":"</text:span><text:span text:style-name="T892_36">madhouse</text:span><text:span text:style-name="T892_37">-</text:span><text:span text:style-name="T892_38">inc</text:span><text:span text:style-name="T892_39">.</text:span><text:span text:style-name="T892_40">com</text:span><text:span text:style-name="T892_41">","</text:span><text:span text:style-name="T892_42">smtp</text:span><text:span text:style-name="T892_43">_</text:span><text:span text:style-name="T892_44">port</text:span><text:span text:style-name="T892_45">":"25","</text:span><text:span text:style-name="T892_46">smtp</text:span><text:span text:style-name="T892_47">_</text:span><text:span text:style-name="T892_48">username</text:span><text:span text:style-name="T892_49">":"</text:span><text:span text:style-name="T892_50">yinjia</text:span><text:span text:style-name="T892_51">@</text:span><text:span text:style-name="T892_52">madhouse</text:span><text:span text:style-name="T892_53">-</text:span><text:span text:style-name="T892_54">inc</text:span><text:span text:style-name="T892_55">.</text:span><text:span text:style-name="T892_56">com</text:span><text:span text:style-name="T892_57">","</text:span><text:span text:style-name="T892_58">smtp</text:span><text:span text:style-name="T892_59">_</text:span><text:span text:style-name="T892_60">password</text:span><text:span text:style-name="T892_61">":"</text:span><text:span text:style-name="T892_62">getter</text:span><text:span text:style-name="T892_63">","</text:span><text:span text:style-name="T892_64">smtp</text:span><text:span text:style-name="T892_65">_</text:span><text:span text:style-name="T892_66">auth</text:span><text:span text:style-name="T892_67">":"1"}</text:span></text:p>
          </table:table-cell>
        </table:table-row>
        <table:table-row table:style-name="Row173">
          <table:table-cell table:style-name="Cell864">
            <text:p text:style-name="P893"/>
          </table:table-cell>
          <table:table-cell table:style-name="Cell865">
            <text:p text:style-name="P894"/>
          </table:table-cell>
          <table:table-cell table:style-name="Cell866">
            <text:p text:style-name="P895"><text:span text:style-name="T895_1">alarm</text:span><text:span text:style-name="T895_2">_</text:span><text:span text:style-name="T895_3">setting</text:span></text:p>
          </table:table-cell>
          <table:table-cell table:style-name="Cell867">
            <text:p text:style-name="P896"/>
          </table:table-cell>
          <table:table-cell table:style-name="Cell868">
            <text:p text:style-name="P897"><text:span text:style-name="T897_1">ini的报警设置ENTRY</text:span><text:span text:style-name="T897_2">，</text:span><text:span text:style-name="T897_3">json数据格式</text:span></text:p>
          </table:table-cell>
          <table:table-cell table:style-name="Cell869">
            <text:p text:style-name="P898"><text:span text:style-name="T898_1">{"</text:span><text:span text:style-name="T898_2">current</text:span><text:span text:style-name="T898_3">_</text:span><text:span text:style-name="T898_4">engine</text:span><text:span text:style-name="T898_5">":"</text:span><text:span text:style-name="T898_6">monitor</text:span><text:span text:style-name="T898_7">_</text:span><text:span text:style-name="T898_8">srv</text:span><text:span text:style-name="T898_9">1","</text:span><text:span text:style-name="T898_10">all</text:span><text:span text:style-name="T898_11">_</text:span><text:span text:style-name="T898_12">default</text:span><text:span text:style-name="T898_13">_</text:span><text:span text:style-name="T898_14">gp</text:span><text:span text:style-name="T898_15">_</text:span><text:span text:style-name="T898_16">down</text:span><text:span text:style-name="T898_17">":"0","</text:span><text:span text:style-name="T898_18">all</text:span><text:span text:style-name="T898_19">_</text:span><text:span text:style-name="T898_20">cust</text:span><text:span text:style-name="T898_21">_</text:span><text:span text:style-name="T898_22">gp</text:span><text:span text:style-name="T898_23">_</text:span><text:span text:style-name="T898_24">down</text:span><text:span text:style-name="T898_25">":"0","</text:span><text:span text:style-name="T898_26">one</text:span><text:span text:style-name="T898_27">_</text:span><text:span text:style-name="T898_28">default</text:span><text:span text:style-name="T898_29">_</text:span><text:span text:style-name="T898_30">gp</text:span><text:span text:style-name="T898_31">_</text:span><text:span text:style-name="T898_32">down</text:span><text:span text:style-name="T898_33">":"0","</text:span><text:span text:style-name="T898_34">one</text:span><text:span text:style-name="T898_35">_</text:span><text:span text:style-name="T898_36">cust</text:span><text:span text:style-name="T898_37">_</text:span><text:span text:style-name="T898_38">gp</text:span><text:span text:style-name="T898_39">_</text:span><text:span text:style-name="T898_40">down</text:span><text:span text:style-name="T898_41">":"0","</text:span><text:span text:style-name="T898_42">one</text:span><text:span text:style-name="T898_43">_</text:span><text:span text:style-name="T898_44">default</text:span><text:span text:style-name="T898_45">_</text:span><text:span text:style-name="T898_46">server</text:span><text:span text:style-name="T898_47">_</text:span><text:span text:style-name="T898_48">down</text:span><text:span text:style-name="T898_49">":"0","</text:span><text:span text:style-name="T898_50">one</text:span><text:span text:style-name="T898_51">_</text:span><text:span text:style-name="T898_52">cust</text:span><text:span text:style-name="T898_53">_</text:span><text:span text:style-name="T898_54">server</text:span><text:span text:style-name="T898_55">_</text:span><text:span text:style-name="T898_56">down</text:span><text:span text:style-name="T898_57">":"0","</text:span><text:span text:style-name="T898_58">general</text:span><text:span text:style-name="T898_59">_</text:span><text:span text:style-name="T898_60">server</text:span><text:span text:style-name="T898_61">_</text:span><text:span text:style-name="T898_62">event</text:span><text:span text:style-name="T898_63">":"0","</text:span><text:span text:style-name="T898_64">recover</text:span><text:span text:style-name="T898_65">_</text:span><text:span text:style-name="T898_66">notifiction</text:span><text:span text:style-name="T898_67">":"1"}</text:span></text:p>
            <text:p text:style-name="P899"/>
          </table:table-cell>
        </table:table-row>
        <table:table-row table:style-name="Row174">
          <table:table-cell table:style-name="Cell870">
            <text:p text:style-name="P900"/>
          </table:table-cell>
          <table:table-cell table:style-name="Cell871">
            <text:p text:style-name="P901"/>
          </table:table-cell>
          <table:table-cell table:style-name="Cell872">
            <text:p text:style-name="P902"><text:span text:style-name="T902_1">servlist</text:span><text:span text:style-name="T902_2">_</text:span><text:span text:style-name="T902_3">setting</text:span></text:p>
          </table:table-cell>
          <table:table-cell table:style-name="Cell873">
            <text:p text:style-name="P903"/>
          </table:table-cell>
          <table:table-cell table:style-name="Cell874">
            <text:p text:style-name="P904"><text:span text:style-name="T904_1">ini的默认组的设置ENTRY</text:span><text:span text:style-name="T904_2">（</text:span><text:span text:style-name="T904_3">客户端自配置机制</text:span><text:span text:style-name="T904_4">）</text:span><text:span text:style-name="T904_5">json数据格式</text:span></text:p>
          </table:table-cell>
          <table:table-cell table:style-name="Cell875">
            <text:p text:style-name="P905"><text:span text:style-name="T905_1">{"</text:span><text:span text:style-name="T905_2">type</text:span><text:span text:style-name="T905_3">_1":"</text:span><text:span text:style-name="T905_4">bdcnc</text:span><text:span text:style-name="T905_5">1,</text:span><text:span text:style-name="T905_6">bdcnc</text:span><text:span text:style-name="T905_7">2,</text:span><text:span text:style-name="T905_8">bdidc</text:span><text:span text:style-name="T905_9">1,</text:span><text:span text:style-name="T905_10">bdidc</text:span><text:span text:style-name="T905_11">2","</text:span><text:span text:style-name="T905_12">type</text:span><text:span text:style-name="T905_13">_2":"</text:span><text:span text:style-name="T905_14">db</text:span><text:span text:style-name="T905_15">1,</text:span><text:span text:style-name="T905_16">db</text:span><text:span text:style-name="T905_17">2","</text:span><text:span text:style-name="T905_18">type</text:span><text:span text:style-name="T905_19">_3":"</text:span><text:span text:style-name="T905_20">bdcnc</text:span><text:span text:style-name="T905_21">1,</text:span><text:span text:style-name="T905_22">bdcnc</text:span><text:span text:style-name="T905_23">2</text:span><text:span text:style-name="T905_24">ysls</text:span><text:span text:style-name="T905_25">04","</text:span><text:span text:style-name="T905_26">type</text:span><text:span text:style-name="T905_27">_4":"</text:span><text:span text:style-name="T905_28">manage</text:span><text:span text:style-name="T905_29">1","</text:span><text:span text:style-name="T905_30">type</text:span><text:span text:style-name="T905_31">_5":"</text:span><text:span text:style-name="T905_32">msreport</text:span><text:span text:style-name="T905_33">"}</text:span></text:p>
          </table:table-cell>
        </table:table-row>
        <table:table-row table:style-name="Row175">
          <table:table-cell table:style-name="Cell876">
            <text:p text:style-name="P906"/>
          </table:table-cell>
          <table:table-cell table:style-name="Cell877">
            <text:p text:style-name="P907"/>
          </table:table-cell>
          <table:table-cell table:style-name="Cell878">
            <text:p text:style-name="P908"><text:span text:style-name="T908_1">servlist</text:span><text:span text:style-name="T908_2">_</text:span><text:span text:style-name="T908_3">cust</text:span><text:span text:style-name="T908_4">_</text:span><text:span text:style-name="T908_5">setting</text:span></text:p>
          </table:table-cell>
          <table:table-cell table:style-name="Cell879">
            <text:p text:style-name="P909"/>
          </table:table-cell>
          <table:table-cell table:style-name="Cell880">
            <text:p text:style-name="P910"><text:span text:style-name="T910_1">ini的自定义组的设置ENTRY</text:span><text:span text:style-name="T910_2">（</text:span><text:span text:style-name="T910_3">界面配置</text:span><text:span text:style-name="T910_4">）</text:span></text:p>
          </table:table-cell>
          <table:table-cell table:style-name="Cell881">
            <text:p text:style-name="P911"/>
          </table:table-cell>
        </table:table-row>
        <table:table-row table:style-name="Row176">
          <table:table-cell table:style-name="Cell882">
            <text:p text:style-name="P912"><text:span text:style-name="T912_1">scan</text:span></text:p>
          </table:table-cell>
          <table:table-cell table:style-name="Cell883">
            <text:p text:style-name="P913"><text:span text:style-name="T913_1">dutation</text:span></text:p>
          </table:table-cell>
          <table:table-cell table:style-name="Cell884">
            <text:p text:style-name="P914"><text:span text:style-name="T914_1">durationtime</text:span></text:p>
          </table:table-cell>
          <table:table-cell table:style-name="Cell885">
            <text:p text:style-name="P915"/>
          </table:table-cell>
          <table:table-cell table:style-name="Cell886">
            <text:p text:style-name="P916"><text:span text:style-name="T916_1">上次扫描消耗的秒数</text:span></text:p>
          </table:table-cell>
          <table:table-cell table:style-name="Cell887">
            <text:p text:style-name="P917"><text:span text:style-name="T917_1">18</text:span></text:p>
          </table:table-cell>
        </table:table-row>
        <table:table-row table:style-name="Row177">
          <table:table-cell table:style-name="Cell888">
            <text:p text:style-name="P918"/>
          </table:table-cell>
          <table:table-cell table:style-name="Cell889">
            <text:p text:style-name="P919"><text:span text:style-name="T919_1">keepwatch</text:span></text:p>
          </table:table-cell>
          <table:table-cell table:style-name="Cell890">
            <text:p text:style-name="P920"><text:span text:style-name="T920_1">kpwc</text:span><text:span text:style-name="T920_2">|{</text:span><text:span text:style-name="T920_3">hostname</text:span><text:span text:style-name="T920_4">}|{</text:span><text:span text:style-name="T920_5">eventCode</text:span><text:span text:style-name="T920_6">}</text:span></text:p>
          </table:table-cell>
          <table:table-cell table:style-name="Cell891">
            <text:p text:style-name="P921"/>
          </table:table-cell>
          <table:table-cell table:style-name="Cell892">
            <text:p text:style-name="P922"><text:span text:style-name="T922_1">保存问题时间的观望时间</text:span><text:span text:style-name="T922_2">,</text:span><text:span text:style-name="T922_3">格式为上次出现问题的时间</text:span><text:span text:style-name="T922_4">#</text:span><text:span text:style-name="T922_5">问题重试次数</text:span></text:p>
          </table:table-cell>
          <table:table-cell table:style-name="Cell893">
            <text:p text:style-name="P923"><text:span text:style-name="T923_1">kpwc</text:span><text:span text:style-name="T923_2">|</text:span><text:span text:style-name="T923_3">gz</text:span><text:span text:style-name="T923_4">13</text:span><text:span text:style-name="T923_5">jail</text:span><text:span text:style-name="T923_6">01-</text:span><text:span text:style-name="T923_7">smWeb</text:span><text:span text:style-name="T923_8">01|013</text:span><text:span text:style-name="T923_9">w</text:span><text:span text:style-name="T923_10">=&gt;1343972364#3</text:span></text:p>
          </table:table-cell>
        </table:table-row>
        <table:table-row table:style-name="Row178">
          <table:table-cell table:style-name="Cell894">
            <text:p text:style-name="P924"/>
          </table:table-cell>
          <table:table-cell table:style-name="Cell895">
            <text:p text:style-name="P925"><text:span text:style-name="T925_1">useable</text:span></text:p>
          </table:table-cell>
          <table:table-cell table:style-name="Cell896">
            <text:p text:style-name="P926"><text:span text:style-name="T926_1">monitorengine</text:span><text:span text:style-name="T926_2">|{</text:span><text:span text:style-name="T926_3">hostname</text:span><text:span text:style-name="T926_4">}</text:span></text:p>
          </table:table-cell>
          <table:table-cell table:style-name="Cell897">
            <text:p text:style-name="P927"/>
          </table:table-cell>
          <table:table-cell table:style-name="Cell898">
            <text:p text:style-name="P928"><text:span text:style-name="T928_1">监控服务端运行状态</text:span><text:span text:style-name="T928_2">，0=&gt;</text:span><text:span text:style-name="T928_3">禁用</text:span><text:span text:style-name="T928_4">，1=&gt;</text:span><text:span text:style-name="T928_5">启用</text:span><text:span text:style-name="T928_6">,</text:span><text:span text:style-name="T928_7">默认启用</text:span></text:p>
          </table:table-cell>
          <table:table-cell table:style-name="Cell899">
            <text:p text:style-name="P929"><text:span text:style-name="T929_1">monitor</text:span><text:span text:style-name="T929_2">-</text:span><text:span text:style-name="T929_3">server</text:span><text:span text:style-name="T929_4">1=&gt;1</text:span></text:p>
          </table:table-cell>
        </table:table-row>
        <table:table-row table:style-name="Row179">
          <table:table-cell table:style-name="Cell900">
            <text:p text:style-name="P930"/>
          </table:table-cell>
          <table:table-cell table:style-name="Cell901">
            <text:p text:style-name="P931"><text:span text:style-name="T931_1">procstart</text:span></text:p>
          </table:table-cell>
          <table:table-cell table:style-name="Cell902">
            <text:p text:style-name="P932"><text:span text:style-name="T932_1">monitorengine</text:span><text:span text:style-name="T932_2">|{</text:span><text:span text:style-name="T932_3">hostname</text:span><text:span text:style-name="T932_4">}</text:span></text:p>
          </table:table-cell>
          <table:table-cell table:style-name="Cell903">
            <text:p text:style-name="P933"/>
          </table:table-cell>
          <table:table-cell table:style-name="Cell904">
            <text:p text:style-name="P934"><text:span text:style-name="T934_1">进程启动的时间</text:span></text:p>
          </table:table-cell>
          <table:table-cell table:style-name="Cell905">
            <text:p text:style-name="P935"><text:span text:style-name="T935_1">monitor</text:span><text:span text:style-name="T935_2">-</text:span><text:span text:style-name="T935_3">server</text:span><text:span text:style-name="T935_4">1=&gt;1344499756</text:span></text:p>
          </table:table-cell>
        </table:table-row>
        <table:table-row table:style-name="Row180">
          <table:table-cell table:style-name="Cell906">
            <text:p text:style-name="P936"/>
          </table:table-cell>
          <table:table-cell table:style-name="Cell907">
            <text:p text:style-name="P937"><text:span text:style-name="T937_1">master</text:span></text:p>
          </table:table-cell>
          <table:table-cell table:style-name="Cell908">
            <text:p text:style-name="P938"><text:span text:style-name="T938_1">monitorengine</text:span><text:span text:style-name="T938_2">|{</text:span><text:span text:style-name="T938_3">hostname</text:span><text:span text:style-name="T938_4">}</text:span></text:p>
          </table:table-cell>
          <table:table-cell table:style-name="Cell909">
            <text:p text:style-name="P939"/>
          </table:table-cell>
          <table:table-cell table:style-name="Cell910">
            <text:p text:style-name="P940"><text:span text:style-name="T940_1">所否作为master运行</text:span><text:span text:style-name="T940_2">,0=&gt;</text:span><text:span text:style-name="T940_3">否</text:span><text:span text:style-name="T940_4">，1=&gt;</text:span><text:span text:style-name="T940_5">是</text:span></text:p>
          </table:table-cell>
          <table:table-cell table:style-name="Cell911">
            <text:p text:style-name="P941"><text:span text:style-name="T941_1">monitor</text:span><text:span text:style-name="T941_2">-</text:span><text:span text:style-name="T941_3">server</text:span><text:span text:style-name="T941_4">1=&gt;1</text:span></text:p>
          </table:table-cell>
        </table:table-row>
      </table:table>
      <text:p text:style-name="P942"><text:span text:style-name="T942_1">备注</text:span><text:span text:style-name="T942_2">：</text:span><text:span text:style-name="T942_3">服务端配置状态表</text:span><text:span text:style-name="T942_4">，</text:span><text:span text:style-name="T942_5">界面上的配置文件操作和后端操作需要</text:span><text:span text:style-name="T942_6">。</text:span></text:p>
      <text:p text:style-name="P943"/>
      <text:p text:style-name="P944"/>
      <text:p text:style-name="P945"/>
      <text:p text:style-name="P946"/>
      <text:p text:style-name="P947"><text:span text:style-name="T947_1">4.</text:span><text:span text:style-name="T947_2">monitor</text:span><text:span text:style-name="T947_3">_</text:span><text:span text:style-name="T947_4">servergroup</text:span></text:p>
      <text:p text:style-name="P948"><text:span text:style-name="T948_1"><text:s text:c="7"/>4.1<text:s/></text:span><text:span text:style-name="T948_2">schema</text:span></text:p>
      <text:list text:style-name="LS3" xml:id="list3">
        <text:list-item>
          <text:list>
            <text:list-item>
              <text:p text:style-name="P949"><text:span text:style-name="T949_1">rowkey</text:span><text:span text:style-name="T949_2">:</text:span><text:span text:style-name="T949_3">&lt;</text:span><text:span text:style-name="T949_4">servergroup的id</text:span><text:span text:style-name="T949_5">&gt;</text:span></text:p>
            </text:list-item>
          </text:list>
        </text:list-item>
      </text:list>
      <text:p text:style-name="P950"><text:span text:style-name="T950_1">column</text:span><text:span text:style-name="T950_2"><text:s/></text:span><text:span text:style-name="T950_3">family</text:span><text:span text:style-name="T950_4"><text:s/></text:span><text:span text:style-name="T950_5">如下表</text:span><text:span text:style-name="T950_6">:</text:span></text:p>
      <text:p text:style-name="P951"/>
      <table:table table:style-name="Table4"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row table:style-name="Row181">
          <table:table-cell table:style-name="Cell912">
            <text:p text:style-name="P952"><text:span text:style-name="T952_1">family</text:span></text:p>
          </table:table-cell>
          <table:table-cell table:style-name="Cell913">
            <text:p text:style-name="P953"><text:span text:style-name="T953_1">qualiﬁer</text:span></text:p>
          </table:table-cell>
          <table:table-cell table:style-name="Cell914">
            <text:p text:style-name="P954"><text:span text:style-name="T954_1">value</text:span></text:p>
          </table:table-cell>
          <table:table-cell table:style-name="Cell915">
            <text:p text:style-name="P955"><text:span text:style-name="T955_1">说明</text:span></text:p>
          </table:table-cell>
          <table:table-cell table:style-name="Cell916">
            <text:p text:style-name="P956"><text:span text:style-name="T956_1">范例</text:span></text:p>
          </table:table-cell>
        </table:table-row>
        <table:table-row table:style-name="Row182">
          <table:table-cell table:style-name="Cell917">
            <text:p text:style-name="P957"><text:span text:style-name="T957_1">info</text:span></text:p>
          </table:table-cell>
          <table:table-cell table:style-name="Cell918">
            <text:p text:style-name="P958"><text:span text:style-name="T958_1">desc</text:span></text:p>
          </table:table-cell>
          <table:table-cell table:style-name="Cell919">
            <text:p text:style-name="P959"/>
          </table:table-cell>
          <table:table-cell table:style-name="Cell920">
            <text:p text:style-name="P960"><text:span text:style-name="T960_1">描述</text:span></text:p>
          </table:table-cell>
          <table:table-cell table:style-name="Cell921">
            <text:p text:style-name="P961"/>
          </table:table-cell>
        </table:table-row>
        <table:table-row table:style-name="Row183">
          <table:table-cell table:style-name="Cell922">
            <text:p text:style-name="P962"/>
          </table:table-cell>
          <table:table-cell table:style-name="Cell923">
            <text:p text:style-name="P963"><text:span text:style-name="T963_1">mailtype</text:span></text:p>
          </table:table-cell>
          <table:table-cell table:style-name="Cell924">
            <text:p text:style-name="P964"/>
          </table:table-cell>
          <table:table-cell table:style-name="Cell925">
            <text:p text:style-name="P965"><text:span text:style-name="T965_1">接收邮件类型</text:span></text:p>
          </table:table-cell>
          <table:table-cell table:style-name="Cell926">
            <text:p text:style-name="P966"/>
          </table:table-cell>
        </table:table-row>
        <table:table-row table:style-name="Row184">
          <table:table-cell table:style-name="Cell927">
            <text:p text:style-name="P967"/>
          </table:table-cell>
          <table:table-cell table:style-name="Cell928">
            <text:p text:style-name="P968"><text:span text:style-name="T968_1">memberusergroup</text:span><text:span text:style-name="T968_2">_{</text:span><text:span text:style-name="T968_3">userGroupId</text:span><text:span text:style-name="T968_4">}</text:span></text:p>
          </table:table-cell>
          <table:table-cell table:style-name="Cell929">
            <text:p text:style-name="P969"/>
          </table:table-cell>
          <table:table-cell table:style-name="Cell930">
            <text:p text:style-name="P970"><text:span text:style-name="T970_1">成员用户组</text:span></text:p>
          </table:table-cell>
          <table:table-cell table:style-name="Cell931">
            <text:p text:style-name="P971"/>
          </table:table-cell>
        </table:table-row>
        <table:table-row table:style-name="Row185">
          <table:table-cell table:style-name="Cell932">
            <text:p text:style-name="P972"><text:span text:style-name="T972_1">monitoritem</text:span></text:p>
          </table:table-cell>
          <table:table-cell table:style-name="Cell933">
            <text:p text:style-name="P973"><text:span text:style-name="T973_1">{</text:span><text:span text:style-name="T973_2">monitor</text:span><text:span text:style-name="T973_3">_</text:span><text:span text:style-name="T973_4">item</text:span><text:span text:style-name="T973_5">}</text:span></text:p>
          </table:table-cell>
          <table:table-cell table:style-name="Cell934">
            <text:p text:style-name="P974"/>
          </table:table-cell>
          <table:table-cell table:style-name="Cell935">
            <text:p text:style-name="P975"><text:span text:style-name="T975_1">监控项</text:span><text:span text:style-name="T975_2">，</text:span><text:span text:style-name="T975_3">出</text:span><text:span text:style-name="T975_4">1</text:span><text:span text:style-name="T975_5">监控</text:span><text:span text:style-name="T975_6">，</text:span><text:span text:style-name="T975_7">出</text:span><text:span text:style-name="T975_8">0</text:span><text:span text:style-name="T975_9">不监控</text:span></text:p>
          </table:table-cell>
          <table:table-cell table:style-name="Cell936">
            <text:p text:style-name="P976"><text:span text:style-name="T976_1">monitoritem</text:span><text:span text:style-name="T976_2">:</text:span><text:span text:style-name="T976_3">generic</text:span><text:span text:style-name="T976_4">=&gt;10010000000000000000000000000000000000</text:span></text:p>
            <text:p text:style-name="P977"><text:span text:style-name="T977_1">monitoritem</text:span><text:span text:style-name="T977_2">:</text:span><text:span text:style-name="T977_3">mysql</text:span><text:span text:style-name="T977_4">=&gt;111111111111111111111111111</text:span></text:p>
          </table:table-cell>
        </table:table-row>
        <table:table-row table:style-name="Row186">
          <table:table-cell table:style-name="Cell937">
            <text:p text:style-name="P978"><text:span text:style-name="T978_1">member</text:span></text:p>
          </table:table-cell>
          <table:table-cell table:style-name="Cell938">
            <text:p text:style-name="P979"><text:span text:style-name="T979_1">{</text:span><text:span text:style-name="T979_2">hostName</text:span><text:span text:style-name="T979_3">}</text:span></text:p>
          </table:table-cell>
          <table:table-cell table:style-name="Cell939">
            <text:p text:style-name="P980"/>
          </table:table-cell>
          <table:table-cell table:style-name="Cell940">
            <text:p text:style-name="P981"><text:span text:style-name="T981_1">该组下包含的服务器名</text:span></text:p>
          </table:table-cell>
          <table:table-cell table:style-name="Cell941">
            <text:p text:style-name="P982"/>
          </table:table-cell>
        </table:table-row>
      </table:table>
      <text:p text:style-name="P983"><text:span text:style-name="T983_1">备注</text:span><text:span text:style-name="T983_2">：</text:span><text:span text:style-name="T983_3">服务器组表</text:span><text:span text:style-name="T983_4">。</text:span></text:p>
      <text:p text:style-name="P984"/>
      <text:p text:style-name="P985"/>
      <text:p text:style-name="P986"/>
      <text:p text:style-name="P987"/>
      <text:p text:style-name="P988"><text:span text:style-name="T988_1">5.</text:span><text:span text:style-name="T988_2">monitor</text:span><text:span text:style-name="T988_3">_</text:span><text:span text:style-name="T988_4">user</text:span></text:p>
      <text:p text:style-name="P989"><text:span text:style-name="T989_1"><text:s text:c="6"/>5.1<text:s/></text:span><text:span text:style-name="T989_2">schema</text:span></text:p>
      <text:p text:style-name="P990"><text:span text:style-name="T990_1"><text:s text:c="8"/></text:span><text:span text:style-name="T990_2"><text:s/></text:span><text:span text:style-name="T990_3">rowkey</text:span><text:span text:style-name="T990_4">:</text:span><text:span text:style-name="T990_5">&lt;</text:span><text:span text:style-name="T990_6">user的id</text:span><text:span text:style-name="T990_7">&gt;</text:span></text:p>
      <text:p text:style-name="P991"><text:span text:style-name="T991_1">column</text:span><text:span text:style-name="T991_2"><text:s/></text:span><text:span text:style-name="T991_3">family</text:span><text:span text:style-name="T991_4"><text:s/></text:span><text:span text:style-name="T991_5">如下表</text:span><text:span text:style-name="T991_6">:</text:span></text:p>
      <text:p text:style-name="P992"/>
      <table:table table:style-name="Table5"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row table:style-name="Row187">
          <table:table-cell table:style-name="Cell942">
            <text:p text:style-name="P993"><text:span text:style-name="T993_1">family</text:span></text:p>
          </table:table-cell>
          <table:table-cell table:style-name="Cell943">
            <text:p text:style-name="P994"><text:span text:style-name="T994_1">qualiﬁer</text:span></text:p>
          </table:table-cell>
          <table:table-cell table:style-name="Cell944">
            <text:p text:style-name="P995"><text:span text:style-name="T995_1">value</text:span></text:p>
          </table:table-cell>
          <table:table-cell table:style-name="Cell945">
            <text:p text:style-name="P996"><text:span text:style-name="T996_1">说明</text:span></text:p>
          </table:table-cell>
          <table:table-cell table:style-name="Cell946">
            <text:p text:style-name="P997"><text:span text:style-name="T997_1">范例</text:span></text:p>
          </table:table-cell>
        </table:table-row>
        <table:table-row table:style-name="Row188">
          <table:table-cell table:style-name="Cell947">
            <text:p text:style-name="P998"><text:span text:style-name="T998_1">info</text:span></text:p>
          </table:table-cell>
          <table:table-cell table:style-name="Cell948">
            <text:p text:style-name="P999"><text:span text:style-name="T999_1">realname</text:span></text:p>
          </table:table-cell>
          <table:table-cell table:style-name="Cell949">
            <text:p text:style-name="P1000"/>
          </table:table-cell>
          <table:table-cell table:style-name="Cell950">
            <text:p text:style-name="P1001"><text:span text:style-name="T1001_1">实际名字</text:span></text:p>
          </table:table-cell>
          <table:table-cell table:style-name="Cell951">
            <text:p text:style-name="P1002"><text:span text:style-name="T1002_1">info</text:span><text:span text:style-name="T1002_2">:</text:span><text:span text:style-name="T1002_3">realname</text:span><text:span text:style-name="T1002_4">=&gt;</text:span><text:span text:style-name="T1002_5">张三</text:span></text:p>
          </table:table-cell>
        </table:table-row>
        <table:table-row table:style-name="Row189">
          <table:table-cell table:style-name="Cell952">
            <text:p text:style-name="P1003"/>
          </table:table-cell>
          <table:table-cell table:style-name="Cell953">
            <text:p text:style-name="P1004"><text:span text:style-name="T1004_1">passwd</text:span></text:p>
          </table:table-cell>
          <table:table-cell table:style-name="Cell954">
            <text:p text:style-name="P1005"/>
          </table:table-cell>
          <table:table-cell table:style-name="Cell955">
            <text:p text:style-name="P1006"><text:span text:style-name="T1006_1">密码</text:span></text:p>
          </table:table-cell>
          <table:table-cell table:style-name="Cell956">
            <text:p text:style-name="P1007"><text:span text:style-name="T1007_1">info</text:span><text:span text:style-name="T1007_2">:</text:span><text:span text:style-name="T1007_3">passwd</text:span><text:span text:style-name="T1007_4">=&gt;$@123</text:span></text:p>
          </table:table-cell>
        </table:table-row>
        <table:table-row table:style-name="Row190">
          <table:table-cell table:style-name="Cell957">
            <text:p text:style-name="P1008"/>
          </table:table-cell>
          <table:table-cell table:style-name="Cell958">
            <text:p text:style-name="P1009"><text:span text:style-name="T1009_1">email</text:span></text:p>
          </table:table-cell>
          <table:table-cell table:style-name="Cell959">
            <text:p text:style-name="P1010"/>
          </table:table-cell>
          <table:table-cell table:style-name="Cell960">
            <text:p text:style-name="P1011"><text:span text:style-name="T1011_1">电子邮件</text:span></text:p>
          </table:table-cell>
          <table:table-cell table:style-name="Cell961">
            <text:p text:style-name="P1012"><text:span text:style-name="T1012_1">info</text:span><text:span text:style-name="T1012_2">:</text:span><text:span text:style-name="T1012_3">email</text:span><text:span text:style-name="T1012_4">=&gt;</text:span><text:span text:style-name="T1012_5">a</text:span><text:span text:style-name="T1012_6">@</text:span><text:span text:style-name="T1012_7">example</text:span><text:span text:style-name="T1012_8">.</text:span><text:span text:style-name="T1012_9">com</text:span></text:p>
          </table:table-cell>
        </table:table-row>
        <table:table-row table:style-name="Row191">
          <table:table-cell table:style-name="Cell962">
            <text:p text:style-name="P1013"><text:span text:style-name="T1013_1">groupid</text:span></text:p>
          </table:table-cell>
          <table:table-cell table:style-name="Cell963">
            <text:p text:style-name="P1014"><text:span text:style-name="T1014_1">{</text:span><text:span text:style-name="T1014_2">groupId</text:span><text:span text:style-name="T1014_3">}</text:span></text:p>
          </table:table-cell>
          <table:table-cell table:style-name="Cell964">
            <text:p text:style-name="P1015"/>
          </table:table-cell>
          <table:table-cell table:style-name="Cell965">
            <text:p text:style-name="P1016"><text:span text:style-name="T1016_1">用户所在的组</text:span></text:p>
          </table:table-cell>
          <table:table-cell table:style-name="Cell966">
            <text:p text:style-name="P1017"><text:span text:style-name="T1017_1">group</text:span><text:span text:style-name="T1017_2">:</text:span><text:span text:style-name="T1017_3">op</text:span><text:span text:style-name="T1017_4">1=&gt;1</text:span></text:p>
            <text:p text:style-name="P1018"><text:span text:style-name="T1018_1">group</text:span><text:span text:style-name="T1018_2">:</text:span><text:span text:style-name="T1018_3">op</text:span><text:span text:style-name="T1018_4">2=&gt;1</text:span></text:p>
            <text:p text:style-name="P1019"><text:span text:style-name="T1019_1">group</text:span><text:span text:style-name="T1019_2">:</text:span><text:span text:style-name="T1019_3">rd</text:span><text:span text:style-name="T1019_4">=&gt;1</text:span></text:p>
          </table:table-cell>
        </table:table-row>
      </table:table>
      <text:p text:style-name="P1020"><text:span text:style-name="T1020_1">备注</text:span><text:span text:style-name="T1020_2">：</text:span><text:span text:style-name="T1020_3">用户表</text:span><text:span text:style-name="T1020_4">。</text:span><text:span text:style-name="T1020_5">值</text:span><text:span text:style-name="T1020_6">1：</text:span><text:span text:style-name="T1020_7">代表该列如op</text:span><text:span text:style-name="T1020_8">1</text:span><text:span text:style-name="T1020_9">为该用户所属的用户组</text:span><text:span text:style-name="T1020_10">。</text:span></text:p>
      <text:p text:style-name="P1021"/>
      <text:p text:style-name="P1022"/>
      <text:p text:style-name="P1023"><text:span text:style-name="T1023_1">6.</text:span><text:span text:style-name="T1023_2">monitor</text:span><text:span text:style-name="T1023_3">_</text:span><text:span text:style-name="T1023_4">usergroup</text:span></text:p>
      <text:p text:style-name="P1024"><text:span text:style-name="T1024_1"><text:s text:c="7"/>6.1<text:s/></text:span><text:span text:style-name="T1024_2">schema</text:span></text:p>
      <text:list text:style-name="LS4" xml:id="list4">
        <text:list-item>
          <text:list>
            <text:list-item>
              <text:p text:style-name="P1025"><text:span text:style-name="T1025_1">rowkey</text:span><text:span text:style-name="T1025_2">:</text:span><text:span text:style-name="T1025_3">&lt;</text:span><text:span text:style-name="T1025_4">usergroup的id</text:span><text:span text:style-name="T1025_5">&gt;</text:span></text:p>
            </text:list-item>
          </text:list>
        </text:list-item>
      </text:list>
      <text:p text:style-name="P1026"><text:span text:style-name="T1026_1">column</text:span><text:span text:style-name="T1026_2"><text:s/></text:span><text:span text:style-name="T1026_3">family</text:span><text:span text:style-name="T1026_4"><text:s/></text:span><text:span text:style-name="T1026_5">如下表</text:span><text:span text:style-name="T1026_6">:</text:span></text:p>
      <table:table table:style-name="Table6">
        <table:table-column table:style-name="Column27"/>
        <table:table-column table:style-name="Column28"/>
        <table:table-column table:style-name="Column29"/>
        <table:table-column table:style-name="Column30"/>
        <table:table-column table:style-name="Column31"/>
        <table:table-row table:style-name="Row192">
          <table:table-cell table:style-name="Cell967">
            <text:p text:style-name="P1027"><text:span text:style-name="T1027_1">family</text:span></text:p>
          </table:table-cell>
          <table:table-cell table:style-name="Cell968">
            <text:p text:style-name="P1028"><text:span text:style-name="T1028_1">qualiﬁer</text:span></text:p>
          </table:table-cell>
          <table:table-cell table:style-name="Cell969">
            <text:p text:style-name="P1029"><text:span text:style-name="T1029_1">value</text:span></text:p>
          </table:table-cell>
          <table:table-cell table:style-name="Cell970">
            <text:p text:style-name="P1030"><text:span text:style-name="T1030_1">说明</text:span></text:p>
          </table:table-cell>
          <table:table-cell table:style-name="Cell971">
            <text:p text:style-name="P1031"><text:span text:style-name="T1031_1">范例</text:span></text:p>
          </table:table-cell>
        </table:table-row>
        <table:table-row table:style-name="Row193">
          <table:table-cell table:style-name="Cell972">
            <text:p text:style-name="P1032"><text:span text:style-name="T1032_1">info</text:span></text:p>
          </table:table-cell>
          <table:table-cell table:style-name="Cell973">
            <text:p text:style-name="P1033"><text:span text:style-name="T1033_1">desc</text:span></text:p>
          </table:table-cell>
          <table:table-cell table:style-name="Cell974">
            <text:p text:style-name="P1034"/>
          </table:table-cell>
          <table:table-cell table:style-name="Cell975">
            <text:p text:style-name="P1035"><text:span text:style-name="T1035_1">描述</text:span></text:p>
          </table:table-cell>
          <table:table-cell table:style-name="Cell976">
            <text:p text:style-name="P1036"><text:span text:style-name="T1036_1">info</text:span><text:span text:style-name="T1036_2">:</text:span><text:span text:style-name="T1036_3">desc</text:span><text:span text:style-name="T1036_4">=&gt;</text:span><text:span text:style-name="T1036_5">运维一部</text:span></text:p>
          </table:table-cell>
        </table:table-row>
        <table:table-row table:style-name="Row194">
          <table:table-cell table:style-name="Cell977">
            <text:p text:style-name="P1037"/>
          </table:table-cell>
          <table:table-cell table:style-name="Cell978">
            <text:p text:style-name="P1038"><text:span text:style-name="T1038_1">privilege</text:span></text:p>
          </table:table-cell>
          <table:table-cell table:style-name="Cell979">
            <text:p text:style-name="P1039"/>
          </table:table-cell>
          <table:table-cell table:style-name="Cell980">
            <text:p text:style-name="P1040"><text:span text:style-name="T1040_1">权限</text:span></text:p>
          </table:table-cell>
          <table:table-cell table:style-name="Cell981">
            <text:p text:style-name="P1041"><text:span text:style-name="T1041_1">info</text:span><text:span text:style-name="T1041_2">:</text:span><text:span text:style-name="T1041_3">privilege</text:span><text:span text:style-name="T1041_4">=&gt;</text:span><text:span text:style-name="T1041_5">权限字符串</text:span></text:p>
          </table:table-cell>
        </table:table-row>
        <table:table-row table:style-name="Row195">
          <table:table-cell table:style-name="Cell982">
            <text:p text:style-name="P1042"><text:span text:style-name="T1042_1">member</text:span></text:p>
          </table:table-cell>
          <table:table-cell table:style-name="Cell983">
            <text:p text:style-name="P1043"><text:span text:style-name="T1043_1">{</text:span><text:span text:style-name="T1043_2">userId</text:span><text:span text:style-name="T1043_3">}</text:span></text:p>
          </table:table-cell>
          <table:table-cell table:style-name="Cell984">
            <text:p text:style-name="P1044"/>
          </table:table-cell>
          <table:table-cell table:style-name="Cell985">
            <text:p text:style-name="P1045"><text:span text:style-name="T1045_1">该用户组的成员用户</text:span></text:p>
          </table:table-cell>
          <table:table-cell table:style-name="Cell986">
            <text:p text:style-name="P1046"><text:span text:style-name="T1046_1">group</text:span><text:span text:style-name="T1046_2">:</text:span><text:span text:style-name="T1046_3">usera</text:span><text:span text:style-name="T1046_4">=&gt;1</text:span></text:p>
            <text:p text:style-name="P1047"><text:span text:style-name="T1047_1">group</text:span><text:span text:style-name="T1047_2">:</text:span><text:span text:style-name="T1047_3">userb</text:span><text:span text:style-name="T1047_4">=&gt;1</text:span></text:p>
          </table:table-cell>
        </table:table-row>
      </table:table>
      <text:p text:style-name="P1048"><text:span text:style-name="T1048_1">备注</text:span><text:span text:style-name="T1048_2">：</text:span><text:span text:style-name="T1048_3">用户组表</text:span><text:span text:style-name="T1048_4">。</text:span><text:span text:style-name="T1048_5">值</text:span><text:span text:style-name="T1048_6">1：</text:span><text:span text:style-name="T1048_7">代表该列如usera是该用户组的一个成员用户</text:span><text:span text:style-name="T1048_8">。</text:span></text:p>
      <text:p text:style-name="P1049"/>
      <text:p text:style-name="P1050"/>
      <text:p text:style-name="P1051"><text:span text:style-name="T1051_1">7.</text:span><text:span text:style-name="T1051_2">monitor</text:span><text:span text:style-name="T1051_3">_</text:span><text:span text:style-name="T1051_4">testspeed</text:span></text:p>
      <text:p text:style-name="P1052"><text:span text:style-name="T1052_1"><text:s text:c="7"/>6.1<text:s/></text:span><text:span text:style-name="T1052_2">schema</text:span></text:p>
      <text:list text:style-name="LS4" xml:id="list5" text:continue-list="list4">
        <text:list-item>
          <text:list>
            <text:list-item>
              <text:p text:style-name="P1053"><text:span text:style-name="T1053_1">rowkey</text:span><text:span text:style-name="T1053_2">:</text:span><text:span text:style-name="T1053_3">&lt;</text:span><text:span text:style-name="T1053_4">测速的站点名</text:span><text:span text:style-name="T1053_5">&gt;</text:span></text:p>
            </text:list-item>
          </text:list>
        </text:list-item>
      </text:list>
      <text:p text:style-name="P1054"><text:span text:style-name="T1054_1">column</text:span><text:span text:style-name="T1054_2"><text:s/></text:span><text:span text:style-name="T1054_3">family</text:span><text:span text:style-name="T1054_4"><text:s/></text:span><text:span text:style-name="T1054_5">如下表</text:span><text:span text:style-name="T1054_6">:</text:span></text:p>
      <text:p text:style-name="P1055"/>
      <table:table table:style-name="Table7">
        <table:table-column table:style-name="Column32"/>
        <table:table-column table:style-name="Column33"/>
        <table:table-column table:style-name="Column34"/>
        <table:table-column table:style-name="Column35"/>
        <table:table-column table:style-name="Column36"/>
        <table:table-row table:style-name="Row196">
          <table:table-cell table:style-name="Cell987">
            <text:p text:style-name="P1056"><text:span text:style-name="T1056_1">family</text:span></text:p>
          </table:table-cell>
          <table:table-cell table:style-name="Cell988">
            <text:p text:style-name="P1057"><text:span text:style-name="T1057_1">qualifier</text:span></text:p>
          </table:table-cell>
          <table:table-cell table:style-name="Cell989">
            <text:p text:style-name="P1058"><text:span text:style-name="T1058_1">value</text:span></text:p>
          </table:table-cell>
          <table:table-cell table:style-name="Cell990">
            <text:p text:style-name="P1059"><text:span text:style-name="T1059_1">说明</text:span></text:p>
          </table:table-cell>
          <table:table-cell table:style-name="Cell991">
            <text:p text:style-name="P1060"><text:span text:style-name="T1060_1">范例</text:span></text:p>
          </table:table-cell>
        </table:table-row>
        <table:table-row table:style-name="Row197">
          <table:table-cell table:style-name="Cell992">
            <text:p text:style-name="P1061"><text:span text:style-name="T1061_1">info</text:span></text:p>
          </table:table-cell>
          <table:table-cell table:style-name="Cell993">
            <text:p text:style-name="P1062"><text:span text:style-name="T1062_1">url</text:span></text:p>
          </table:table-cell>
          <table:table-cell table:style-name="Cell994">
            <text:p text:style-name="P1063"><text:span text:style-name="T1063_1">链接地址</text:span></text:p>
          </table:table-cell>
          <table:table-cell table:style-name="Cell995">
            <text:p text:style-name="P1064"><text:span text:style-name="T1064_1">站点的url</text:span></text:p>
          </table:table-cell>
          <table:table-cell table:style-name="Cell996">
            <text:p text:style-name="P1065"><text:span text:style-name="T1065_1">info</text:span><text:span text:style-name="T1065_2">:</text:span><text:span text:style-name="T1065_3">url</text:span><text:span text:style-name="T1065_4">=&gt;</text:span><text:span text:style-name="T1065_5">http</text:span><text:span text:style-name="T1065_6">://</text:span><text:span text:style-name="T1065_7">www</text:span><text:span text:style-name="T1065_8">.</text:span><text:span text:style-name="T1065_9">baidu</text:span><text:span text:style-name="T1065_10">.</text:span><text:span text:style-name="T1065_11">com</text:span><text:span text:style-name="T1065_12">/</text:span><text:span text:style-name="T1065_13">img</text:span><text:span text:style-name="T1065_14">/</text:span><text:span text:style-name="T1065_15">logo</text:span><text:span text:style-name="T1065_16">.</text:span><text:span text:style-name="T1065_17">gif</text:span></text:p>
          </table:table-cell>
        </table:table-row>
        <table:table-row table:style-name="Row198">
          <table:table-cell table:style-name="Cell997">
            <text:p text:style-name="P1066"/>
          </table:table-cell>
          <table:table-cell table:style-name="Cell998">
            <text:p text:style-name="P1067"><text:span text:style-name="T1067_1">hspeed</text:span><text:span text:style-name="T1067_2">{</text:span><text:span text:style-name="T1067_3">dateTs</text:span><text:span text:style-name="T1067_4">}</text:span></text:p>
          </table:table-cell>
          <table:table-cell table:style-name="Cell999">
            <text:p text:style-name="P1068"><text:span text:style-name="T1068_1">秒数</text:span></text:p>
          </table:table-cell>
          <table:table-cell table:style-name="Cell1000">
            <text:p text:style-name="P1069"><text:span text:style-name="T1069_1">该站点测得最快的速度</text:span></text:p>
          </table:table-cell>
          <table:table-cell table:style-name="Cell1001">
            <text:p text:style-name="P1070"><text:span text:style-name="T1070_1">info</text:span><text:span text:style-name="T1070_2">:</text:span><text:span text:style-name="T1070_3">hspeed</text:span><text:span text:style-name="T1070_4">1346123448=&gt;0.123</text:span></text:p>
          </table:table-cell>
        </table:table-row>
        <table:table-row table:style-name="Row199">
          <table:table-cell table:style-name="Cell1002">
            <text:p text:style-name="P1071"/>
          </table:table-cell>
          <table:table-cell table:style-name="Cell1003">
            <text:p text:style-name="P1072"><text:span text:style-name="T1072_1">lspeed</text:span><text:span text:style-name="T1072_2">{</text:span><text:span text:style-name="T1072_3">dateTs</text:span><text:span text:style-name="T1072_4">}</text:span></text:p>
          </table:table-cell>
          <table:table-cell table:style-name="Cell1004">
            <text:p text:style-name="P1073"><text:span text:style-name="T1073_1">秒数</text:span></text:p>
          </table:table-cell>
          <table:table-cell table:style-name="Cell1005">
            <text:p text:style-name="P1074"><text:span text:style-name="T1074_1">该站点测得最慢的速度</text:span></text:p>
          </table:table-cell>
          <table:table-cell table:style-name="Cell1006">
            <text:p text:style-name="P1075"><text:span text:style-name="T1075_1">info</text:span><text:span text:style-name="T1075_2">:</text:span><text:span text:style-name="T1075_3">lspeed</text:span><text:span text:style-name="T1075_4">1346123448=&gt;0.123</text:span></text:p>
          </table:table-cell>
        </table:table-row>
        <table:table-row table:style-name="Row200">
          <table:table-cell table:style-name="Cell1007">
            <text:p text:style-name="P1076"/>
          </table:table-cell>
          <table:table-cell table:style-name="Cell1008">
            <text:p text:style-name="P1077"><text:span text:style-name="T1077_1">totalchecks</text:span><text:span text:style-name="T1077_2">{</text:span><text:span text:style-name="T1077_3">dateTs</text:span><text:span text:style-name="T1077_4">}</text:span></text:p>
          </table:table-cell>
          <table:table-cell table:style-name="Cell1009">
            <text:p text:style-name="P1078"/>
          </table:table-cell>
          <table:table-cell table:style-name="Cell1010">
            <text:p text:style-name="P1079"><text:span text:style-name="T1079_1">总计检测次数</text:span></text:p>
          </table:table-cell>
          <table:table-cell table:style-name="Cell1011">
            <text:p text:style-name="P1080"><text:span text:style-name="T1080_1">info</text:span><text:span text:style-name="T1080_2">:</text:span><text:span text:style-name="T1080_3">totoalchecks</text:span><text:span text:style-name="T1080_4">1346123448=&gt;223</text:span></text:p>
          </table:table-cell>
        </table:table-row>
        <table:table-row table:style-name="Row201">
          <table:table-cell table:style-name="Cell1012">
            <text:p text:style-name="P1081"/>
          </table:table-cell>
          <table:table-cell table:style-name="Cell1013">
            <text:p text:style-name="P1082"><text:span text:style-name="T1082_1">linktype</text:span></text:p>
          </table:table-cell>
          <table:table-cell table:style-name="Cell1014">
            <text:p text:style-name="P1083"/>
          </table:table-cell>
          <table:table-cell table:style-name="Cell1015">
            <text:p text:style-name="P1084"><text:span text:style-name="T1084_1">链接类型</text:span><text:span text:style-name="T1084_2">，1</text:span><text:span text:style-name="T1084_3">为访问</text:span><text:span text:style-name="T1084_4">，2</text:span><text:span text:style-name="T1084_5">为下载</text:span></text:p>
          </table:table-cell>
          <table:table-cell table:style-name="Cell1016">
            <text:p text:style-name="P1085"><text:span text:style-name="T1085_1">info</text:span><text:span text:style-name="T1085_2">:</text:span><text:span text:style-name="T1085_3">type</text:span><text:span text:style-name="T1085_4">=&gt;1</text:span></text:p>
          </table:table-cell>
        </table:table-row>
        <table:table-row table:style-name="Row202">
          <table:table-cell table:style-name="Cell1017">
            <text:p text:style-name="P1086"/>
          </table:table-cell>
          <table:table-cell table:style-name="Cell1018">
            <text:p text:style-name="P1087"><text:span text:style-name="T1087_1">enable</text:span></text:p>
          </table:table-cell>
          <table:table-cell table:style-name="Cell1019">
            <text:p text:style-name="P1088"/>
          </table:table-cell>
          <table:table-cell table:style-name="Cell1020">
            <text:p text:style-name="P1089"><text:span text:style-name="T1089_1">是否进行测速</text:span><text:span text:style-name="T1089_2">，1</text:span><text:span text:style-name="T1089_3">为是</text:span><text:span text:style-name="T1089_4">，</text:span><text:span text:style-name="T1089_5">其他为否</text:span></text:p>
          </table:table-cell>
          <table:table-cell table:style-name="Cell1021">
            <text:p text:style-name="P1090"><text:span text:style-name="T1090_1">info</text:span><text:span text:style-name="T1090_2">:</text:span><text:span text:style-name="T1090_3">enable</text:span><text:span text:style-name="T1090_4">=&gt;1</text:span></text:p>
          </table:table-cell>
        </table:table-row>
        <table:table-row table:style-name="Row203">
          <table:table-cell table:style-name="Cell1022">
            <text:p text:style-name="P1091"/>
          </table:table-cell>
          <table:table-cell table:style-name="Cell1023">
            <text:p text:style-name="P1092"><text:span text:style-name="T1092_1">deleted</text:span></text:p>
          </table:table-cell>
          <table:table-cell table:style-name="Cell1024">
            <text:p text:style-name="P1093"/>
          </table:table-cell>
          <table:table-cell table:style-name="Cell1025">
            <text:p text:style-name="P1094"><text:span text:style-name="T1094_1">是否通过界面设置为删除了</text:span><text:span text:style-name="T1094_2">，</text:span><text:span text:style-name="T1094_3">删除后配置文件不再下发给监测客户端</text:span><text:span text:style-name="T1094_4">，</text:span><text:span text:style-name="T1094_5">而是再统计时删除该记录</text:span></text:p>
          </table:table-cell>
          <table:table-cell table:style-name="Cell1026">
            <text:p text:style-name="P1095"><text:span text:style-name="T1095_1">info</text:span><text:span text:style-name="T1095_2">:</text:span><text:span text:style-name="T1095_3">delete</text:span><text:span text:style-name="T1095_4">=&gt;1</text:span></text:p>
          </table:table-cell>
        </table:table-row>
      </table:table>
      <text:p text:style-name="P1096"/>
      <text:p text:style-name="P1097"><text:span text:style-name="T1097_1">备注</text:span><text:span text:style-name="T1097_2">:</text:span></text:p>
      <text:p text:style-name="P1098"><text:span text:style-name="T1098_1">rowkey为测试的站点名</text:span><text:span text:style-name="T1098_2">,</text:span><text:span text:style-name="T1098_3">如baidu</text:span><text:span text:style-name="T1098_4"><text:s/></text:span><text:span text:style-name="T1098_5">logo</text:span></text:p>
      <text:p text:style-name="P1099"><text:span text:style-name="T1099_1">dateTs为每日的时间戳strtotime</text:span><text:span text:style-name="T1099_2">(</text:span><text:span text:style-name="T1099_3">date</text:span><text:span text:style-name="T1099_4">('</text:span><text:span text:style-name="T1099_5">Y</text:span><text:span text:style-name="T1099_6">-</text:span><text:span text:style-name="T1099_7">m</text:span><text:span text:style-name="T1099_8">-</text:span><text:span text:style-name="T1099_9">d</text:span><text:span text:style-name="T1099_10">'))</text:span></text:p>
      <text:p text:style-name="P1100"/>
      <text:p text:style-name="P1101"><text:span text:style-name="T1101_1">8.</text:span><text:span text:style-name="T1101_2">monitor</text:span><text:span text:style-name="T1101_3">_</text:span><text:span text:style-name="T1101_4">testspeed</text:span><text:span text:style-name="T1101_5">_</text:span><text:span text:style-name="T1101_6">history</text:span></text:p>
      <text:p text:style-name="P1102"><text:span text:style-name="T1102_1"><text:s text:c="7"/>6.1<text:s/></text:span><text:span text:style-name="T1102_2">schema</text:span></text:p>
      <text:list text:style-name="LS4" xml:id="list6" text:continue-list="list4">
        <text:list-item>
          <text:list>
            <text:list-item>
              <text:p text:style-name="P1103"><text:span text:style-name="T1103_1">rowkey</text:span><text:span text:style-name="T1103_2">:</text:span><text:span text:style-name="T1103_3">&lt;</text:span><text:span text:style-name="T1103_4">dataTs</text:span><text:span text:style-name="T1103_5">&gt;</text:span></text:p>
            </text:list-item>
          </text:list>
        </text:list-item>
      </text:list>
      <text:p text:style-name="P1104"><text:span text:style-name="T1104_1">column</text:span><text:span text:style-name="T1104_2"><text:s/></text:span><text:span text:style-name="T1104_3">family</text:span><text:span text:style-name="T1104_4"><text:s/></text:span><text:span text:style-name="T1104_5">如下表</text:span><text:span text:style-name="T1104_6">:</text:span></text:p>
      <text:p text:style-name="P1105"/>
      <table:table table:style-name="Table8">
        <table:table-column table:style-name="Column37"/>
        <table:table-column table:style-name="Column38"/>
        <table:table-column table:style-name="Column39"/>
        <table:table-column table:style-name="Column40"/>
        <table:table-column table:style-name="Column41"/>
        <table:table-row table:style-name="Row204">
          <table:table-cell table:style-name="Cell1027">
            <text:p text:style-name="P1106"><text:span text:style-name="T1106_1">family</text:span></text:p>
          </table:table-cell>
          <table:table-cell table:style-name="Cell1028">
            <text:p text:style-name="P1107"><text:span text:style-name="T1107_1">qualifier</text:span></text:p>
          </table:table-cell>
          <table:table-cell table:style-name="Cell1029">
            <text:p text:style-name="P1108"><text:span text:style-name="T1108_1">value</text:span></text:p>
          </table:table-cell>
          <table:table-cell table:style-name="Cell1030">
            <text:p text:style-name="P1109"><text:span text:style-name="T1109_1">说明</text:span></text:p>
          </table:table-cell>
          <table:table-cell table:style-name="Cell1031">
            <text:p text:style-name="P1110"><text:span text:style-name="T1110_1">范例</text:span></text:p>
          </table:table-cell>
        </table:table-row>
        <table:table-row table:style-name="Row205">
          <table:table-cell table:style-name="Cell1032">
            <text:p text:style-name="P1111"><text:span text:style-name="T1111_1">info</text:span></text:p>
          </table:table-cell>
          <table:table-cell table:style-name="Cell1033">
            <text:p text:style-name="P1112"><text:span text:style-name="T1112_1">count</text:span></text:p>
          </table:table-cell>
          <table:table-cell table:style-name="Cell1034">
            <text:p text:style-name="P1113"><text:span text:style-name="T1113_1">json文本</text:span></text:p>
          </table:table-cell>
          <table:table-cell table:style-name="Cell1035">
            <text:p text:style-name="P1114"><text:span text:style-name="T1114_1">为当天全部测试站点的数据</text:span><text:span text:style-name="T1114_2">，</text:span><text:span text:style-name="T1114_3">json格式</text:span></text:p>
          </table:table-cell>
          <table:table-cell table:style-name="Cell1036">
            <text:p text:style-name="P1115"><text:span text:style-name="T1115_1">info</text:span><text:span text:style-name="T1115_2">:</text:span><text:span text:style-name="T1115_3">count</text:span><text:span text:style-name="T1115_4">=&gt;{</text:span></text:p>
            <text:p text:style-name="P1116"><text:span text:style-name="T1116_1"><text:s text:c="4"/>"</text:span><text:span text:style-name="T1116_2">host</text:span><text:span text:style-name="T1116_3">-1":<text:s/>{</text:span></text:p>
            <text:p text:style-name="P1117"><text:span text:style-name="T1117_1"><text:s text:c="8"/>"</text:span><text:span text:style-name="T1117_2">lspeed</text:span><text:span text:style-name="T1117_3">":<text:s/>"0.123",</text:span></text:p>
            <text:p text:style-name="P1118"><text:span text:style-name="T1118_1"><text:s text:c="8"/>"</text:span><text:span text:style-name="T1118_2">hspeed</text:span><text:span text:style-name="T1118_3">":<text:s/>"1.234"</text:span></text:p>
            <text:p text:style-name="P1119"><text:span text:style-name="T1119_1"><text:s text:c="4"/>},</text:span></text:p>
            <text:p text:style-name="P1120"><text:span text:style-name="T1120_1"><text:s text:c="4"/>"</text:span><text:span text:style-name="T1120_2">host</text:span><text:span text:style-name="T1120_3">-2":<text:s/>{</text:span></text:p>
            <text:p text:style-name="P1121"><text:span text:style-name="T1121_1"><text:s text:c="8"/>"</text:span><text:span text:style-name="T1121_2">lspeed</text:span><text:span text:style-name="T1121_3">":<text:s/>"0.324",</text:span></text:p>
            <text:p text:style-name="P1122"><text:span text:style-name="T1122_1"><text:s text:c="8"/>"</text:span><text:span text:style-name="T1122_2">hspeed</text:span><text:span text:style-name="T1122_3">":<text:s/>"1.387"</text:span></text:p>
            <text:p text:style-name="P1123"><text:span text:style-name="T1123_1"><text:s text:c="4"/>}</text:span></text:p>
            <text:p text:style-name="P1124"><text:span text:style-name="T1124_1">}</text:span></text:p>
          </table:table-cell>
        </table:table-row>
      </table:table>
      <text:p text:style-name="P1125"/>
      <text:p text:style-name="P1126"><text:span text:style-name="T1126_1">备注</text:span><text:span text:style-name="T1126_2">:</text:span></text:p>
      <text:p text:style-name="P1127"><text:span text:style-name="T1127_1">rowkey为测试的站点名</text:span><text:span text:style-name="T1127_2">,</text:span><text:span text:style-name="T1127_3">如baidu</text:span><text:span text:style-name="T1127_4"><text:s/></text:span><text:span text:style-name="T1127_5">logo</text:span></text:p>
      <text:p text:style-name="P1128"><text:span text:style-name="T1128_1">dateTs为每日的时间戳strtotime</text:span><text:span text:style-name="T1128_2">(</text:span><text:span text:style-name="T1128_3">date</text:span><text:span text:style-name="T1128_4">('</text:span><text:span text:style-name="T1128_5">Y</text:span><text:span text:style-name="T1128_6">-</text:span><text:span text:style-name="T1128_7">m</text:span><text:span text:style-name="T1128_8">-</text:span><text:span text:style-name="T1128_9">d</text:span><text:span text:style-name="T1128_10">'))</text:span></text:p>
      <text:p text:style-name="P1129"/>
      <text:p text:style-name="P1130"/>
      <text:p text:style-name="P11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